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4783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6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362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5646in"/>
    </style:style>
    <style:style style:name="co14" style:family="table-column">
      <style:table-column-properties fo:break-before="auto" style:column-width="0.6362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1571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0.2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9217in"/>
    </style:style>
    <style:style style:name="co23" style:family="table-column">
      <style:table-column-properties fo:break-before="auto" style:column-width="0.1783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0.8839in"/>
    </style:style>
    <style:style style:name="co27" style:family="table-column">
      <style:table-column-properties fo:break-before="auto" style:column-width="0.6161in"/>
    </style:style>
    <style:style style:name="co28" style:family="table-column">
      <style:table-column-properties fo:break-before="auto" style:column-width="0.821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1425in"/>
    </style:style>
    <style:style style:name="ro1" style:family="table-row">
      <style:table-row-properties style:row-height="0.6563in" fo:break-before="auto" style:use-optimal-row-height="false"/>
    </style:style>
    <style:style style:name="ro2" style:family="table-row">
      <style:table-row-properties style:row-height="0.635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color="#000000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  <style:text-properties fo:color="#000000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  <style:text-properties fo:color="#000000" fo:font-size="7pt" style:font-size-asian="7pt" style:font-size-complex="7pt"/>
    </style:style>
    <style:style style:name="ce6" style:family="table-cell" style:parent-style-name="Default" style:data-style-name="N49">
      <style:table-cell-properties fo:background-color="#ffdbb6" fo:border="0.74pt solid #000000"/>
      <style:text-properties fo:color="#000000"/>
    </style:style>
    <style:style style:name="ce7" style:family="table-cell" style:parent-style-name="Default" style:data-style-name="N49">
      <style:table-cell-properties fo:background-color="#dee6ef" fo:border="0.74pt solid #000000"/>
      <style:text-properties fo:color="#000000"/>
    </style:style>
    <style:style style:name="ce8" style:family="table-cell" style:parent-style-name="Default" style:data-style-name="N49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ffa6" style:text-align-source="fix" style:repeat-content="false" fo:wrap-option="wrap" fo:border="0.74pt solid #000000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ffffd7" style:text-align-source="fix" style:repeat-content="false" fo:wrap-option="wrap" fo:border="0.74pt solid #000000"/>
      <style:paragraph-properties fo:text-align="center"/>
      <style:text-properties fo:color="#000000" fo:font-weight="normal" style:font-weight-asian="normal" style:font-weight-complex="normal"/>
    </style:style>
    <style:style style:name="ce80" style:family="table-cell" style:parent-style-name="Default" style:data-style-name="N100">
      <style:table-cell-properties fo:background-color="#ffffd7" style:text-align-source="fix" style:repeat-content="false" fo:wrap-option="wrap" fo:border="0.74pt solid #000000"/>
      <style:paragraph-properties fo:text-align="center"/>
      <style:text-properties fo:color="#000000"/>
    </style:style>
    <style:style style:name="ce13" style:family="table-cell" style:parent-style-name="Default">
      <style:table-cell-properties fo:background-color="#ffdbb6" fo:border="0.74pt solid #000000"/>
      <style:text-properties fo:color="#000000"/>
    </style:style>
    <style:style style:name="ce14" style:family="table-cell" style:parent-style-name="Default">
      <style:table-cell-properties fo:background-color="#dee6ef" fo:border="0.74pt solid #000000"/>
      <style:text-properties fo:color="#000000"/>
    </style:style>
    <style:style style:name="ce15" style:family="table-cell" style:parent-style-name="Default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3">
      <style:table-cell-properties fo:background-color="#ffdbb6" fo:border="0.74pt solid #000000"/>
      <style:text-properties fo:color="#000000"/>
    </style:style>
    <style:style style:name="ce17" style:family="table-cell" style:parent-style-name="Default" style:data-style-name="N3">
      <style:table-cell-properties fo:background-color="#dee6ef" fo:border="0.74pt solid #000000"/>
      <style:text-properties fo:color="#000000"/>
    </style:style>
    <style:style style:name="ce18" style:family="table-cell" style:parent-style-name="Default" style:data-style-name="N3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3">
      <style:table-cell-properties fo:background-color="#ffffa6" fo:border="0.74pt solid #000000"/>
      <style:text-properties fo:color="#000000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ffffd7" fo:border="0.74pt solid #000000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">
      <style:table-cell-properties fo:background-color="#ffffd7" fo:border="0.74pt solid #000000"/>
      <style:text-properties fo:color="#000000"/>
    </style:style>
    <style:style style:name="ce22" style:family="table-cell" style:parent-style-name="Default" style:data-style-name="N1">
      <style:table-cell-properties fo:background-color="#ffffa6" fo:border="0.74pt solid #000000"/>
      <style:text-properties fo:color="#000000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d7" fo:border="0.74pt solid #000000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04">
      <style:table-cell-properties fo:background-color="#ffffa6" fo:border="0.74pt solid #000000"/>
      <style:text-properties fo:color="#00000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ffffd7" fo:border="0.74pt solid #000000"/>
      <style:text-properties fo:color="#000000" fo:font-weight="normal" style:font-weight-asian="normal" style:font-weight-complex="normal"/>
    </style:style>
    <style:style style:name="ce26" style:family="table-cell" style:parent-style-name="Default" style:data-style-name="N104">
      <style:table-cell-properties fo:background-color="#ffffd7" fo:border="0.74pt solid #000000"/>
      <style:text-properties fo:color="#000000"/>
    </style:style>
    <style:style style:name="ce27" style:family="table-cell" style:parent-style-name="Default" style:data-style-name="N104">
      <style:table-cell-properties fo:background-color="#ffdbb6" fo:border="0.74pt solid #000000"/>
      <style:text-properties fo:color="#000000"/>
    </style:style>
    <style:style style:name="ce28" style:family="table-cell" style:parent-style-name="Default" style:data-style-name="N104">
      <style:table-cell-properties fo:background-color="#dee6ef" fo:border="0.74pt solid #000000"/>
      <style:text-properties fo:color="#000000"/>
    </style:style>
    <style:style style:name="ce29" style:family="table-cell" style:parent-style-name="Default" style:data-style-name="N104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30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/>
      <style:text-properties fo:color="#000000"/>
    </style:style>
    <style:style style:name="ce32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color="#000000" fo:font-size="7pt" style:font-size-asian="7pt" style:font-size-complex="7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color="#000000" fo:font-size="7pt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104">
      <style:table-cell-properties fo:background-color="#ffffa6" style:text-align-source="fix" style:repeat-content="false" fo:wrap-option="wrap" fo:border="0.74pt solid #000000"/>
      <style:paragraph-properties fo:text-align="center"/>
      <style:text-properties fo:color="#000000"/>
    </style:style>
    <style:style style:name="ce105" style:family="table-cell" style:parent-style-name="Default" style:data-style-name="N104">
      <style:table-cell-properties fo:background-color="#ffffd7" style:text-align-source="fix" style:repeat-content="false" fo:wrap-option="wrap" fo:border="0.74pt solid #000000"/>
      <style:paragraph-properties fo:text-align="center"/>
      <style:text-properties fo:color="#000000"/>
    </style:style>
    <style:style style:name="ce38" style:family="table-cell" style:parent-style-name="Default" style:data-style-name="N1">
      <style:table-cell-properties fo:background-color="transparent"/>
    </style:style>
    <style:style style:name="ce39" style:family="table-cell" style:parent-style-name="Default" style:data-style-name="N100">
      <style:table-cell-properties fo:background-color="#ffffa6" style:text-align-source="fix" style:repeat-content="false" fo:wrap-option="wrap" fo:border="0.74pt solid #000000"/>
      <style:paragraph-properties fo:text-align="center"/>
      <style:text-properties fo:color="#000000"/>
    </style:style>
    <style:style style:name="ce40" style:family="table-cell" style:parent-style-name="Default" style:data-style-name="N1">
      <style:table-cell-properties fo:background-color="#ffdbb6" fo:border="0.74pt solid #000000"/>
      <style:text-properties fo:color="#000000"/>
    </style:style>
    <style:style style:name="ce41" style:family="table-cell" style:parent-style-name="Default" style:data-style-name="N1">
      <style:table-cell-properties fo:background-color="#dee6ef" fo:border="0.74pt solid #000000"/>
      <style:text-properties fo:color="#000000"/>
    </style:style>
    <style:style style:name="ce42" style:family="table-cell" style:parent-style-name="Default" style:data-style-name="N1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ffffa6" style:text-align-source="fix" style:repeat-content="false" fo:wrap-option="wrap" fo:border="0.74pt solid #000000"/>
      <style:paragraph-properties fo:text-align="end" fo:margin-left="0in"/>
      <style:text-properties fo:color="#000000"/>
    </style:style>
    <style:style style:name="ce44" style:family="table-cell" style:parent-style-name="Default" style:data-style-name="N0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fo:color="#0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fo:color="#000000"/>
    </style:style>
    <style:style style:name="ce114" style:family="table-cell" style:parent-style-name="Default" style:data-style-name="N1">
      <style:table-cell-properties fo:background-color="#ffffd7" fo:border="0.74pt solid #000000"/>
      <style:text-properties fo:color="#000000"/>
    </style:style>
    <style:style style:name="ce47" style:family="table-cell" style:parent-style-name="Default">
      <style:table-cell-properties fo:background-color="transparent" style:vertical-align="middle"/>
    </style:style>
    <style:style style:name="ce48" style:family="table-cell" style:parent-style-name="Default" style:data-style-name="N104">
      <style:table-cell-properties fo:background-color="transparent"/>
    </style:style>
    <style:style style:name="ce49" style:family="table-cell" style:parent-style-name="Default" style:data-style-name="N2">
      <style:table-cell-properties fo:background-color="#ffffd7" fo:border="0.74pt solid #000000"/>
      <style:text-properties fo:color="#000000" fo:font-weight="normal" style:font-weight-asian="normal" style:font-weight-complex="normal"/>
    </style:style>
    <style:style style:name="ce50" style:family="table-cell" style:parent-style-name="Default" style:data-style-name="N2">
      <style:table-cell-properties fo:background-color="#ffdbb6" fo:border="0.74pt solid #000000"/>
      <style:text-properties fo:color="#000000"/>
    </style:style>
    <style:style style:name="ce51" style:family="table-cell" style:parent-style-name="Default" style:data-style-name="N2">
      <style:table-cell-properties fo:background-color="#dee6ef" fo:border="0.74pt solid #000000"/>
      <style:text-properties fo:color="#000000"/>
    </style:style>
    <style:style style:name="ce52" style:family="table-cell" style:parent-style-name="Default" style:data-style-name="N2">
      <style:table-cell-properties fo:background-color="#ffdbb6" fo:border="0.74pt solid #000000"/>
      <style:text-properties fo:color="#000000" fo:font-weight="normal" style:font-weight-asian="normal" style:font-weight-complex="normal"/>
    </style:style>
    <style:style style:name="ce53" style:family="table-cell" style:parent-style-name="Default" style:data-style-name="N2">
      <style:table-cell-properties fo:background-color="transparent"/>
    </style:style>
    <style:style style:name="ce54" style:family="table-cell" style:parent-style-name="Default" style:data-style-name="N11">
      <style:table-cell-properties fo:background-color="#ffffa6" style:text-align-source="fix" style:repeat-content="false" fo:wrap-option="wrap" fo:border="0.74pt solid #000000"/>
      <style:paragraph-properties fo:text-align="end" fo:margin-left="0in"/>
      <style:text-properties fo:color="#000000"/>
    </style:style>
    <style:style style:name="ce55" style:family="table-cell" style:parent-style-name="Default" style:data-style-name="N11">
      <style:table-cell-properties fo:background-color="#ffffd7" fo:border="0.74pt solid #000000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fo:color="#000000"/>
    </style:style>
    <style:style style:name="ce57" style:family="table-cell" style:parent-style-name="Default" style:data-style-name="N11">
      <style:table-cell-properties fo:background-color="#ffdbb6" fo:border="0.74pt solid #000000"/>
      <style:text-properties fo:color="#000000"/>
    </style:style>
    <style:style style:name="ce58" style:family="table-cell" style:parent-style-name="Default" style:data-style-name="N11">
      <style:table-cell-properties fo:background-color="#dee6ef" fo:border="0.74pt solid #000000"/>
      <style:text-properties fo:color="#000000"/>
    </style:style>
    <style:style style:name="ce59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">
      <style:table-cell-properties fo:border-bottom="none" fo:background-color="transparent" fo:border-left="0.74pt solid #000000" fo:border-right="0.74pt solid #000000" fo:border-top="none"/>
      <style:text-properties fo:color="#000000"/>
    </style:style>
    <style:style style:name="ce61" style:family="table-cell" style:parent-style-name="Default" style:data-style-name="N1">
      <style:table-cell-properties fo:border-bottom="none" fo:background-color="transparent" fo:border-left="0.74pt solid #000000" fo:border-right="0.74pt solid #000000" fo:border-top="none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0">
      <style:table-cell-properties fo:background-color="#ffffd7" fo:border="0.74pt solid #000000"/>
      <style:text-properties fo:color="#000000"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/>
      <style:text-properties fo:color="#000000"/>
    </style:style>
    <style:style style:name="ce64" style:family="table-cell" style:parent-style-name="Default" style:data-style-name="N104">
      <style:table-cell-properties fo:background-color="transparent" fo:border="none"/>
      <style:text-properties fo:color="#000000"/>
    </style:style>
    <style:style style:name="ce65" style:family="table-cell" style:parent-style-name="Default" style:data-style-name="N104">
      <style:table-cell-properties fo:border-bottom="0.74pt solid #000000" fo:background-color="transparent" fo:border-left="none" fo:border-right="none" fo:border-top="none"/>
      <style:text-properties fo:color="#000000" fo:font-weight="normal" style:font-weight-asian="normal" style:font-weight-complex="normal"/>
    </style:style>
    <style:style style:name="ce66" style:family="table-cell" style:parent-style-name="Default" style:data-style-name="N0">
      <style:table-cell-properties fo:background-color="#ffffd7" fo:border="0.74pt solid #000000"/>
      <style:text-properties fo:color="#000000"/>
    </style:style>
    <style:style style:name="ce67" style:family="table-cell" style:parent-style-name="Default" style:data-style-name="N11">
      <style:table-cell-properties fo:background-color="#ffffa6" style:text-align-source="fix" style:repeat-content="false" fo:wrap-option="wrap" fo:border="0.74pt solid #000000"/>
      <style:paragraph-properties fo:text-align="center"/>
      <style:text-properties fo:color="#000000"/>
    </style:style>
    <style:style style:name="ce136" style:family="table-cell" style:parent-style-name="Default" style:data-style-name="N11">
      <style:table-cell-properties fo:background-color="#ffffd7" style:text-align-source="fix" style:repeat-content="false" fo:wrap-option="wrap" fo:border="0.74pt solid #000000"/>
      <style:paragraph-properties fo:text-align="center"/>
      <style:text-properties fo:color="#000000"/>
    </style:style>
    <style:style style:name="ce69" style:family="table-cell" style:parent-style-name="Default" style:data-style-name="N11">
      <style:table-cell-properties fo:background-color="#ffffa6" fo:border="0.74pt solid #000000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1">
      <style:table-cell-properties fo:background-color="#ffffd7" fo:border="0.74pt solid #000000"/>
      <style:text-properties fo:color="#000000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center"/>
      <style:text-properties fo:color="#000000"/>
    </style:style>
    <style:style style:name="ce72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center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104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75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none"/>
      <style:text-properties fo:color="#000000"/>
    </style:style>
    <style:style style:name="ce78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Ku_PowerUseMo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1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8" table:default-cell-style-name="ce9"/>
        <table:table-column table:style-name="co23" table:default-cell-style-name="ce9"/>
        <table:table-column table:style-name="co22" table:default-cell-style-name="ce9"/>
        <table:table-column table:style-name="co24" table:default-cell-style-name="ce9"/>
        <table:table-column table:style-name="co25" table:default-cell-style-name="ce9"/>
        <table:table-column table:style-name="co24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29" table:number-columns-repeated="987" table:default-cell-style-name="ce9"/>
        <table:table-row table:style-name="ro1">
          <table:table-cell table:style-name="ce1" office:value-type="string" calcext:value-type="string" table:number-columns-spanned="11" table:number-rows-spanned="1">
            <text:p>ATCO Bill – Inflation Adjusted</text:p>
          </table:table-cell>
          <table:covered-table-cell table:number-columns-repeated="10" table:style-name="ce1"/>
          <table:table-cell table:style-name="ce30"/>
          <table:table-cell table:style-name="ce1" office:value-type="string" calcext:value-type="string" table:number-columns-spanned="2" table:number-rows-spanned="1">
            <text:p>All Building Daily 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Total Degree Days</text:p>
          </table:table-cell>
          <table:covered-table-cell table:style-name="ce1"/>
          <table:table-cell table:style-name="ce47"/>
          <table:table-cell table:style-name="ce1" office:value-type="string" calcext:value-type="string" table:number-columns-spanned="3" table:number-rows-spanned="1">
            <text:p>All Building Equipment – Heat Degree Day Metric</text:p>
          </table:table-cell>
          <table:covered-table-cell table:number-columns-repeated="2" table:style-name="ce1"/>
          <table:table-cell table:style-name="ce47"/>
          <table:table-cell table:style-name="ce1" office:value-type="string" calcext:value-type="string" table:number-columns-spanned="3" table:number-rows-spanned="1">
            <text:p>HVAC Only Equipment 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HVAC – Heat Degree Day Metric</text:p>
          </table:table-cell>
          <table:covered-table-cell table:style-name="ce1"/>
          <table:table-cell table:style-name="ce30"/>
          <table:table-cell table:style-name="ce1" office:value-type="string" calcext:value-type="string" table:number-columns-spanned="2" table:number-rows-spanned="1">
            <text:p>Total Building Cost to operate with previous years ($/HDD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VAC Cost to operate with previous years ($/HD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lative Savings </text:p>
          </table:table-cell>
          <table:covered-table-cell table:number-columns-repeated="3" table:style-name="ce1"/>
          <table:table-cell table:style-name="ce71"/>
          <table:table-cell table:style-name="ce63" table:number-columns-repeated="987"/>
        </table:table-row>
        <table:table-row table:style-name="ro2">
          <table:table-cell table:style-name="ce2" office:value-type="string" calcext:value-type="string">
            <text:p>Statement Date</text:p>
          </table:table-cell>
          <table:table-cell table:style-name="ce2" office:value-type="string" calcext:value-type="string">
            <text:p>Bill Typ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Adjustment</text:p>
          </table:table-cell>
          <table:table-cell table:style-name="ce2" office:value-type="string" calcext:value-type="string">
            <text:p>Usage (kWh)</text:p>
          </table:table-cell>
          <table:table-cell table:style-name="ce2" office:value-type="string" calcext:value-type="string">
            <text:p>Demand (kW)</text:p>
          </table:table-cell>
          <table:table-cell table:style-name="ce2" office:value-type="string" calcext:value-type="string">
            <text:p>Base Rate ($)</text:p>
          </table:table-cell>
          <table:table-cell table:style-name="ce2" office:value-type="string" calcext:value-type="string">
            <text:p>YERS Rider (102.4%)</text:p>
          </table:table-cell>
          <table:table-cell table:style-name="ce2" office:value-type="string" calcext:value-type="string">
            <text:p>AEY Rider (14.38%)</text:p>
          </table:table-cell>
          <table:table-cell table:style-name="ce2" office:value-type="string" calcext:value-type="string">
            <text:p>Adjusted Total ($)</text:p>
          </table:table-cell>
          <table:table-cell table:style-name="ce31"/>
          <table:table-cell table:style-name="ce2" office:value-type="string" calcext:value-type="string">
            <text:p>Usage per Day ($)</text:p>
          </table:table-cell>
          <table:table-cell table:style-name="ce2" office:value-type="string" calcext:value-type="string">
            <text:p>Usage per Day (kWh/d) </text:p>
          </table:table-cell>
          <table:table-cell table:style-name="ce2" office:value-type="string" calcext:value-type="string">
            <text:p>Heat Pump Heating Offset</text:p>
          </table:table-cell>
          <table:table-cell table:style-name="ce2" office:value-type="string" calcext:value-type="string">
            <text:p>Cooling <text:s/>(CDD)</text:p>
          </table:table-cell>
          <table:table-cell table:style-name="ce2" office:value-type="string" calcext:value-type="string">
            <text:p>Heating <text:s/>(HDD) </text:p>
          </table:table-cell>
          <table:table-cell/>
          <table:table-cell table:style-name="ce2" office:value-type="string" calcext:value-type="string">
            <text:p>HDD Performance (kWh/HDD)</text:p>
          </table:table-cell>
          <table:table-cell table:style-name="ce2" office:value-type="string" calcext:value-type="string">
            <text:p>Cost Intensity ($/HDD)</text:p>
          </table:table-cell>
          <table:table-cell table:style-name="ce2" office:value-type="string" calcext:value-type="string">
            <text:p>HDD Demand Ratio (kW/HDD)</text:p>
          </table:table-cell>
          <table:table-cell/>
          <table:table-cell table:style-name="ce2" office:value-type="string" calcext:value-type="string">
            <text:p>HVAC Load %</text:p>
          </table:table-cell>
          <table:table-cell table:style-name="ce2" office:value-type="string" calcext:value-type="string">
            <text:p>HVAC Usage (kWh)</text:p>
          </table:table-cell>
          <table:table-cell table:style-name="ce2" office:value-type="string" calcext:value-type="string">
            <text:p>Total Cost $</text:p>
          </table:table-cell>
          <table:table-cell table:style-name="ce2" office:value-type="string" calcext:value-type="string">
            <text:p>HDD Performance (kWh/HDD)</text:p>
          </table:table-cell>
          <table:table-cell table:style-name="ce2" office:value-type="string" calcext:value-type="string">
            <text:p>Cost Intensity ($/HDD)</text:p>
          </table:table-cell>
          <table:table-cell table:style-name="ce31"/>
          <table:table-cell table:style-name="ce2" office:value-type="string" calcext:value-type="string">
            <text:p>@ 2024 – Cost Intensity <text:s/></text:p>
          </table:table-cell>
          <table:table-cell table:style-name="ce2" office:value-type="string" calcext:value-type="string">
            <text:p>@ 2023 – Cost Intensity <text:s/></text:p>
          </table:table-cell>
          <table:table-cell table:style-name="ce2" office:value-type="string" calcext:value-type="string">
            <text:p>@ 2024 – Cost Intensity <text:s/></text:p>
          </table:table-cell>
          <table:table-cell table:style-name="ce2" office:value-type="string" calcext:value-type="string">
            <text:p>@ 2023 – Cost Intensity <text:s/></text:p>
          </table:table-cell>
          <table:table-cell table:style-name="ce2" office:value-type="string" calcext:value-type="string">
            <text:p>Building</text:p>
          </table:table-cell>
          <table:table-cell table:style-name="ce2"/>
          <table:table-cell table:style-name="ce2" office:value-type="string" calcext:value-type="string">
            <text:p>HVAC</text:p>
          </table:table-cell>
          <table:table-cell table:style-name="ce2"/>
          <table:table-cell table:style-name="ce71"/>
          <table:table-cell table:style-name="ce63" table:number-columns-repeated="987"/>
        </table:table-row>
        <table:table-row table:style-name="ro3">
          <table:table-cell table:style-name="ce3" office:value-type="string" calcext:value-type="string">
            <text:p>2025 Totals</text:p>
          </table:table-cell>
          <table:table-cell table:style-name="ce10" table:number-columns-repeated="4"/>
          <table:table-cell table:style-name="ce19" table:formula="of:=SUM([.F7:.F18])" office:value-type="float" office:value="283500" calcext:value-type="float">
            <text:p>283,500</text:p>
          </table:table-cell>
          <table:table-cell table:style-name="ce22" table:formula="of:=[.G4]" office:value-type="float" office:value="87.85" calcext:value-type="float">
            <text:p>88</text:p>
          </table:table-cell>
          <table:table-cell table:style-name="ce24" table:formula="of:=SUM([.H7:.H18])" office:value-type="currency" office:currency="USD" office:value="45258.438" calcext:value-type="currency">
            <text:p>$45,258.44</text:p>
          </table:table-cell>
          <table:table-cell table:style-name="ce24" table:formula="of:=SUM([.I7:.I18])" office:value-type="currency" office:currency="USD" office:value="46344.640512" calcext:value-type="currency">
            <text:p>$46,344.64</text:p>
          </table:table-cell>
          <table:table-cell table:style-name="ce24" table:formula="of:=SUM([.J7:.J18])" office:value-type="currency" office:currency="USD" office:value="6508.1633844" calcext:value-type="currency">
            <text:p>$6,508.16</text:p>
          </table:table-cell>
          <table:table-cell table:style-name="ce24" table:formula="of:=SUM([.K7:.K18])" office:value-type="currency" office:currency="USD" office:value="98111.2418964" calcext:value-type="currency">
            <text:p>$98,111.24</text:p>
          </table:table-cell>
          <table:table-cell table:style-name="ce31"/>
          <table:table-cell table:style-name="ce36"/>
          <table:table-cell table:style-name="ce39"/>
          <table:table-cell table:style-name="ce43"/>
          <table:table-cell table:style-name="ce22" table:formula="of:=SUM([.P9:.P13])" office:value-type="float" office:value="93.4" calcext:value-type="float">
            <text:p>93</text:p>
          </table:table-cell>
          <table:table-cell table:style-name="ce22" table:formula="of:=SUM([.Q7:.Q18])" office:value-type="float" office:value="8351.8" calcext:value-type="float">
            <text:p>8352</text:p>
          </table:table-cell>
          <table:table-cell/>
          <table:table-cell table:style-name="ce39" table:number-columns-repeated="3"/>
          <table:table-cell/>
          <table:table-cell table:style-name="ce54"/>
          <table:table-cell table:style-name="ce19" table:formula="of:=SUM([.X7:.X18])" office:value-type="float" office:value="180033.333333333" calcext:value-type="float">
            <text:p>180,033</text:p>
          </table:table-cell>
          <table:table-cell table:style-name="ce24" table:formula="of:=SUM([.Y7:.Y18])" office:value-type="currency" office:currency="USD" office:value="66765.0658590667" calcext:value-type="currency">
            <text:p>$66,765.07</text:p>
          </table:table-cell>
          <table:table-cell table:style-name="ce39"/>
          <table:table-cell table:style-name="ce36"/>
          <table:table-cell table:style-name="ce31"/>
          <table:table-cell table:style-name="ce24" table:formula="of:=SUM([.AC7:.AC18])" office:value-type="currency" office:currency="USD" office:value="147372.635012019" calcext:value-type="currency">
            <text:p>$147,372.64</text:p>
          </table:table-cell>
          <table:table-cell table:style-name="ce24" table:formula="of:=SUM([.AD7:.AD18])" office:value-type="currency" office:currency="USD" office:value="158849.612599801" calcext:value-type="currency">
            <text:p>$158,849.61</text:p>
          </table:table-cell>
          <table:table-cell table:style-name="ce24" table:formula="of:=SUM([.AE7:.AE18])" office:value-type="currency" office:currency="USD" office:value="115843.221629637" calcext:value-type="currency">
            <text:p>$115,843.22</text:p>
          </table:table-cell>
          <table:table-cell table:style-name="ce24" table:formula="of:=SUM([.AF7:.AF18])" office:value-type="currency" office:currency="USD" office:value="126560.727361299" calcext:value-type="currency">
            <text:p>$126,560.73</text:p>
          </table:table-cell>
          <table:table-cell table:style-name="ce24" table:formula="of:=SUM([.AG7:.AG18])" office:value-type="currency" office:currency="USD" office:value="54999.8819095098" calcext:value-type="currency">
            <text:p>$54,999.88</text:p>
          </table:table-cell>
          <table:table-cell table:style-name="ce67"/>
          <table:table-cell table:style-name="ce24" table:formula="of:=SUM([.AI7:.AI18])" office:value-type="currency" office:currency="USD" office:value="54436.9086364012" calcext:value-type="currency">
            <text:p>$54,436.91</text:p>
          </table:table-cell>
          <table:table-cell table:style-name="ce67"/>
          <table:table-cell table:style-name="ce71"/>
          <table:table-cell table:style-name="ce63" table:number-columns-repeated="987"/>
        </table:table-row>
        <table:table-row table:style-name="ro4">
          <table:table-cell table:style-name="ce4" office:value-type="string" calcext:value-type="string">
            <text:p>Avg Load (kWa)</text:p>
          </table:table-cell>
          <table:table-cell table:style-name="ce79" table:number-columns-spanned="2" table:number-rows-spanned="3"/>
          <table:covered-table-cell table:style-name="ce79"/>
          <table:table-cell table:style-name="ce79" table:number-columns-repeated="2"/>
          <table:table-cell table:style-name="ce20" table:formula="of:=AVERAGE([.F7:.F18])" office:value-type="float" office:value="23625" calcext:value-type="float">
            <text:p>23,625</text:p>
          </table:table-cell>
          <table:table-cell table:style-name="ce23" table:formula="of:=AVERAGE([.G7:.G18])" office:value-type="float" office:value="87.85" calcext:value-type="float">
            <text:p>88</text:p>
          </table:table-cell>
          <table:table-cell table:style-name="ce25" table:formula="of:=([.G4]*7.39) + (MIN([.F4];2000)*0.1) + (MAX(0;MIN([.F4];15000)-2000)*0.1288) + (MAX(0;MIN([.F4];20000)-15000)*0.1586) + (MAX(0;[.F4]-20000)*0.1286)" office:value-type="currency" office:currency="USD" office:value="3782.7865" calcext:value-type="currency">
            <text:p>$3,782.79</text:p>
          </table:table-cell>
          <table:table-cell table:style-name="ce25" table:formula="of:=[.H4]*1.024" office:value-type="currency" office:currency="USD" office:value="3873.573376" calcext:value-type="currency">
            <text:p>$3,873.57</text:p>
          </table:table-cell>
          <table:table-cell table:style-name="ce25" table:formula="of:=[.H4]*0.1438" office:value-type="currency" office:currency="USD" office:value="543.9646987" calcext:value-type="currency">
            <text:p>$543.96</text:p>
          </table:table-cell>
          <table:table-cell table:style-name="ce25" table:formula="of:=[.H4]+[.I4]+[.J4]" office:value-type="currency" office:currency="USD" office:value="8200.3245747" calcext:value-type="currency">
            <text:p>$8,200.32</text:p>
          </table:table-cell>
          <table:table-cell table:style-name="ce32"/>
          <table:table-cell table:style-name="ce25" table:formula="of:=AVERAGE([.M7:.M13];[.M14:.M18])" office:value-type="currency" office:currency="USD" office:value="270.681224405452" calcext:value-type="currency">
            <text:p>$270.68</text:p>
          </table:table-cell>
          <table:table-cell table:style-name="ce23" table:formula="of:=AVERAGE([.N7:.N13];[.N14:.N18])" office:value-type="float" office:value="782.079010834061" calcext:value-type="float">
            <text:p>782</text:p>
          </table:table-cell>
          <table:table-cell table:style-name="ce44"/>
          <table:table-cell table:style-name="ce23" table:formula="of:=AVERAGE([.P10:.P12])" office:value-type="float" office:value="31.1333333333333" calcext:value-type="float">
            <text:p>31</text:p>
          </table:table-cell>
          <table:table-cell table:style-name="ce23" table:formula="of:=AVERAGE([.Q7:.Q8];[.Q14:.Q18])" office:value-type="float" office:value="992.271428571429" calcext:value-type="float">
            <text:p>992</text:p>
          </table:table-cell>
          <table:table-cell/>
          <table:table-cell table:style-name="ce23" table:formula="of:=AVERAGE([.S7:.S8];[.S14:.S18])" office:value-type="float" office:value="25.7407813705131" calcext:value-type="float">
            <text:p>26</text:p>
          </table:table-cell>
          <table:table-cell table:style-name="ce25" table:formula="of:=AVERAGE([.T7:.T8];[.T14:.T18])" office:value-type="currency" office:currency="USD" office:value="8.92039350763376" calcext:value-type="currency">
            <text:p>$8.92</text:p>
          </table:table-cell>
          <table:table-cell table:style-name="ce49" table:formula="of:=AVERAGE([.U7:.U8];[.U14:.U18])" office:value-type="float" office:value="0.0972307788257894" calcext:value-type="float">
            <text:p>0.10</text:p>
          </table:table-cell>
          <table:table-cell/>
          <table:table-cell table:style-name="ce55" table:formula="of:=AVERAGE([.W7:.W18])" office:value-type="percentage" office:value="0.626506943887797" calcext:value-type="percentage">
            <text:p>62.65%</text:p>
          </table:table-cell>
          <table:table-cell table:style-name="ce20" table:formula="of:=AVERAGE([.X7:.X18])" office:value-type="float" office:value="15002.7777777778" calcext:value-type="float">
            <text:p>15,003</text:p>
          </table:table-cell>
          <table:table-cell table:style-name="ce25" table:formula="of:=AVERAGE([.Y7:.Y18])" office:value-type="currency" office:currency="USD" office:value="5563.75548825555" calcext:value-type="currency">
            <text:p>$5,563.76</text:p>
          </table:table-cell>
          <table:table-cell table:style-name="ce23" table:formula="of:=AVERAGE([.Z7:.Z8];[.Z14:.Z18])" office:value-type="float" office:value="16.1161696310269" calcext:value-type="float">
            <text:p>16</text:p>
          </table:table-cell>
          <table:table-cell table:style-name="ce25" table:formula="of:=AVERAGE([.AA7:.AA8];[.AA14:.AA18])" office:value-type="currency" office:currency="USD" office:value="6.01121467544075" calcext:value-type="currency">
            <text:p>$6.01</text:p>
          </table:table-cell>
          <table:table-cell table:style-name="ce32"/>
          <table:table-cell table:style-name="ce25" table:formula="of:=AVERAGE([.AC7:.AC18])" office:value-type="currency" office:currency="USD" office:value="12281.0529176682" calcext:value-type="currency">
            <text:p>$12,281.05</text:p>
          </table:table-cell>
          <table:table-cell table:style-name="ce25" table:formula="of:=AVERAGE([.AD7:.AD18])" office:value-type="currency" office:currency="USD" office:value="13237.46771665" calcext:value-type="currency">
            <text:p>$13,237.47</text:p>
          </table:table-cell>
          <table:table-cell table:style-name="ce25" table:formula="of:=AVERAGE([.AE7:.AE18])" office:value-type="currency" office:currency="USD" office:value="9653.60180246975" calcext:value-type="currency">
            <text:p>$9,653.60</text:p>
          </table:table-cell>
          <table:table-cell table:style-name="ce25" table:formula="of:=AVERAGE([.AF7:.AF18])" office:value-type="currency" office:currency="USD" office:value="10546.7272801082" calcext:value-type="currency">
            <text:p>$10,546.73</text:p>
          </table:table-cell>
          <table:table-cell table:style-name="ce25" table:formula="of:=AVERAGE([.AG7:.AG18])" office:value-type="currency" office:currency="USD" office:value="4583.32349245915" calcext:value-type="currency">
            <text:p>$4,583.32</text:p>
          </table:table-cell>
          <table:table-cell table:style-name="ce55" table:formula="of:=AVERAGE([.AH7:.AH18])" office:value-type="percentage" office:value="0.341539983716748" calcext:value-type="percentage">
            <text:p>34.15%</text:p>
          </table:table-cell>
          <table:table-cell table:style-name="ce25" table:formula="of:=AVERAGE([.AI7:.AI18])" office:value-type="currency" office:currency="USD" office:value="4536.40905303343" calcext:value-type="currency">
            <text:p>$4,536.41</text:p>
          </table:table-cell>
          <table:table-cell table:style-name="ce55" table:formula="of:=AVERAGE([.AJ7:.AJ18])" office:value-type="percentage" office:value="0.43091936002499" calcext:value-type="percentage">
            <text:p>43.09%</text:p>
          </table:table-cell>
          <table:table-cell table:style-name="ce72"/>
          <table:table-cell table:style-name="ce76" table:number-columns-repeated="987"/>
        </table:table-row>
        <table:table-row table:style-name="ro4">
          <table:table-cell table:style-name="ce5" office:value-type="string" calcext:value-type="string">
            <text:p>Avg Base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53]" office:value-type="float" office:value="8622.22222222222" calcext:value-type="float">
            <text:p>8,622</text:p>
          </table:table-cell>
          <table:table-cell table:style-name="ce80" table:number-columns-spanned="1" table:number-rows-spanned="2"/>
          <table:table-cell table:style-name="ce26" table:formula="of:=([.G5]*7.39) + (MIN([.F5];2000)*0.1) + (MAX(0;MIN([.F5];15000)-2000)*0.1288) + (MAX(0;MIN([.F5];20000)-15000)*0.1586) + (MAX(0;[.F5]-20000)*0.1286)" office:value-type="currency" office:currency="USD" office:value="1052.94222222222" calcext:value-type="currency">
            <text:p>$1,052.94</text:p>
          </table:table-cell>
          <table:table-cell table:style-name="ce26" table:formula="of:=[.H5]*1.024" office:value-type="currency" office:currency="USD" office:value="1078.21283555556" calcext:value-type="currency">
            <text:p>$1,078.21</text:p>
          </table:table-cell>
          <table:table-cell table:style-name="ce26" table:formula="of:=[.H5]*0.1438" office:value-type="currency" office:currency="USD" office:value="151.413091555556" calcext:value-type="currency">
            <text:p>$151.41</text:p>
          </table:table-cell>
          <table:table-cell table:style-name="ce26" table:formula="of:=[.H5]+[.I5]+[.J5]" office:value-type="currency" office:currency="USD" office:value="2282.56814933333" calcext:value-type="currency">
            <text:p>$2,282.57</text:p>
          </table:table-cell>
          <table:table-cell table:style-name="ce31"/>
          <table:table-cell table:style-name="ce105" table:number-columns-spanned="5" table:number-rows-spanned="2"/>
          <table:covered-table-cell table:style-name="ce80"/>
          <table:covered-table-cell table:style-name="ce113"/>
          <table:covered-table-cell table:number-columns-repeated="2" table:style-name="ce114"/>
          <table:table-cell/>
          <table:table-cell table:style-name="ce80" table:number-columns-spanned="3" table:number-rows-spanned="2"/>
          <table:covered-table-cell table:number-columns-repeated="2" table:style-name="ce80"/>
          <table:table-cell/>
          <table:table-cell table:style-name="ce124" table:number-columns-spanned="5" table:number-rows-spanned="2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31"/>
          <table:table-cell table:style-name="ce26" table:number-columns-spanned="8" table:number-rows-spanned="2"/>
          <table:covered-table-cell table:number-columns-repeated="4" table:style-name="ce26"/>
          <table:covered-table-cell table:style-name="ce136"/>
          <table:covered-table-cell table:style-name="ce26"/>
          <table:covered-table-cell table:style-name="ce136"/>
          <table:table-cell table:style-name="ce71"/>
          <table:table-cell table:style-name="ce63" table:number-columns-repeated="987"/>
        </table:table-row>
        <table:table-row table:style-name="ro5">
          <table:table-cell table:style-name="ce5" office:value-type="string" calcext:value-type="string">
            <text:p>Avg HVAC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4]-[.F5]" office:value-type="float" office:value="15002.7777777778" calcext:value-type="float">
            <text:p>15,003</text:p>
          </table:table-cell>
          <table:covered-table-cell table:style-name="ce80"/>
          <table:table-cell table:style-name="ce26" table:formula="of:=([.G6]*7.39) + (MIN([.F6];2000)*0.1) + (MAX(0;MIN([.F6];15000)-2000)*0.1288) + (MAX(0;MIN([.F6];20000)-15000)*0.1586) + (MAX(0;[.F6]-20000)*0.1286)" office:value-type="currency" office:currency="USD" office:value="1874.84055555556" calcext:value-type="currency">
            <text:p>$1,874.84</text:p>
          </table:table-cell>
          <table:table-cell table:style-name="ce26" table:formula="of:=[.H6]*1.024" office:value-type="currency" office:currency="USD" office:value="1919.83672888889" calcext:value-type="currency">
            <text:p>$1,919.84</text:p>
          </table:table-cell>
          <table:table-cell table:style-name="ce26" table:formula="of:=[.H6]*0.1438" office:value-type="currency" office:currency="USD" office:value="269.602071888889" calcext:value-type="currency">
            <text:p>$269.60</text:p>
          </table:table-cell>
          <table:table-cell table:style-name="ce26" table:formula="of:=[.H6]+[.I6]+[.J6]" office:value-type="currency" office:currency="USD" office:value="4064.27935633333" calcext:value-type="currency">
            <text:p>$4,064.28</text:p>
          </table:table-cell>
          <table:table-cell table:style-name="ce31"/>
          <table:covered-table-cell table:style-name="ce105"/>
          <table:covered-table-cell table:style-name="ce80"/>
          <table:covered-table-cell table:style-name="ce113"/>
          <table:covered-table-cell table:number-columns-repeated="2" table:style-name="ce114"/>
          <table:table-cell/>
          <table:covered-table-cell table:number-columns-repeated="3" table:style-name="ce80"/>
          <table:table-cell/>
          <table:covered-table-cell table:style-name="ce124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31"/>
          <table:covered-table-cell table:number-columns-repeated="5" table:style-name="ce26"/>
          <table:covered-table-cell table:style-name="ce136"/>
          <table:covered-table-cell table:style-name="ce26"/>
          <table:covered-table-cell table:style-name="ce136"/>
          <table:table-cell table:style-name="ce71"/>
          <table:table-cell table:style-name="ce63" table:number-columns-repeated="987"/>
        </table:table-row>
        <table:table-row table:style-name="ro6">
          <table:table-cell table:style-name="ce6" office:value-type="date" office:date-value="2025-12-02" calcext:value-type="date">
            <text:p>2025-12-02</text:p>
          </table:table-cell>
          <table:table-cell table:style-name="ce13" office:value-type="string" calcext:value-type="string">
            <text:p>EST</text:p>
          </table:table-cell>
          <table:table-cell table:style-name="ce13" office:value-type="float" office:value="34" calcext:value-type="float">
            <text:p>34</text:p>
          </table:table-cell>
          <table:table-cell table:style-name="ce16" table:formula="of:=28400" office:value-type="float" office:value="28400" calcext:value-type="float">
            <text:p>28,400</text:p>
          </table:table-cell>
          <table:table-cell table:style-name="ce16" office:value-type="float" office:value="-5000" calcext:value-type="float">
            <text:p>-5,000</text:p>
          </table:table-cell>
          <table:table-cell table:style-name="ce16" table:formula="of:=[.D7]+[.E7]" office:value-type="float" office:value="23400" calcext:value-type="float">
            <text:p>23,400</text:p>
          </table:table-cell>
          <table:table-cell table:style-name="ce13" office:value-type="float" office:value="83.6" calcext:value-type="float">
            <text:p>83.6</text:p>
          </table:table-cell>
          <table:table-cell table:style-name="ce27" table:formula="of:=([.G7]*7.39) + (MIN([.F7];2000)*0.1) + (MAX(0;MIN([.F7];15000)-2000)*0.1288) + (MAX(0;MIN([.F7];20000)-15000)*0.1586) + (MAX(0;[.F7]-20000)*0.1286)" office:value-type="currency" office:currency="USD" office:value="3722.444" calcext:value-type="currency">
            <text:p>$3,722.44</text:p>
          </table:table-cell>
          <table:table-cell table:style-name="ce27" table:formula="of:=[.H7]*1.024" office:value-type="currency" office:currency="USD" office:value="3811.782656" calcext:value-type="currency">
            <text:p>$3,811.78</text:p>
          </table:table-cell>
          <table:table-cell table:style-name="ce27" table:formula="of:=[.H7]*0.1438" office:value-type="currency" office:currency="USD" office:value="535.2874472" calcext:value-type="currency">
            <text:p>$535.29</text:p>
          </table:table-cell>
          <table:table-cell table:style-name="ce27" table:formula="of:=[.H7]+[.I7]+[.J7]" office:value-type="currency" office:currency="USD" office:value="8069.5141032" calcext:value-type="currency">
            <text:p>$8,069.51</text:p>
          </table:table-cell>
          <table:table-cell table:style-name="ce33"/>
          <table:table-cell table:style-name="ce27" table:formula="of:=[.K7]/[.C7]" office:value-type="currency" office:currency="USD" office:value="237.338650094118" calcext:value-type="currency">
            <text:p>$237.34</text:p>
          </table:table-cell>
          <table:table-cell table:style-name="ce40" table:formula="of:=[.F7]/[.C7]" office:value-type="float" office:value="688.235294117647" calcext:value-type="float">
            <text:p>688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450" calcext:value-type="float">
            <text:p>1450</text:p>
          </table:table-cell>
          <table:table-cell/>
          <table:table-cell table:style-name="ce40" table:formula="of:=[.F7]/MAX([.Q7]; 1)" office:value-type="float" office:value="16.1379310344828" calcext:value-type="float">
            <text:p>16</text:p>
          </table:table-cell>
          <table:table-cell table:style-name="ce27" table:formula="of:=[.K7]/MAX(([.Q7]+[.P7]); 1)" office:value-type="currency" office:currency="USD" office:value="5.56518214013793" calcext:value-type="currency">
            <text:p>$5.57</text:p>
          </table:table-cell>
          <table:table-cell table:style-name="ce50" table:formula="of:=[.G7]/MAX([.Q7]; 1)" office:value-type="float" office:value="0.0576551724137931" calcext:value-type="float">
            <text:p>0.06</text:p>
          </table:table-cell>
          <table:table-cell/>
          <table:table-cell table:style-name="ce57" table:formula="of:=((([.F7]-[.$F$5])+[.O7])/[.F7])" office:value-type="percentage" office:value="0.631528964862298" calcext:value-type="percentage">
            <text:p>63.15%</text:p>
          </table:table-cell>
          <table:table-cell table:style-name="ce16" table:formula="of:=(([.F7]-[.O7])*[.W7])" office:value-type="float" office:value="14777.7777777778" calcext:value-type="float">
            <text:p>14,778</text:p>
          </table:table-cell>
          <table:table-cell table:style-name="ce27" table:formula="of:=(([.G7]*7.39)+(MIN([.X7];2000)*0.1)+(MAX(0;MIN([.X7];15000)-2000)*0.1288)+(MAX(0;MIN([.X7];20000)-15000)*0.1586)+(MAX(0;[.X7]-20000)*0.1286)) * (1 + 1.024 + 0.1438)" office:value-type="currency" office:currency="USD" office:value="5340.55257786667" calcext:value-type="currency">
            <text:p>$5,340.55</text:p>
          </table:table-cell>
          <table:table-cell table:style-name="ce40" table:formula="of:=[.X7]/MAX(([.Q7]+[.P7]); 1)" office:value-type="float" office:value="10.1915708812261" calcext:value-type="float">
            <text:p>10</text:p>
          </table:table-cell>
          <table:table-cell table:style-name="ce27" table:formula="of:=[.Y7]/MAX(([.Q7]+[.P7]); 1)" office:value-type="currency" office:currency="USD" office:value="3.68313970887356" calcext:value-type="currency">
            <text:p>$3.68</text:p>
          </table:table-cell>
          <table:table-cell table:style-name="ce60"/>
          <table:table-cell table:style-name="ce27" table:formula="of:=[.T23]*([.P7]+[.Q7])" office:value-type="currency" office:currency="USD" office:value="17051.4264712744" calcext:value-type="currency">
            <text:p>$17,051.43</text:p>
          </table:table-cell>
          <table:table-cell table:style-name="ce27" table:formula="of:=[.T39]*([.P7]+[.Q7])" office:value-type="currency" office:currency="USD" office:value="17498.0802659125" calcext:value-type="currency">
            <text:p>$17,498.08</text:p>
          </table:table-cell>
          <table:table-cell table:style-name="ce27" table:formula="of:=[.AA23]*([.P7]+[.Q7])" office:value-type="currency" office:currency="USD" office:value="13503.6271949444" calcext:value-type="currency">
            <text:p>$13,503.63</text:p>
          </table:table-cell>
          <table:table-cell table:style-name="ce27" table:formula="of:=[.AA39]*([.P7]+[.Q7])" office:value-type="currency" office:currency="USD" office:value="13812.9903853175" calcext:value-type="currency">
            <text:p>$13,812.99</text:p>
          </table:table-cell>
          <table:table-cell table:style-name="ce27" table:formula="of:=AVERAGE([.AC7];[.AD7])-[.K7]" office:value-type="currency" office:currency="USD" office:value="9205.23926539344" calcext:value-type="currency">
            <text:p>$9,205.24</text:p>
          </table:table-cell>
          <table:table-cell table:style-name="ce57" table:formula="of:=[.AG7]/AVERAGE([.AC7:.AD7])" office:value-type="percentage" office:value="0.532872398753266" calcext:value-type="percentage">
            <text:p>53.29%</text:p>
          </table:table-cell>
          <table:table-cell table:style-name="ce27" table:formula="of:=AVERAGE([.AE7:.AF7])-[.Y7]" office:value-type="currency" office:currency="USD" office:value="8317.75621226428" calcext:value-type="currency">
            <text:p>$8,317.76</text:p>
          </table:table-cell>
          <table:table-cell table:style-name="ce57" table:formula="of:=[.AI7]/AVERAGE([.AE7:.AF7])" office:value-type="percentage" office:value="0.608988736458677" calcext:value-type="percentage">
            <text:p>60.90%</text:p>
          </table:table-cell>
          <table:table-cell table:style-name="ce73"/>
          <table:table-cell table:style-name="ce77" table:number-columns-repeated="987"/>
        </table:table-row>
        <table:table-row table:style-name="ro6">
          <table:table-cell table:style-name="ce6" office:value-type="date" office:date-value="2025-11-05" calcext:value-type="date">
            <text:p>2025-11-05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7" calcext:value-type="float">
            <text:p>27</text:p>
          </table:table-cell>
          <table:table-cell table:style-name="ce16" office:value-type="float" office:value="16800" calcext:value-type="float">
            <text:p>16,800</text:p>
          </table:table-cell>
          <table:table-cell table:style-name="ce16"/>
          <table:table-cell table:style-name="ce16" table:formula="of:=[.D8]+[.E8]" office:value-type="float" office:value="16800" calcext:value-type="float">
            <text:p>16,800</text:p>
          </table:table-cell>
          <table:table-cell table:style-name="ce13" office:value-type="float" office:value="84" calcext:value-type="float">
            <text:p>84</text:p>
          </table:table-cell>
          <table:table-cell table:style-name="ce27" table:formula="of:=([.G8]*7.39) + (MIN([.F8];2000)*0.1) + (MAX(0;MIN([.F8];15000)-2000)*0.1288) + (MAX(0;MIN([.F8];20000)-15000)*0.1586) + (MAX(0;[.F8]-20000)*0.1286)" office:value-type="currency" office:currency="USD" office:value="2780.64" calcext:value-type="currency">
            <text:p>$2,780.64</text:p>
          </table:table-cell>
          <table:table-cell table:style-name="ce27" table:formula="of:=[.H8]*1.024" office:value-type="currency" office:currency="USD" office:value="2847.37536" calcext:value-type="currency">
            <text:p>$2,847.38</text:p>
          </table:table-cell>
          <table:table-cell table:style-name="ce27" table:formula="of:=[.H8]*0.1438" office:value-type="currency" office:currency="USD" office:value="399.856032" calcext:value-type="currency">
            <text:p>$399.86</text:p>
          </table:table-cell>
          <table:table-cell table:style-name="ce27" table:formula="of:=[.H8]+[.I8]+[.J8]" office:value-type="currency" office:currency="USD" office:value="6027.871392" calcext:value-type="currency">
            <text:p>$6,027.87</text:p>
          </table:table-cell>
          <table:table-cell table:style-name="ce34"/>
          <table:table-cell table:style-name="ce27" table:formula="of:=[.K8]/[.C8]" office:value-type="currency" office:currency="USD" office:value="223.254496" calcext:value-type="currency">
            <text:p>$223.25</text:p>
          </table:table-cell>
          <table:table-cell table:style-name="ce40" table:formula="of:=[.F8]/[.C8]" office:value-type="float" office:value="622.222222222222" calcext:value-type="float">
            <text:p>62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674.3" calcext:value-type="float">
            <text:p>674</text:p>
          </table:table-cell>
          <table:table-cell/>
          <table:table-cell table:style-name="ce40" table:formula="of:=[.F8]/MAX([.Q8]; 1)" office:value-type="float" office:value="24.9147263829156" calcext:value-type="float">
            <text:p>25</text:p>
          </table:table-cell>
          <table:table-cell table:style-name="ce27" table:formula="of:=[.K8]/MAX(([.Q8]+[.P8]); 1)" office:value-type="currency" office:currency="USD" office:value="8.93945038113599" calcext:value-type="currency">
            <text:p>$8.94</text:p>
          </table:table-cell>
          <table:table-cell table:style-name="ce50" table:formula="of:=[.G8]/MAX([.Q8]; 1)" office:value-type="float" office:value="0.124573631914578" calcext:value-type="float">
            <text:p>0.12</text:p>
          </table:table-cell>
          <table:table-cell/>
          <table:table-cell table:style-name="ce57" table:formula="of:=((([.F8]-[.$F$5])+[.O8])/[.F8])" office:value-type="percentage" office:value="0.486772486772487" calcext:value-type="percentage">
            <text:p>48.68%</text:p>
          </table:table-cell>
          <table:table-cell table:style-name="ce16" table:formula="of:=(([.F8]-[.O8])*[.W8])" office:value-type="float" office:value="8177.77777777778" calcext:value-type="float">
            <text:p>8,178</text:p>
          </table:table-cell>
          <table:table-cell table:style-name="ce27" table:formula="of:=(([.G8]*7.39)+(MIN([.X8];2000)*0.1)+(MAX(0;MIN([.X8];15000)-2000)*0.1288)+(MAX(0;MIN([.X8];20000)-15000)*0.1586)+(MAX(0;[.X8]-20000)*0.1286)) * (1 + 1.024 + 0.1438)" office:value-type="currency" office:currency="USD" office:value="3504.15717066667" calcext:value-type="currency">
            <text:p>$3,504.16</text:p>
          </table:table-cell>
          <table:table-cell table:style-name="ce40" table:formula="of:=[.X8]/MAX(([.Q8]+[.P8]); 1)" office:value-type="float" office:value="12.1278033186679" calcext:value-type="float">
            <text:p>12</text:p>
          </table:table-cell>
          <table:table-cell table:style-name="ce27" table:formula="of:=[.Y8]/MAX(([.Q8]+[.P8]); 1)" office:value-type="currency" office:currency="USD" office:value="5.19673316130308" calcext:value-type="currency">
            <text:p>$5.20</text:p>
          </table:table-cell>
          <table:table-cell table:style-name="ce60"/>
          <table:table-cell table:style-name="ce27" table:formula="of:=[.T24]*([.P8]+[.Q8])" office:value-type="currency" office:currency="USD" office:value="13068.8061272913" calcext:value-type="currency">
            <text:p>$13,068.81</text:p>
          </table:table-cell>
          <table:table-cell table:style-name="ce27" table:formula="of:=[.T40]*([.P8]+[.Q8])" office:value-type="currency" office:currency="USD" office:value="13475.1228116686" calcext:value-type="currency">
            <text:p>$13,475.12</text:p>
          </table:table-cell>
          <table:table-cell table:style-name="ce27" table:formula="of:=[.AA24]*([.P8]+[.Q8])" office:value-type="currency" office:currency="USD" office:value="10544.5705581043" calcext:value-type="currency">
            <text:p>$10,544.57</text:p>
          </table:table-cell>
          <table:table-cell table:style-name="ce27" table:formula="of:=[.AA40]*([.P8]+[.Q8])" office:value-type="currency" office:currency="USD" office:value="10818.9254026635" calcext:value-type="currency">
            <text:p>$10,818.93</text:p>
          </table:table-cell>
          <table:table-cell table:style-name="ce27" table:formula="of:=AVERAGE([.AC8:.AD8])-[.K8]" office:value-type="currency" office:currency="USD" office:value="7244.09307747995" calcext:value-type="currency">
            <text:p>$7,244.09</text:p>
          </table:table-cell>
          <table:table-cell table:style-name="ce57" table:formula="of:=[.AG8]/AVERAGE([.AC8:.AD8])" office:value-type="percentage" office:value="0.545819203640756" calcext:value-type="percentage">
            <text:p>54.58%</text:p>
          </table:table-cell>
          <table:table-cell table:style-name="ce27" table:formula="of:=AVERAGE([.AE8:.AF8])-[.Y8]" office:value-type="currency" office:currency="USD" office:value="7177.59080971724" calcext:value-type="currency">
            <text:p>$7,177.59</text:p>
          </table:table-cell>
          <table:table-cell table:style-name="ce57" table:formula="of:=[.AI8]/AVERAGE([.AE8:.AF8])" office:value-type="percentage" office:value="0.671949087630438" calcext:value-type="percentage">
            <text:p>67.19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10-03" calcext:value-type="date">
            <text:p>2025-10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3" calcext:value-type="float">
            <text:p>33</text:p>
          </table:table-cell>
          <table:table-cell table:style-name="ce16" office:value-type="float" office:value="21200" calcext:value-type="float">
            <text:p>21,200</text:p>
          </table:table-cell>
          <table:table-cell table:style-name="ce16" office:value-type="float" office:value="-2500" calcext:value-type="float">
            <text:p>-2,500</text:p>
          </table:table-cell>
          <table:table-cell table:style-name="ce16" table:formula="of:=[.D9]+[.E9]" office:value-type="float" office:value="18700" calcext:value-type="float">
            <text:p>18,700</text:p>
          </table:table-cell>
          <table:table-cell table:style-name="ce13" office:value-type="float" office:value="87.6" calcext:value-type="float">
            <text:p>87.6</text:p>
          </table:table-cell>
          <table:table-cell table:style-name="ce27" table:formula="of:=([.G9]*7.39) + (MIN([.F9];2000)*0.1) + (MAX(0;MIN([.F9];15000)-2000)*0.1288) + (MAX(0;MIN([.F9];20000)-15000)*0.1586) + (MAX(0;[.F9]-20000)*0.1286)" office:value-type="currency" office:currency="USD" office:value="3108.584" calcext:value-type="currency">
            <text:p>$3,108.58</text:p>
          </table:table-cell>
          <table:table-cell table:style-name="ce27" table:formula="of:=[.H9]*1.024" office:value-type="currency" office:currency="USD" office:value="3183.190016" calcext:value-type="currency">
            <text:p>$3,183.19</text:p>
          </table:table-cell>
          <table:table-cell table:style-name="ce27" table:formula="of:=[.H9]*0.1438" office:value-type="currency" office:currency="USD" office:value="447.0143792" calcext:value-type="currency">
            <text:p>$447.01</text:p>
          </table:table-cell>
          <table:table-cell table:style-name="ce27" table:formula="of:=[.H9]+[.I9]+[.J9]" office:value-type="currency" office:currency="USD" office:value="6738.7883952" calcext:value-type="currency">
            <text:p>$6,738.79</text:p>
          </table:table-cell>
          <table:table-cell table:style-name="ce34" office:value-type="string" calcext:value-type="string">
            <text:p>HP Heating</text:p>
          </table:table-cell>
          <table:table-cell table:style-name="ce27" table:formula="of:=[.K9]/[.C9]" office:value-type="currency" office:currency="USD" office:value="204.205708945455" calcext:value-type="currency">
            <text:p>$204.21</text:p>
          </table:table-cell>
          <table:table-cell table:style-name="ce40" table:formula="of:=[.F9]/[.C9]" office:value-type="float" office:value="566.666666666667" calcext:value-type="float">
            <text:p>56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473.5" calcext:value-type="float">
            <text:p>474</text:p>
          </table:table-cell>
          <table:table-cell/>
          <table:table-cell table:style-name="ce40" table:formula="of:=[.F9]/MAX([.Q9]; 1)" office:value-type="float" office:value="39.493136219641" calcext:value-type="float">
            <text:p>39</text:p>
          </table:table-cell>
          <table:table-cell table:style-name="ce27" table:formula="of:=[.K9]/MAX(([.Q9]+[.P9]); 1)" office:value-type="currency" office:currency="USD" office:value="14.2318656709609" calcext:value-type="currency">
            <text:p>$14.23</text:p>
          </table:table-cell>
          <table:table-cell table:style-name="ce50" table:formula="of:=[.G9]/MAX([.Q9]; 1)" office:value-type="float" office:value="0.185005279831045" calcext:value-type="float">
            <text:p>0.19</text:p>
          </table:table-cell>
          <table:table-cell/>
          <table:table-cell table:style-name="ce57" table:formula="of:=((([.F9]-[.$F$5])+[.O9])/[.F9])" office:value-type="percentage" office:value="0.538918597742127" calcext:value-type="percentage">
            <text:p>53.89%</text:p>
          </table:table-cell>
          <table:table-cell table:style-name="ce16" table:formula="of:=(([.F9]-[.O9])*[.W9])" office:value-type="float" office:value="10077.7777777778" calcext:value-type="float">
            <text:p>10,078</text:p>
          </table:table-cell>
          <table:table-cell table:style-name="ce27" table:formula="of:=(([.G9]*7.39)+(MIN([.X9];2000)*0.1)+(MAX(0;MIN([.X9];15000)-2000)*0.1288)+(MAX(0;MIN([.X9];20000)-15000)*0.1586)+(MAX(0;[.X9]-20000)*0.1286)) * (1 + 1.024 + 0.1438)" office:value-type="currency" office:currency="USD" office:value="4092.33333786667" calcext:value-type="currency">
            <text:p>$4,092.33</text:p>
          </table:table-cell>
          <table:table-cell table:style-name="ce40" table:formula="of:=[.X9]/MAX(([.Q9]+[.P9]); 1)" office:value-type="float" office:value="21.2835855919277" calcext:value-type="float">
            <text:p>21</text:p>
          </table:table-cell>
          <table:table-cell table:style-name="ce27" table:formula="of:=[.Y9]/MAX(([.Q9]+[.P9]); 1)" office:value-type="currency" office:currency="USD" office:value="8.64273144216825" calcext:value-type="currency">
            <text:p>$8.64</text:p>
          </table:table-cell>
          <table:table-cell table:style-name="ce60"/>
          <table:table-cell table:style-name="ce27" table:formula="of:=[.T25]*([.P9]+[.Q9])" office:value-type="currency" office:currency="USD" office:value="11356.6857437632" calcext:value-type="currency">
            <text:p>$11,356.69</text:p>
          </table:table-cell>
          <table:table-cell table:style-name="ce27" table:formula="of:=[.T41]*([.P9]+[.Q9])" office:value-type="currency" office:currency="USD" office:value="12692.7792739148" calcext:value-type="currency">
            <text:p>$12,692.78</text:p>
          </table:table-cell>
          <table:table-cell table:style-name="ce27" table:formula="of:=[.AA25]*([.P9]+[.Q9])" office:value-type="currency" office:currency="USD" office:value="8809.34987290675" calcext:value-type="currency">
            <text:p>$8,809.35</text:p>
          </table:table-cell>
          <table:table-cell table:style-name="ce27" table:formula="of:=[.AA41]*([.P9]+[.Q9])" office:value-type="currency" office:currency="USD" office:value="9938.9692881934" calcext:value-type="currency">
            <text:p>$9,938.97</text:p>
          </table:table-cell>
          <table:table-cell table:style-name="ce27" table:formula="of:=AVERAGE([.AC9:.AD9])-[.K9]" office:value-type="currency" office:currency="USD" office:value="5285.94411363902" calcext:value-type="currency">
            <text:p>$5,285.94</text:p>
          </table:table-cell>
          <table:table-cell table:style-name="ce57" table:formula="of:=[.AG9]/AVERAGE([.AC9:.AD9])" office:value-type="percentage" office:value="0.439589330552965" calcext:value-type="percentage">
            <text:p>43.96%</text:p>
          </table:table-cell>
          <table:table-cell table:style-name="ce27" table:formula="of:=AVERAGE([.AE9:.AF9])-[.Y9]" office:value-type="currency" office:currency="USD" office:value="5281.82624268341" calcext:value-type="currency">
            <text:p>$5,281.83</text:p>
          </table:table-cell>
          <table:table-cell table:style-name="ce57" table:formula="of:=[.AI9]/AVERAGE([.AE9:.AF9])" office:value-type="percentage" office:value="0.563445309128551" calcext:value-type="percentage">
            <text:p>56.34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5-09-03" calcext:value-type="date">
            <text:p>2025-09-03</text:p>
          </table:table-cell>
          <table:table-cell table:style-name="ce14" office:value-type="string" calcext:value-type="string">
            <text:p>ACT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23400" calcext:value-type="float">
            <text:p>23,400</text:p>
          </table:table-cell>
          <table:table-cell table:style-name="ce17" office:value-type="float" office:value="-1500" calcext:value-type="float">
            <text:p>-1,500</text:p>
          </table:table-cell>
          <table:table-cell table:style-name="ce17" table:formula="of:=[.D10]+[.E10]" office:value-type="float" office:value="21900" calcext:value-type="float">
            <text:p>21,900</text:p>
          </table:table-cell>
          <table:table-cell table:style-name="ce14" office:value-type="float" office:value="87.6" calcext:value-type="float">
            <text:p>87.6</text:p>
          </table:table-cell>
          <table:table-cell table:style-name="ce28" table:formula="of:=([.G10]*7.39) + (MIN([.F10];2000)*0.1) + (MAX(0;MIN([.F10];15000)-2000)*0.1288) + (MAX(0;MIN([.F10];20000)-15000)*0.1586) + (MAX(0;[.F10]-20000)*0.1286)" office:value-type="currency" office:currency="USD" office:value="3559.104" calcext:value-type="currency">
            <text:p>$3,559.10</text:p>
          </table:table-cell>
          <table:table-cell table:style-name="ce28" table:formula="of:=[.H10]*1.024" office:value-type="currency" office:currency="USD" office:value="3644.522496" calcext:value-type="currency">
            <text:p>$3,644.52</text:p>
          </table:table-cell>
          <table:table-cell table:style-name="ce28" table:formula="of:=[.H10]*0.1438" office:value-type="currency" office:currency="USD" office:value="511.7991552" calcext:value-type="currency">
            <text:p>$511.80</text:p>
          </table:table-cell>
          <table:table-cell table:style-name="ce28" table:formula="of:=[.H10]+[.I10]+[.J10]" office:value-type="currency" office:currency="USD" office:value="7715.4256512" calcext:value-type="currency">
            <text:p>$7,715.43</text:p>
          </table:table-cell>
          <table:table-cell table:style-name="ce34"/>
          <table:table-cell table:style-name="ce28" table:formula="of:=[.K10]/[.C10]" office:value-type="currency" office:currency="USD" office:value="257.18085504" calcext:value-type="currency">
            <text:p>$257.18</text:p>
          </table:table-cell>
          <table:table-cell table:style-name="ce41" table:formula="of:=[.F10]/[.C10]" office:value-type="float" office:value="730" calcext:value-type="float">
            <text:p>73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2.8" calcext:value-type="float">
            <text:p>13</text:p>
          </table:table-cell>
          <table:table-cell table:style-name="ce41" office:value-type="float" office:value="316.4" calcext:value-type="float">
            <text:p>316</text:p>
          </table:table-cell>
          <table:table-cell/>
          <table:table-cell table:style-name="ce41" table:formula="of:=[.F10]/MAX(([.Q10]+[.P10]); 1)" office:value-type="float" office:value="66.5249088699879" calcext:value-type="float">
            <text:p>67</text:p>
          </table:table-cell>
          <table:table-cell table:style-name="ce28" table:formula="of:=[.K10]/MAX(([.Q10]+[.P10]); 1)" office:value-type="currency" office:currency="USD" office:value="23.4368944447145" calcext:value-type="currency">
            <text:p>$23.44</text:p>
          </table:table-cell>
          <table:table-cell table:style-name="ce51" table:formula="of:=[.G10]/MAX([.Q10]; 1)" office:value-type="float" office:value="0.276864728192162" calcext:value-type="float">
            <text:p>0.28</text:p>
          </table:table-cell>
          <table:table-cell/>
          <table:table-cell table:style-name="ce58" table:formula="of:=((([.F10]-[.$F$5])+[.O10])/[.F10])" office:value-type="percentage" office:value="0.606291222729579" calcext:value-type="percentage">
            <text:p>60.63%</text:p>
          </table:table-cell>
          <table:table-cell table:style-name="ce17" table:formula="of:=(([.F10]-[.O10])*[.W10])" office:value-type="float" office:value="13277.7777777778" calcext:value-type="float">
            <text:p>13,278</text:p>
          </table:table-cell>
          <table:table-cell table:style-name="ce28" table:formula="of:=(([.G10]*7.39)+(MIN([.X10];2000)*0.1)+(MAX(0;MIN([.X10];15000)-2000)*0.1288)+(MAX(0;MIN([.X10];20000)-15000)*0.1586)+(MAX(0;[.X10]-20000)*0.1286)) * (1 + 1.024 + 0.1438)" office:value-type="currency" office:currency="USD" office:value="4985.81378586667" calcext:value-type="currency">
            <text:p>$4,985.81</text:p>
          </table:table-cell>
          <table:table-cell table:style-name="ce41" table:formula="of:=[.X10]/MAX(([.Q10]+[.P10]); 1)" office:value-type="float" office:value="40.3334683407587" calcext:value-type="float">
            <text:p>40</text:p>
          </table:table-cell>
          <table:table-cell table:style-name="ce28" table:formula="of:=[.Y10]/MAX(([.Q10]+[.P10]); 1)" office:value-type="currency" office:currency="USD" office:value="15.1452423629" calcext:value-type="currency">
            <text:p>$15.15</text:p>
          </table:table-cell>
          <table:table-cell table:style-name="ce60"/>
          <table:table-cell table:style-name="ce28" table:formula="of:=[.T26]*([.P10]+[.Q10])" office:value-type="currency" office:currency="USD" office:value="16965.8444256597" calcext:value-type="currency">
            <text:p>$16,965.84</text:p>
          </table:table-cell>
          <table:table-cell table:style-name="ce28" table:formula="of:=[.T42]*([.P10]+[.Q10])" office:value-type="currency" office:currency="USD" office:value="15540.9697549934" calcext:value-type="currency">
            <text:p>$15,540.97</text:p>
          </table:table-cell>
          <table:table-cell table:style-name="ce28" table:formula="of:=[.AA26]*([.P10]+[.Q10])" office:value-type="currency" office:currency="USD" office:value="13685.1791983916" calcext:value-type="currency">
            <text:p>$13,685.18</text:p>
          </table:table-cell>
          <table:table-cell table:style-name="ce28" table:formula="of:=[.AA42]*([.P10]+[.Q10])" office:value-type="currency" office:currency="USD" office:value="12526.507077595" calcext:value-type="currency">
            <text:p>$12,526.51</text:p>
          </table:table-cell>
          <table:table-cell table:style-name="ce28" table:formula="of:=AVERAGE([.AC10:.AD10])-[.K10]" office:value-type="currency" office:currency="USD" office:value="8537.98143912654" calcext:value-type="currency">
            <text:p>$8,537.98</text:p>
          </table:table-cell>
          <table:table-cell table:style-name="ce58" table:formula="of:=[.AG10]/AVERAGE([.AC10:.AD10])" office:value-type="percentage" office:value="0.525304103421371" calcext:value-type="percentage">
            <text:p>52.53%</text:p>
          </table:table-cell>
          <table:table-cell table:style-name="ce28" table:formula="of:=AVERAGE([.AE10:.AF10])-[.Y10]" office:value-type="currency" office:currency="USD" office:value="8120.02935212664" calcext:value-type="currency">
            <text:p>$8,120.03</text:p>
          </table:table-cell>
          <table:table-cell table:style-name="ce58" table:formula="of:=[.AI10]/AVERAGE([.AE10:.AF10])" office:value-type="percentage" office:value="0.619573213766538" calcext:value-type="percentage">
            <text:p>61.96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5-08-01" calcext:value-type="date">
            <text:p>2025-08-01</text:p>
          </table:table-cell>
          <table:table-cell table:style-name="ce14" office:value-type="string" calcext:value-type="string">
            <text:p>ACT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23400" calcext:value-type="float">
            <text:p>23,400</text:p>
          </table:table-cell>
          <table:table-cell table:style-name="ce17" office:value-type="float" office:value="2500" calcext:value-type="float">
            <text:p>2,500</text:p>
          </table:table-cell>
          <table:table-cell table:style-name="ce17" table:formula="of:=[.D11]+[.E11]" office:value-type="float" office:value="25900" calcext:value-type="float">
            <text:p>25,900</text:p>
          </table:table-cell>
          <table:table-cell table:style-name="ce14" office:value-type="float" office:value="87.6" calcext:value-type="float">
            <text:p>87.6</text:p>
          </table:table-cell>
          <table:table-cell table:style-name="ce28" table:formula="of:=([.G11]*7.39) + (MIN([.F11];2000)*0.1) + (MAX(0;MIN([.F11];15000)-2000)*0.1288) + (MAX(0;MIN([.F11];20000)-15000)*0.1586) + (MAX(0;[.F11]-20000)*0.1286)" office:value-type="currency" office:currency="USD" office:value="4073.504" calcext:value-type="currency">
            <text:p>$4,073.50</text:p>
          </table:table-cell>
          <table:table-cell table:style-name="ce28" table:formula="of:=[.H11]*1.024" office:value-type="currency" office:currency="USD" office:value="4171.268096" calcext:value-type="currency">
            <text:p>$4,171.27</text:p>
          </table:table-cell>
          <table:table-cell table:style-name="ce28" table:formula="of:=[.H11]*0.1438" office:value-type="currency" office:currency="USD" office:value="585.7698752" calcext:value-type="currency">
            <text:p>$585.77</text:p>
          </table:table-cell>
          <table:table-cell table:style-name="ce28" table:formula="of:=[.H11]+[.I11]+[.J11]" office:value-type="currency" office:currency="USD" office:value="8830.5419712" calcext:value-type="currency">
            <text:p>$8,830.54</text:p>
          </table:table-cell>
          <table:table-cell table:style-name="ce34"/>
          <table:table-cell table:style-name="ce28" table:formula="of:=[.K11]/[.C11]" office:value-type="currency" office:currency="USD" office:value="267.592180945455" calcext:value-type="currency">
            <text:p>$267.59</text:p>
          </table:table-cell>
          <table:table-cell table:style-name="ce41" table:formula="of:=[.F11]/[.C11]" office:value-type="float" office:value="784.848484848485" calcext:value-type="float">
            <text:p>78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2.1" calcext:value-type="float">
            <text:p>42</text:p>
          </table:table-cell>
          <table:table-cell table:style-name="ce41" office:value-type="float" office:value="185.2" calcext:value-type="float">
            <text:p>185</text:p>
          </table:table-cell>
          <table:table-cell/>
          <table:table-cell table:style-name="ce41" table:formula="of:=[.F11]/MAX(([.Q11]+[.P11]); 1)" office:value-type="float" office:value="113.946326440827" calcext:value-type="float">
            <text:p>114</text:p>
          </table:table-cell>
          <table:table-cell table:style-name="ce28" table:formula="of:=[.K11]/MAX(([.Q11]+[.P11]); 1)" office:value-type="currency" office:currency="USD" office:value="38.8497227065552" calcext:value-type="currency">
            <text:p>$38.85</text:p>
          </table:table-cell>
          <table:table-cell table:style-name="ce51" table:formula="of:=[.G11]/MAX([.Q11]; 1)" office:value-type="float" office:value="0.473002159827214" calcext:value-type="float">
            <text:p>0.47</text:p>
          </table:table-cell>
          <table:table-cell/>
          <table:table-cell table:style-name="ce58" table:formula="of:=((([.F11]-[.$F$5])+[.O11])/[.F11])" office:value-type="percentage" office:value="0.667095667095667" calcext:value-type="percentage">
            <text:p>66.71%</text:p>
          </table:table-cell>
          <table:table-cell table:style-name="ce17" table:formula="of:=(([.F11]-[.O11])*[.W11])" office:value-type="float" office:value="17277.7777777778" calcext:value-type="float">
            <text:p>17,278</text:p>
          </table:table-cell>
          <table:table-cell table:style-name="ce28" table:formula="of:=(([.G11]*7.39)+(MIN([.X11];2000)*0.1)+(MAX(0;MIN([.X11];15000)-2000)*0.1288)+(MAX(0;MIN([.X11];20000)-15000)*0.1586)+(MAX(0;[.X11]-20000)*0.1286)) * (1 + 1.024 + 0.1438)" office:value-type="currency" office:currency="USD" office:value="6249.80979253333" calcext:value-type="currency">
            <text:p>$6,249.81</text:p>
          </table:table-cell>
          <table:table-cell table:style-name="ce41" table:formula="of:=[.X11]/MAX(([.Q11]+[.P11]); 1)" office:value-type="float" office:value="76.0131006501442" calcext:value-type="float">
            <text:p>76</text:p>
          </table:table-cell>
          <table:table-cell table:style-name="ce28" table:formula="of:=[.Y11]/MAX(([.Q11]+[.P11]); 1)" office:value-type="currency" office:currency="USD" office:value="27.4958635835166" calcext:value-type="currency">
            <text:p>$27.50</text:p>
          </table:table-cell>
          <table:table-cell table:style-name="ce60"/>
          <table:table-cell table:style-name="ce28" table:formula="of:=[.T27]*([.P11]+[.Q11])" office:value-type="currency" office:currency="USD" office:value="11933.7791825196" calcext:value-type="currency">
            <text:p>$11,933.78</text:p>
          </table:table-cell>
          <table:table-cell table:style-name="ce28" table:formula="of:=[.T43]*([.P11]+[.Q11])" office:value-type="currency" office:currency="USD" office:value="16232.5963552952" calcext:value-type="currency">
            <text:p>$16,232.60</text:p>
          </table:table-cell>
          <table:table-cell table:style-name="ce28" table:formula="of:=[.AA27]*([.P11]+[.Q11])" office:value-type="currency" office:currency="USD" office:value="9373.51716700444" calcext:value-type="currency">
            <text:p>$9,373.52</text:p>
          </table:table-cell>
          <table:table-cell table:style-name="ce28" table:formula="of:=[.AA43]*([.P11]+[.Q11])" office:value-type="currency" office:currency="USD" office:value="13164.8820705623" calcext:value-type="currency">
            <text:p>$13,164.88</text:p>
          </table:table-cell>
          <table:table-cell table:style-name="ce28" table:formula="of:=AVERAGE([.AC11:.AD11])-[.K11]" office:value-type="currency" office:currency="USD" office:value="5252.64579770741" calcext:value-type="currency">
            <text:p>$5,252.65</text:p>
          </table:table-cell>
          <table:table-cell table:style-name="ce58" table:formula="of:=[.AG11]/AVERAGE([.AC11:.AD11])" office:value-type="percentage" office:value="0.37297278740429" calcext:value-type="percentage">
            <text:p>37.30%</text:p>
          </table:table-cell>
          <table:table-cell table:style-name="ce28" table:formula="of:=AVERAGE([.AE11:.AF11])-[.Y11]" office:value-type="currency" office:currency="USD" office:value="5019.38982625004" calcext:value-type="currency">
            <text:p>$5,019.39</text:p>
          </table:table-cell>
          <table:table-cell table:style-name="ce58" table:formula="of:=[.AI11]/AVERAGE([.AE11:.AF11])" office:value-type="percentage" office:value="0.445407836940236" calcext:value-type="percentage">
            <text:p>44.54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5-07-04" calcext:value-type="date">
            <text:p>2025-07-04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27800" calcext:value-type="float">
            <text:p>27,800</text:p>
          </table:table-cell>
          <table:table-cell table:style-name="ce17" office:value-type="float" office:value="-2500" calcext:value-type="float">
            <text:p>-2,500</text:p>
          </table:table-cell>
          <table:table-cell table:style-name="ce17" table:formula="of:=[.D12]+[.E12]" office:value-type="float" office:value="25300" calcext:value-type="float">
            <text:p>25,300</text:p>
          </table:table-cell>
          <table:table-cell table:style-name="ce14" office:value-type="float" office:value="90.6" calcext:value-type="float">
            <text:p>90.6</text:p>
          </table:table-cell>
          <table:table-cell table:style-name="ce28" table:formula="of:=([.G12]*7.39) + (MIN([.F12];2000)*0.1) + (MAX(0;MIN([.F12];15000)-2000)*0.1288) + (MAX(0;MIN([.F12];20000)-15000)*0.1586) + (MAX(0;[.F12]-20000)*0.1286)" office:value-type="currency" office:currency="USD" office:value="4018.514" calcext:value-type="currency">
            <text:p>$4,018.51</text:p>
          </table:table-cell>
          <table:table-cell table:style-name="ce28" table:formula="of:=[.H12]*1.024" office:value-type="currency" office:currency="USD" office:value="4114.958336" calcext:value-type="currency">
            <text:p>$4,114.96</text:p>
          </table:table-cell>
          <table:table-cell table:style-name="ce28" table:formula="of:=[.H12]*0.1438" office:value-type="currency" office:currency="USD" office:value="577.8623132" calcext:value-type="currency">
            <text:p>$577.86</text:p>
          </table:table-cell>
          <table:table-cell table:style-name="ce28" table:formula="of:=[.H12]+[.I12]+[.J12]" office:value-type="currency" office:currency="USD" office:value="8711.3346492" calcext:value-type="currency">
            <text:p>$8,711.33</text:p>
          </table:table-cell>
          <table:table-cell table:style-name="ce34"/>
          <table:table-cell table:style-name="ce28" table:formula="of:=[.K12]/[.C12]" office:value-type="currency" office:currency="USD" office:value="311.119094614286" calcext:value-type="currency">
            <text:p>$311.12</text:p>
          </table:table-cell>
          <table:table-cell table:style-name="ce41" table:formula="of:=[.F12]/[.C12]" office:value-type="float" office:value="903.571428571429" calcext:value-type="float">
            <text:p>90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.5" calcext:value-type="float">
            <text:p>39</text:p>
          </table:table-cell>
          <table:table-cell table:style-name="ce41" office:value-type="float" office:value="142.1" calcext:value-type="float">
            <text:p>142</text:p>
          </table:table-cell>
          <table:table-cell/>
          <table:table-cell table:style-name="ce41" table:formula="of:=[.F12]/MAX(([.Q12]+[.P12]); 1)" office:value-type="float" office:value="140.088593576966" calcext:value-type="float">
            <text:p>140</text:p>
          </table:table-cell>
          <table:table-cell table:style-name="ce28" table:formula="of:=[.K12]/MAX(([.Q12]+[.P12]); 1)" office:value-type="currency" office:currency="USD" office:value="48.2355185448505" calcext:value-type="currency">
            <text:p>$48.24</text:p>
          </table:table-cell>
          <table:table-cell table:style-name="ce51" table:formula="of:=[.G12]/MAX([.Q12]; 1)" office:value-type="float" office:value="0.637579169598874" calcext:value-type="float">
            <text:p>0.64</text:p>
          </table:table-cell>
          <table:table-cell/>
          <table:table-cell table:style-name="ce58" table:formula="of:=((([.F12]-[.$F$5])+[.O12])/[.F12])" office:value-type="percentage" office:value="0.659200702678964" calcext:value-type="percentage">
            <text:p>65.92%</text:p>
          </table:table-cell>
          <table:table-cell table:style-name="ce17" table:formula="of:=(([.F12]-[.O12])*[.W12])" office:value-type="float" office:value="16677.7777777778" calcext:value-type="float">
            <text:p>16,678</text:p>
          </table:table-cell>
          <table:table-cell table:style-name="ce28" table:formula="of:=(([.G12]*7.39)+(MIN([.X12];2000)*0.1)+(MAX(0;MIN([.X12];15000)-2000)*0.1288)+(MAX(0;MIN([.X12];20000)-15000)*0.1586)+(MAX(0;[.X12]-20000)*0.1286)) * (1 + 1.024 + 0.1438)" office:value-type="currency" office:currency="USD" office:value="6091.58207053333" calcext:value-type="currency">
            <text:p>$6,091.58</text:p>
          </table:table-cell>
          <table:table-cell table:style-name="ce41" table:formula="of:=[.X12]/MAX(([.Q12]+[.P12]); 1)" office:value-type="float" office:value="92.3464993232435" calcext:value-type="float">
            <text:p>92</text:p>
          </table:table-cell>
          <table:table-cell table:style-name="ce28" table:formula="of:=[.Y12]/MAX(([.Q12]+[.P12]); 1)" office:value-type="currency" office:currency="USD" office:value="33.7296903130306" calcext:value-type="currency">
            <text:p>$33.73</text:p>
          </table:table-cell>
          <table:table-cell table:style-name="ce60"/>
          <table:table-cell table:style-name="ce28" table:formula="of:=[.T28]*([.P12]+[.Q12])" office:value-type="currency" office:currency="USD" office:value="11148.6129081504" calcext:value-type="currency">
            <text:p>$11,148.61</text:p>
          </table:table-cell>
          <table:table-cell table:style-name="ce28" table:formula="of:=[.T44]*([.P12]+[.Q12])" office:value-type="currency" office:currency="USD" office:value="15192.7994944115" calcext:value-type="currency">
            <text:p>$15,192.80</text:p>
          </table:table-cell>
          <table:table-cell table:style-name="ce28" table:formula="of:=[.AA28]*([.P12]+[.Q12])" office:value-type="currency" office:currency="USD" office:value="8660.8917089114" calcext:value-type="currency">
            <text:p>$8,660.89</text:p>
          </table:table-cell>
          <table:table-cell table:style-name="ce28" table:formula="of:=[.AA44]*([.P12]+[.Q12])" office:value-type="currency" office:currency="USD" office:value="12594.9099117233" calcext:value-type="currency">
            <text:p>$12,594.91</text:p>
          </table:table-cell>
          <table:table-cell table:style-name="ce28" table:formula="of:=AVERAGE([.AC12:.AD12])-[.K12]" office:value-type="currency" office:currency="USD" office:value="4459.37155208093" calcext:value-type="currency">
            <text:p>$4,459.37</text:p>
          </table:table-cell>
          <table:table-cell table:style-name="ce58" table:formula="of:=[.AG12]/AVERAGE([.AC12:.AD12])" office:value-type="percentage" office:value="0.338582569828126" calcext:value-type="percentage">
            <text:p>33.86%</text:p>
          </table:table-cell>
          <table:table-cell table:style-name="ce28" table:formula="of:=AVERAGE([.AE12:.AF12])-[.Y12]" office:value-type="currency" office:currency="USD" office:value="4536.31873978401" calcext:value-type="currency">
            <text:p>$4,536.32</text:p>
          </table:table-cell>
          <table:table-cell table:style-name="ce58" table:formula="of:=[.AI12]/AVERAGE([.AE12:.AF12])" office:value-type="percentage" office:value="0.426831113758631" calcext:value-type="percentage">
            <text:p>42.68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06-03" calcext:value-type="date">
            <text:p>2025-06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1" calcext:value-type="float">
            <text:p>31</text:p>
          </table:table-cell>
          <table:table-cell table:style-name="ce16" office:value-type="float" office:value="30200" calcext:value-type="float">
            <text:p>30,200</text:p>
          </table:table-cell>
          <table:table-cell table:style-name="ce16" office:value-type="float" office:value="-3500" calcext:value-type="float">
            <text:p>-3,500</text:p>
          </table:table-cell>
          <table:table-cell table:style-name="ce16" table:formula="of:=[.D13]+[.E13]" office:value-type="float" office:value="26700" calcext:value-type="float">
            <text:p>26,700</text:p>
          </table:table-cell>
          <table:table-cell table:style-name="ce13" office:value-type="float" office:value="90.6" calcext:value-type="float">
            <text:p>90.6</text:p>
          </table:table-cell>
          <table:table-cell table:style-name="ce27" table:formula="of:=([.G13]*7.39) + (MIN([.F13];2000)*0.1) + (MAX(0;MIN([.F13];15000)-2000)*0.1288) + (MAX(0;MIN([.F13];20000)-15000)*0.1586) + (MAX(0;[.F13]-20000)*0.1286)" office:value-type="currency" office:currency="USD" office:value="4198.554" calcext:value-type="currency">
            <text:p>$4,198.55</text:p>
          </table:table-cell>
          <table:table-cell table:style-name="ce27" table:formula="of:=[.H13]*1.024" office:value-type="currency" office:currency="USD" office:value="4299.319296" calcext:value-type="currency">
            <text:p>$4,299.32</text:p>
          </table:table-cell>
          <table:table-cell table:style-name="ce27" table:formula="of:=[.H13]*0.1438" office:value-type="currency" office:currency="USD" office:value="603.7520652" calcext:value-type="currency">
            <text:p>$603.75</text:p>
          </table:table-cell>
          <table:table-cell table:style-name="ce27" table:formula="of:=[.H13]+[.I13]+[.J13]" office:value-type="currency" office:currency="USD" office:value="9101.6253612" calcext:value-type="currency">
            <text:p>$9,101.63</text:p>
          </table:table-cell>
          <table:table-cell table:style-name="ce34" office:value-type="string" calcext:value-type="string">
            <text:p>HP Heating</text:p>
          </table:table-cell>
          <table:table-cell table:style-name="ce27" table:formula="of:=[.K13]/[.C13]" office:value-type="currency" office:currency="USD" office:value="293.600818103226" calcext:value-type="currency">
            <text:p>$293.60</text:p>
          </table:table-cell>
          <table:table-cell table:style-name="ce40" table:formula="of:=[.F13]/[.C13]" office:value-type="float" office:value="861.290322580645" calcext:value-type="float">
            <text:p>86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88.7" calcext:value-type="float">
            <text:p>289</text:p>
          </table:table-cell>
          <table:table-cell/>
          <table:table-cell table:style-name="ce40" table:formula="of:=[.F13]/MAX([.Q13]; 1)" office:value-type="float" office:value="92.4835469345341" calcext:value-type="float">
            <text:p>92</text:p>
          </table:table-cell>
          <table:table-cell table:style-name="ce27" table:formula="of:=[.K13]/MAX(([.Q13]+[.P13]); 1)" office:value-type="currency" office:currency="USD" office:value="31.5262395607898" calcext:value-type="currency">
            <text:p>$31.53</text:p>
          </table:table-cell>
          <table:table-cell table:style-name="ce50" table:formula="of:=[.G13]/MAX([.Q13]; 1)" office:value-type="float" office:value="0.31382057499134" calcext:value-type="float">
            <text:p>0.31</text:p>
          </table:table-cell>
          <table:table-cell/>
          <table:table-cell table:style-name="ce57" table:formula="of:=((([.F13]-[.$F$5])+[.O13])/[.F13])" office:value-type="percentage" office:value="0.677070328755722" calcext:value-type="percentage">
            <text:p>67.71%</text:p>
          </table:table-cell>
          <table:table-cell table:style-name="ce16" table:formula="of:=(([.F13]-[.O13])*[.W13])" office:value-type="float" office:value="18077.7777777778" calcext:value-type="float">
            <text:p>18,078</text:p>
          </table:table-cell>
          <table:table-cell table:style-name="ce27" table:formula="of:=(([.G13]*7.39)+(MIN([.X13];2000)*0.1)+(MAX(0;MIN([.X13];15000)-2000)*0.1288)+(MAX(0;MIN([.X13];20000)-15000)*0.1586)+(MAX(0;[.X13]-20000)*0.1286)) * (1 + 1.024 + 0.1438)" office:value-type="currency" office:currency="USD" office:value="6572.92038253333" calcext:value-type="currency">
            <text:p>$6,572.92</text:p>
          </table:table-cell>
          <table:table-cell table:style-name="ce40" table:formula="of:=[.X13]/MAX(([.Q13]+[.P13]); 1)" office:value-type="float" office:value="62.6178655274603" calcext:value-type="float">
            <text:p>63</text:p>
          </table:table-cell>
          <table:table-cell table:style-name="ce27" table:formula="of:=[.Y13]/MAX(([.Q13]+[.P13]); 1)" office:value-type="currency" office:currency="USD" office:value="22.7673030222838" calcext:value-type="currency">
            <text:p>$22.77</text:p>
          </table:table-cell>
          <table:table-cell table:style-name="ce60"/>
          <table:table-cell table:style-name="ce27" table:formula="of:=[.T29]*([.P13]+[.Q13])" office:value-type="currency" office:currency="USD" office:value="9958.66976245935" calcext:value-type="currency">
            <text:p>$9,958.67</text:p>
          </table:table-cell>
          <table:table-cell table:style-name="ce27" table:formula="of:=[.T45]*([.P13]+[.Q13])" office:value-type="currency" office:currency="USD" office:value="13577.6231671218" calcext:value-type="currency">
            <text:p>$13,577.62</text:p>
          </table:table-cell>
          <table:table-cell table:style-name="ce27" table:formula="of:=[.AA29]*([.P13]+[.Q13])" office:value-type="currency" office:currency="USD" office:value="7602.31391158986" calcext:value-type="currency">
            <text:p>$7,602.31</text:p>
          </table:table-cell>
          <table:table-cell table:style-name="ce27" table:formula="of:=[.AA45]*([.P13]+[.Q13])" office:value-type="currency" office:currency="USD" office:value="10776.0616084579" calcext:value-type="currency">
            <text:p>$10,776.06</text:p>
          </table:table-cell>
          <table:table-cell table:style-name="ce27" table:formula="of:=AVERAGE([.AC13:.AD13])-[.K13]" office:value-type="currency" office:currency="USD" office:value="2666.52110359059" calcext:value-type="currency">
            <text:p>$2,666.52</text:p>
          </table:table-cell>
          <table:table-cell table:style-name="ce57" table:formula="of:=[.AG13]/AVERAGE([.AC13:.AD13])" office:value-type="percentage" office:value="0.226588028248002" calcext:value-type="percentage">
            <text:p>22.66%</text:p>
          </table:table-cell>
          <table:table-cell table:style-name="ce27" table:formula="of:=AVERAGE([.AE13:.AF13])-[.Y13]" office:value-type="currency" office:currency="USD" office:value="2616.26737749053" calcext:value-type="currency">
            <text:p>$2,616.27</text:p>
          </table:table-cell>
          <table:table-cell table:style-name="ce57" table:formula="of:=[.AI13]/AVERAGE([.AE13:.AF13])" office:value-type="percentage" office:value="0.284711494183653" calcext:value-type="percentage">
            <text:p>28.47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05-02" calcext:value-type="date">
            <text:p>2025-05-02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2" calcext:value-type="float">
            <text:p>32</text:p>
          </table:table-cell>
          <table:table-cell table:style-name="ce16" office:value-type="float" office:value="25000" calcext:value-type="float">
            <text:p>25,000</text:p>
          </table:table-cell>
          <table:table-cell table:style-name="ce16"/>
          <table:table-cell table:style-name="ce16" table:formula="of:=[.D14]+[.E14]" office:value-type="float" office:value="25000" calcext:value-type="float">
            <text:p>25,000</text:p>
          </table:table-cell>
          <table:table-cell table:style-name="ce13" office:value-type="float" office:value="87.6" calcext:value-type="float">
            <text:p>87.6</text:p>
          </table:table-cell>
          <table:table-cell table:style-name="ce27" table:formula="of:=([.G14]*7.39) + (MIN([.F14];2000)*0.1) + (MAX(0;MIN([.F14];15000)-2000)*0.1288) + (MAX(0;MIN([.F14];20000)-15000)*0.1586) + (MAX(0;[.F14]-20000)*0.1286)" office:value-type="currency" office:currency="USD" office:value="3957.764" calcext:value-type="currency">
            <text:p>$3,957.76</text:p>
          </table:table-cell>
          <table:table-cell table:style-name="ce27" table:formula="of:=[.H14]*1.024" office:value-type="currency" office:currency="USD" office:value="4052.750336" calcext:value-type="currency">
            <text:p>$4,052.75</text:p>
          </table:table-cell>
          <table:table-cell table:style-name="ce27" table:formula="of:=[.H14]*0.1438" office:value-type="currency" office:currency="USD" office:value="569.1264632" calcext:value-type="currency">
            <text:p>$569.13</text:p>
          </table:table-cell>
          <table:table-cell table:style-name="ce27" table:formula="of:=[.H14]+[.I14]+[.J14]" office:value-type="currency" office:currency="USD" office:value="8579.6407992" calcext:value-type="currency">
            <text:p>$8,579.64</text:p>
          </table:table-cell>
          <table:table-cell table:style-name="ce34"/>
          <table:table-cell table:style-name="ce27" table:formula="of:=[.K14]/[.C14]" office:value-type="currency" office:currency="USD" office:value="268.113774975" calcext:value-type="currency">
            <text:p>$268.11</text:p>
          </table:table-cell>
          <table:table-cell table:style-name="ce40" table:formula="of:=[.F14]/[.C14]" office:value-type="float" office:value="781.25" calcext:value-type="float">
            <text:p>78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56.2" calcext:value-type="float">
            <text:p>556</text:p>
          </table:table-cell>
          <table:table-cell/>
          <table:table-cell table:style-name="ce40" table:formula="of:=[.F14]/MAX([.Q14]; 1)" office:value-type="float" office:value="44.9478604818411" calcext:value-type="float">
            <text:p>45</text:p>
          </table:table-cell>
          <table:table-cell table:style-name="ce27" table:formula="of:=[.K14]/MAX(([.Q14]+[.P14]); 1)" office:value-type="currency" office:currency="USD" office:value="15.4254599050701" calcext:value-type="currency">
            <text:p>$15.43</text:p>
          </table:table-cell>
          <table:table-cell table:style-name="ce50" table:formula="of:=[.G14]/MAX([.Q14]; 1)" office:value-type="float" office:value="0.157497303128371" calcext:value-type="float">
            <text:p>0.16</text:p>
          </table:table-cell>
          <table:table-cell/>
          <table:table-cell table:style-name="ce57" table:formula="of:=((([.F14]-[.$F$5])+[.O14])/[.F14])" office:value-type="percentage" office:value="0.655111111111111" calcext:value-type="percentage">
            <text:p>65.51%</text:p>
          </table:table-cell>
          <table:table-cell table:style-name="ce16" table:formula="of:=(([.F14]-[.O14])*[.W14])" office:value-type="float" office:value="16377.7777777778" calcext:value-type="float">
            <text:p>16,378</text:p>
          </table:table-cell>
          <table:table-cell table:style-name="ce27" table:formula="of:=(([.G14]*7.39)+(MIN([.X14];2000)*0.1)+(MAX(0;MIN([.X14];15000)-2000)*0.1288)+(MAX(0;MIN([.X14];20000)-15000)*0.1586)+(MAX(0;[.X14]-20000)*0.1286)) * (1 + 1.024 + 0.1438)" office:value-type="currency" office:currency="USD" office:value="5940.37802053333" calcext:value-type="currency">
            <text:p>$5,940.38</text:p>
          </table:table-cell>
          <table:table-cell table:style-name="ce40" table:formula="of:=[.X14]/MAX(([.Q14]+[.P14]); 1)" office:value-type="float" office:value="29.4458428223261" calcext:value-type="float">
            <text:p>29</text:p>
          </table:table-cell>
          <table:table-cell table:style-name="ce27" table:formula="of:=[.Y14]/MAX(([.Q14]+[.P14]); 1)" office:value-type="currency" office:currency="USD" office:value="10.6802912990531" calcext:value-type="currency">
            <text:p>$10.68</text:p>
          </table:table-cell>
          <table:table-cell table:style-name="ce60"/>
          <table:table-cell table:style-name="ce27" table:formula="of:=[.T30]*([.P14]+[.Q14])" office:value-type="currency" office:currency="USD" office:value="11872.7395515476" calcext:value-type="currency">
            <text:p>$11,872.74</text:p>
          </table:table-cell>
          <table:table-cell table:style-name="ce27" table:formula="of:=[.T46]*([.P14]+[.Q14])" office:value-type="currency" office:currency="USD" office:value="10655.1759701665" calcext:value-type="currency">
            <text:p>$10,655.18</text:p>
          </table:table-cell>
          <table:table-cell table:style-name="ce27" table:formula="of:=[.AA30]*([.P14]+[.Q14])" office:value-type="currency" office:currency="USD" office:value="9494.27440588949" calcext:value-type="currency">
            <text:p>$9,494.27</text:p>
          </table:table-cell>
          <table:table-cell table:style-name="ce27" table:formula="of:=[.AA46]*([.P14]+[.Q14])" office:value-type="currency" office:currency="USD" office:value="8152.48922667271" calcext:value-type="currency">
            <text:p>$8,152.49</text:p>
          </table:table-cell>
          <table:table-cell table:style-name="ce27" table:formula="of:=AVERAGE([.AC14:.AD14])-[.K14]" office:value-type="currency" office:currency="USD" office:value="2684.31696165704" calcext:value-type="currency">
            <text:p>$2,684.32</text:p>
          </table:table-cell>
          <table:table-cell table:style-name="ce57" table:formula="of:=[.AG14]/AVERAGE([.AC14:.AD14])" office:value-type="percentage" office:value="0.238310282997084" calcext:value-type="percentage">
            <text:p>23.83%</text:p>
          </table:table-cell>
          <table:table-cell table:style-name="ce27" table:formula="of:=AVERAGE([.AE14:.AF14])-[.Y14]" office:value-type="currency" office:currency="USD" office:value="2883.00379574776" calcext:value-type="currency">
            <text:p>$2,883.00</text:p>
          </table:table-cell>
          <table:table-cell table:style-name="ce57" table:formula="of:=[.AI14]/AVERAGE([.AE14:.AF14])" office:value-type="percentage" office:value="0.326745895822845" calcext:value-type="percentage">
            <text:p>32.67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04-03" calcext:value-type="date">
            <text:p>2025-04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20200" calcext:value-type="float">
            <text:p>20,200</text:p>
          </table:table-cell>
          <table:table-cell table:style-name="ce16"/>
          <table:table-cell table:style-name="ce16" table:formula="of:=[.D15]+[.E15]" office:value-type="float" office:value="20200" calcext:value-type="float">
            <text:p>20,200</text:p>
          </table:table-cell>
          <table:table-cell table:style-name="ce13" office:value-type="float" office:value="87.6" calcext:value-type="float">
            <text:p>87.6</text:p>
          </table:table-cell>
          <table:table-cell table:style-name="ce27" table:formula="of:=([.G15]*7.39) + (MIN([.F15];2000)*0.1) + (MAX(0;MIN([.F15];15000)-2000)*0.1288) + (MAX(0;MIN([.F15];20000)-15000)*0.1586) + (MAX(0;[.F15]-20000)*0.1286)" office:value-type="currency" office:currency="USD" office:value="3340.484" calcext:value-type="currency">
            <text:p>$3,340.48</text:p>
          </table:table-cell>
          <table:table-cell table:style-name="ce27" table:formula="of:=[.H15]*1.024" office:value-type="currency" office:currency="USD" office:value="3420.655616" calcext:value-type="currency">
            <text:p>$3,420.66</text:p>
          </table:table-cell>
          <table:table-cell table:style-name="ce27" table:formula="of:=[.H15]*0.1438" office:value-type="currency" office:currency="USD" office:value="480.3615992" calcext:value-type="currency">
            <text:p>$480.36</text:p>
          </table:table-cell>
          <table:table-cell table:style-name="ce27" table:formula="of:=[.H15]+[.I15]+[.J15]" office:value-type="currency" office:currency="USD" office:value="7241.5012152" calcext:value-type="currency">
            <text:p>$7,241.50</text:p>
          </table:table-cell>
          <table:table-cell table:style-name="ce34"/>
          <table:table-cell table:style-name="ce27" table:formula="of:=[.K15]/[.C15]" office:value-type="currency" office:currency="USD" office:value="249.706938455172" calcext:value-type="currency">
            <text:p>$249.71</text:p>
          </table:table-cell>
          <table:table-cell table:style-name="ce40" table:formula="of:=[.F15]/[.C15]" office:value-type="float" office:value="696.551724137931" calcext:value-type="float">
            <text:p>69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812.3" calcext:value-type="float">
            <text:p>812</text:p>
          </table:table-cell>
          <table:table-cell/>
          <table:table-cell table:style-name="ce40" table:formula="of:=[.F15]/MAX([.Q15]; 1)" office:value-type="float" office:value="24.8676597316262" calcext:value-type="float">
            <text:p>25</text:p>
          </table:table-cell>
          <table:table-cell table:style-name="ce27" table:formula="of:=[.K15]/MAX(([.Q15]+[.P15]); 1)" office:value-type="currency" office:currency="USD" office:value="8.91481129533423" calcext:value-type="currency">
            <text:p>$8.91</text:p>
          </table:table-cell>
          <table:table-cell table:style-name="ce50" table:formula="of:=[.G15]/MAX([.Q15]; 1)" office:value-type="float" office:value="0.10784193032131" calcext:value-type="float">
            <text:p>0.11</text:p>
          </table:table-cell>
          <table:table-cell/>
          <table:table-cell table:style-name="ce57" table:formula="of:=((([.F15]-[.$F$5])+[.O15])/[.F15])" office:value-type="percentage" office:value="0.573157315731573" calcext:value-type="percentage">
            <text:p>57.32%</text:p>
          </table:table-cell>
          <table:table-cell table:style-name="ce16" table:formula="of:=(([.F15]-[.O15])*[.W15])" office:value-type="float" office:value="11577.7777777778" calcext:value-type="float">
            <text:p>11,578</text:p>
          </table:table-cell>
          <table:table-cell table:style-name="ce27" table:formula="of:=(([.G15]*7.39)+(MIN([.X15];2000)*0.1)+(MAX(0;MIN([.X15];15000)-2000)*0.1288)+(MAX(0;MIN([.X15];20000)-15000)*0.1586)+(MAX(0;[.X15]-20000)*0.1286)) * (1 + 1.024 + 0.1438)" office:value-type="currency" office:currency="USD" office:value="4511.15229786667" calcext:value-type="currency">
            <text:p>$4,511.15</text:p>
          </table:table-cell>
          <table:table-cell table:style-name="ce40" table:formula="of:=[.X15]/MAX(([.Q15]+[.P15]); 1)" office:value-type="float" office:value="14.253081100305" calcext:value-type="float">
            <text:p>14</text:p>
          </table:table-cell>
          <table:table-cell table:style-name="ce27" table:formula="of:=[.Y15]/MAX(([.Q15]+[.P15]); 1)" office:value-type="currency" office:currency="USD" office:value="5.55355447232139" calcext:value-type="currency">
            <text:p>$5.55</text:p>
          </table:table-cell>
          <table:table-cell table:style-name="ce60"/>
          <table:table-cell table:style-name="ce27" table:formula="of:=[.T31]*([.P15]+[.Q15])" office:value-type="currency" office:currency="USD" office:value="8917.43898847711" calcext:value-type="currency">
            <text:p>$8,917.44</text:p>
          </table:table-cell>
          <table:table-cell table:style-name="ce27" table:formula="of:=[.T47]*([.P15]+[.Q15])" office:value-type="currency" office:currency="USD" office:value="10214.4265148188" calcext:value-type="currency">
            <text:p>$10,214.43</text:p>
          </table:table-cell>
          <table:table-cell table:style-name="ce27" table:formula="of:=[.AA31]*([.P15]+[.Q15])" office:value-type="currency" office:currency="USD" office:value="6258.69361293736" calcext:value-type="currency">
            <text:p>$6,258.69</text:p>
          </table:table-cell>
          <table:table-cell table:style-name="ce27" table:formula="of:=[.AA47]*([.P15]+[.Q15])" office:value-type="currency" office:currency="USD" office:value="7935.83905580267" calcext:value-type="currency">
            <text:p>$7,935.84</text:p>
          </table:table-cell>
          <table:table-cell table:style-name="ce27" table:formula="of:=AVERAGE([.AC15:.AD15])-[.K15]" office:value-type="currency" office:currency="USD" office:value="2324.43153644796" calcext:value-type="currency">
            <text:p>$2,324.43</text:p>
          </table:table-cell>
          <table:table-cell table:style-name="ce57" table:formula="of:=[.AG15]/AVERAGE([.AC15:.AD15])" office:value-type="percentage" office:value="0.242990578837962" calcext:value-type="percentage">
            <text:p>24.30%</text:p>
          </table:table-cell>
          <table:table-cell table:style-name="ce27" table:formula="of:=AVERAGE([.AE15:.AF15])-[.Y15]" office:value-type="currency" office:currency="USD" office:value="2586.11403650335" calcext:value-type="currency">
            <text:p>$2,586.11</text:p>
          </table:table-cell>
          <table:table-cell table:style-name="ce57" table:formula="of:=[.AI15]/AVERAGE([.AE15:.AF15])" office:value-type="percentage" office:value="0.364381709050362" calcext:value-type="percentage">
            <text:p>36.44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03-04" calcext:value-type="date">
            <text:p>2025-03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24800" calcext:value-type="float">
            <text:p>24,800</text:p>
          </table:table-cell>
          <table:table-cell table:style-name="ce16"/>
          <table:table-cell table:style-name="ce16" table:formula="of:=[.D16]+[.E16]" office:value-type="float" office:value="24800" calcext:value-type="float">
            <text:p>24,800</text:p>
          </table:table-cell>
          <table:table-cell table:style-name="ce13" office:value-type="float" office:value="87.6" calcext:value-type="float">
            <text:p>87.6</text:p>
          </table:table-cell>
          <table:table-cell table:style-name="ce27" table:formula="of:=([.G16]*7.39) + (MIN([.F16];2000)*0.1) + (MAX(0;MIN([.F16];15000)-2000)*0.1288) + (MAX(0;MIN([.F16];20000)-15000)*0.1586) + (MAX(0;[.F16]-20000)*0.1286)" office:value-type="currency" office:currency="USD" office:value="3932.044" calcext:value-type="currency">
            <text:p>$3,932.04</text:p>
          </table:table-cell>
          <table:table-cell table:style-name="ce27" table:formula="of:=[.H16]*1.024" office:value-type="currency" office:currency="USD" office:value="4026.413056" calcext:value-type="currency">
            <text:p>$4,026.41</text:p>
          </table:table-cell>
          <table:table-cell table:style-name="ce27" table:formula="of:=[.H16]*0.1438" office:value-type="currency" office:currency="USD" office:value="565.4279272" calcext:value-type="currency">
            <text:p>$565.43</text:p>
          </table:table-cell>
          <table:table-cell table:style-name="ce27" table:formula="of:=[.H16]+[.I16]+[.J16]" office:value-type="currency" office:currency="USD" office:value="8523.8849832" calcext:value-type="currency">
            <text:p>$8,523.88</text:p>
          </table:table-cell>
          <table:table-cell table:style-name="ce34"/>
          <table:table-cell table:style-name="ce27" table:formula="of:=[.K16]/[.C16]" office:value-type="currency" office:currency="USD" office:value="284.12949944" calcext:value-type="currency">
            <text:p>$284.13</text:p>
          </table:table-cell>
          <table:table-cell table:style-name="ce40" table:formula="of:=[.F16]/[.C16]" office:value-type="float" office:value="826.666666666667" calcext:value-type="float">
            <text:p>82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142.8" calcext:value-type="float">
            <text:p>1143</text:p>
          </table:table-cell>
          <table:table-cell/>
          <table:table-cell table:style-name="ce40" table:formula="of:=[.F16]/MAX([.Q16]; 1)" office:value-type="float" office:value="21.7010850542527" calcext:value-type="float">
            <text:p>22</text:p>
          </table:table-cell>
          <table:table-cell table:style-name="ce27" table:formula="of:=[.K16]/MAX(([.Q16]+[.P16]); 1)" office:value-type="currency" office:currency="USD" office:value="7.45877229891495" calcext:value-type="currency">
            <text:p>$7.46</text:p>
          </table:table-cell>
          <table:table-cell table:style-name="ce50" table:formula="of:=[.G16]/MAX([.Q16]; 1)" office:value-type="float" office:value="0.0766538326916346" calcext:value-type="float">
            <text:p>0.08</text:p>
          </table:table-cell>
          <table:table-cell/>
          <table:table-cell table:style-name="ce57" table:formula="of:=((([.F16]-[.$F$5])+[.O16])/[.F16])" office:value-type="percentage" office:value="0.652329749103943" calcext:value-type="percentage">
            <text:p>65.23%</text:p>
          </table:table-cell>
          <table:table-cell table:style-name="ce16" table:formula="of:=(([.F16]-[.O16])*[.W16])" office:value-type="float" office:value="16177.7777777778" calcext:value-type="float">
            <text:p>16,178</text:p>
          </table:table-cell>
          <table:table-cell table:style-name="ce27" table:formula="of:=(([.G16]*7.39)+(MIN([.X16];2000)*0.1)+(MAX(0;MIN([.X16];15000)-2000)*0.1288)+(MAX(0;MIN([.X16];20000)-15000)*0.1586)+(MAX(0;[.X16]-20000)*0.1286)) * (1 + 1.024 + 0.1438)" office:value-type="currency" office:currency="USD" office:value="5871.61540453333" calcext:value-type="currency">
            <text:p>$5,871.62</text:p>
          </table:table-cell>
          <table:table-cell table:style-name="ce40" table:formula="of:=[.X16]/MAX(([.Q16]+[.P16]); 1)" office:value-type="float" office:value="14.156263368724" calcext:value-type="float">
            <text:p>14</text:p>
          </table:table-cell>
          <table:table-cell table:style-name="ce27" table:formula="of:=[.Y16]/MAX(([.Q16]+[.P16]); 1)" office:value-type="currency" office:currency="USD" office:value="5.13792037498541" calcext:value-type="currency">
            <text:p>$5.14</text:p>
          </table:table-cell>
          <table:table-cell table:style-name="ce60"/>
          <table:table-cell table:style-name="ce27" table:formula="of:=[.T32]*([.P16]+[.Q16])" office:value-type="currency" office:currency="USD" office:value="11106.482366055" calcext:value-type="currency">
            <text:p>$11,106.48</text:p>
          </table:table-cell>
          <table:table-cell table:style-name="ce27" table:formula="of:=[.T48]*([.P16]+[.Q16])" office:value-type="currency" office:currency="USD" office:value="12357.5025186951" calcext:value-type="currency">
            <text:p>$12,357.50</text:p>
          </table:table-cell>
          <table:table-cell table:style-name="ce27" table:formula="of:=[.AA32]*([.P16]+[.Q16])" office:value-type="currency" office:currency="USD" office:value="8666.05694833978" calcext:value-type="currency">
            <text:p>$8,666.06</text:p>
          </table:table-cell>
          <table:table-cell table:style-name="ce27" table:formula="of:=[.AA48]*([.P16]+[.Q16])" office:value-type="currency" office:currency="USD" office:value="10033.7203935108" calcext:value-type="currency">
            <text:p>$10,033.72</text:p>
          </table:table-cell>
          <table:table-cell table:style-name="ce27" table:formula="of:=AVERAGE([.AC16:.AD16])-[.K16]" office:value-type="currency" office:currency="USD" office:value="3208.10745917504" calcext:value-type="currency">
            <text:p>$3,208.11</text:p>
          </table:table-cell>
          <table:table-cell table:style-name="ce57" table:formula="of:=[.AG16]/AVERAGE([.AC16:.AD16])" office:value-type="percentage" office:value="0.273449499301381" calcext:value-type="percentage">
            <text:p>27.34%</text:p>
          </table:table-cell>
          <table:table-cell table:style-name="ce27" table:formula="of:=AVERAGE([.AE16:.AF16])-[.Y16]" office:value-type="currency" office:currency="USD" office:value="3478.27326639198" calcext:value-type="currency">
            <text:p>$3,478.27</text:p>
          </table:table-cell>
          <table:table-cell table:style-name="ce57" table:formula="of:=[.AI16]/AVERAGE([.AE16:.AF16])" office:value-type="percentage" office:value="0.372012265473077" calcext:value-type="percentage">
            <text:p>37.20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5-02-03" calcext:value-type="date">
            <text:p>2025-02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27200" calcext:value-type="float">
            <text:p>27,200</text:p>
          </table:table-cell>
          <table:table-cell table:style-name="ce16"/>
          <table:table-cell table:style-name="ce16" table:formula="of:=[.D17]+[.E17]" office:value-type="float" office:value="27200" calcext:value-type="float">
            <text:p>27,200</text:p>
          </table:table-cell>
          <table:table-cell table:style-name="ce13" office:value-type="float" office:value="87.6" calcext:value-type="float">
            <text:p>87.6</text:p>
          </table:table-cell>
          <table:table-cell table:style-name="ce27" table:formula="of:=([.G17]*7.39) + (MIN([.F17];2000)*0.1) + (MAX(0;MIN([.F17];15000)-2000)*0.1288) + (MAX(0;MIN([.F17];20000)-15000)*0.1586) + (MAX(0;[.F17]-20000)*0.1286)" office:value-type="currency" office:currency="USD" office:value="4240.684" calcext:value-type="currency">
            <text:p>$4,240.68</text:p>
          </table:table-cell>
          <table:table-cell table:style-name="ce27" table:formula="of:=[.H17]*1.024" office:value-type="currency" office:currency="USD" office:value="4342.460416" calcext:value-type="currency">
            <text:p>$4,342.46</text:p>
          </table:table-cell>
          <table:table-cell table:style-name="ce27" table:formula="of:=[.H17]*0.1438" office:value-type="currency" office:currency="USD" office:value="609.8103592" calcext:value-type="currency">
            <text:p>$609.81</text:p>
          </table:table-cell>
          <table:table-cell table:style-name="ce27" table:formula="of:=[.H17]+[.I17]+[.J17]" office:value-type="currency" office:currency="USD" office:value="9192.9547752" calcext:value-type="currency">
            <text:p>$9,192.95</text:p>
          </table:table-cell>
          <table:table-cell table:style-name="ce34"/>
          <table:table-cell table:style-name="ce27" table:formula="of:=[.K17]/[.C17]" office:value-type="currency" office:currency="USD" office:value="316.998440524138" calcext:value-type="currency">
            <text:p>$317.00</text:p>
          </table:table-cell>
          <table:table-cell table:style-name="ce40" table:formula="of:=[.F17]/[.C17]" office:value-type="float" office:value="937.931034482759" calcext:value-type="float">
            <text:p>938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221.4" calcext:value-type="float">
            <text:p>1221</text:p>
          </table:table-cell>
          <table:table-cell/>
          <table:table-cell table:style-name="ce40" table:formula="of:=[.F17]/MAX([.Q17]; 1)" office:value-type="float" office:value="22.2695267725561" calcext:value-type="float">
            <text:p>22</text:p>
          </table:table-cell>
          <table:table-cell table:style-name="ce27" table:formula="of:=[.K17]/MAX(([.Q17]+[.P17]); 1)" office:value-type="currency" office:currency="USD" office:value="7.52657178254462" calcext:value-type="currency">
            <text:p>$7.53</text:p>
          </table:table-cell>
          <table:table-cell table:style-name="ce50" table:formula="of:=[.G17]/MAX([.Q17]; 1)" office:value-type="float" office:value="0.0717209759292615" calcext:value-type="float">
            <text:p>0.07</text:p>
          </table:table-cell>
          <table:table-cell/>
          <table:table-cell table:style-name="ce57" table:formula="of:=((([.F17]-[.$F$5])+[.O17])/[.F17])" office:value-type="percentage" office:value="0.683006535947712" calcext:value-type="percentage">
            <text:p>68.30%</text:p>
          </table:table-cell>
          <table:table-cell table:style-name="ce16" table:formula="of:=(([.F17]-[.O17])*[.W17])" office:value-type="float" office:value="18577.7777777778" calcext:value-type="float">
            <text:p>18,578</text:p>
          </table:table-cell>
          <table:table-cell table:style-name="ce27" table:formula="of:=(([.G17]*7.39)+(MIN([.X17];2000)*0.1)+(MAX(0;MIN([.X17];15000)-2000)*0.1288)+(MAX(0;MIN([.X17];20000)-15000)*0.1586)+(MAX(0;[.X17]-20000)*0.1286)) * (1 + 1.024 + 0.1438)" office:value-type="currency" office:currency="USD" office:value="6696.76679653333" calcext:value-type="currency">
            <text:p>$6,696.77</text:p>
          </table:table-cell>
          <table:table-cell table:style-name="ce40" table:formula="of:=[.X17]/MAX(([.Q17]+[.P17]); 1)" office:value-type="float" office:value="15.2102323381184" calcext:value-type="float">
            <text:p>15</text:p>
          </table:table-cell>
          <table:table-cell table:style-name="ce27" table:formula="of:=[.Y17]/MAX(([.Q17]+[.P17]); 1)" office:value-type="currency" office:currency="USD" office:value="5.48286130385896" calcext:value-type="currency">
            <text:p>$5.48</text:p>
          </table:table-cell>
          <table:table-cell table:style-name="ce60"/>
          <table:table-cell table:style-name="ce27" table:formula="of:=[.T33]*([.P17]+[.Q17])" office:value-type="currency" office:currency="USD" office:value="13191.2898585639" calcext:value-type="currency">
            <text:p>$13,191.29</text:p>
          </table:table-cell>
          <table:table-cell table:style-name="ce27" table:formula="of:=[.T49]*([.P17]+[.Q17])" office:value-type="currency" office:currency="USD" office:value="10188.6939969275" calcext:value-type="currency">
            <text:p>$10,188.69</text:p>
          </table:table-cell>
          <table:table-cell table:style-name="ce27" table:formula="of:=[.AA33]*([.P17]+[.Q17])" office:value-type="currency" office:currency="USD" office:value="10833.5374563607" calcext:value-type="currency">
            <text:p>$10,833.54</text:p>
          </table:table-cell>
          <table:table-cell table:style-name="ce27" table:formula="of:=[.AA49]*([.P17]+[.Q17])" office:value-type="currency" office:currency="USD" office:value="7927.54697657675" calcext:value-type="currency">
            <text:p>$7,927.55</text:p>
          </table:table-cell>
          <table:table-cell table:style-name="ce27" table:formula="of:=AVERAGE([.AC17:.AD17])-[.K17]" office:value-type="currency" office:currency="USD" office:value="2497.03715254572" calcext:value-type="currency">
            <text:p>$2,497.04</text:p>
          </table:table-cell>
          <table:table-cell table:style-name="ce57" table:formula="of:=[.AG17]/AVERAGE([.AC17:.AD17])" office:value-type="percentage" office:value="0.213604694338505" calcext:value-type="percentage">
            <text:p>21.36%</text:p>
          </table:table-cell>
          <table:table-cell table:style-name="ce27" table:formula="of:=AVERAGE([.AE17:.AF17])-[.Y17]" office:value-type="currency" office:currency="USD" office:value="2683.77541993537" calcext:value-type="currency">
            <text:p>$2,683.78</text:p>
          </table:table-cell>
          <table:table-cell table:style-name="ce57" table:formula="of:=[.AI17]/AVERAGE([.AE17:.AF17])" office:value-type="percentage" office:value="0.286100244314627" calcext:value-type="percentage">
            <text:p>28.61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8" office:value-type="date" office:date-value="2025-01-06" calcext:value-type="date">
            <text:p>2025-01-06</text:p>
          </table:table-cell>
          <table:table-cell table:style-name="ce15" office:value-type="string" calcext:value-type="string">
            <text:p>ACT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27600" calcext:value-type="float">
            <text:p>27,600</text:p>
          </table:table-cell>
          <table:table-cell table:style-name="ce18"/>
          <table:table-cell table:style-name="ce18" table:formula="of:=[.D18]+[.E18]" office:value-type="float" office:value="27600" calcext:value-type="float">
            <text:p>27,600</text:p>
          </table:table-cell>
          <table:table-cell table:style-name="ce15" office:value-type="float" office:value="92.2" calcext:value-type="float">
            <text:p>92.2</text:p>
          </table:table-cell>
          <table:table-cell table:style-name="ce29" table:formula="of:=([.G18]*7.39) + (MIN([.F18];2000)*0.1) + (MAX(0;MIN([.F18];15000)-2000)*0.1288) + (MAX(0;MIN([.F18];20000)-15000)*0.1586) + (MAX(0;[.F18]-20000)*0.1286)" office:value-type="currency" office:currency="USD" office:value="4326.118" calcext:value-type="currency">
            <text:p>$4,326.12</text:p>
          </table:table-cell>
          <table:table-cell table:style-name="ce29" table:formula="of:=[.H18]*1.024" office:value-type="currency" office:currency="USD" office:value="4429.944832" calcext:value-type="currency">
            <text:p>$4,429.94</text:p>
          </table:table-cell>
          <table:table-cell table:style-name="ce29" table:formula="of:=[.H18]*0.1438" office:value-type="currency" office:currency="USD" office:value="622.0957684" calcext:value-type="currency">
            <text:p>$622.10</text:p>
          </table:table-cell>
          <table:table-cell table:style-name="ce29" table:formula="of:=[.H18]+[.I18]+[.J18]" office:value-type="currency" office:currency="USD" office:value="9378.1586004" calcext:value-type="currency">
            <text:p>$9,378.16</text:p>
          </table:table-cell>
          <table:table-cell table:style-name="ce35"/>
          <table:table-cell table:style-name="ce29" table:formula="of:=[.K18]/[.C18]" office:value-type="currency" office:currency="USD" office:value="334.934235728571" calcext:value-type="currency">
            <text:p>$334.93</text:p>
          </table:table-cell>
          <table:table-cell table:style-name="ce42" table:formula="of:=[.F18]/[.C18]" office:value-type="float" office:value="985.714285714286" calcext:value-type="float">
            <text:p>98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088.9" calcext:value-type="float">
            <text:p>1089</text:p>
          </table:table-cell>
          <table:table-cell/>
          <table:table-cell table:style-name="ce42" table:formula="of:=[.F18]/MAX([.Q18]; 1)" office:value-type="float" office:value="25.346680135917" calcext:value-type="float">
            <text:p>25</text:p>
          </table:table-cell>
          <table:table-cell table:style-name="ce29" table:formula="of:=[.K18]/MAX(([.Q18]+[.P18]); 1)" office:value-type="currency" office:currency="USD" office:value="8.61250675029847" calcext:value-type="currency">
            <text:p>$8.61</text:p>
          </table:table-cell>
          <table:table-cell table:style-name="ce52" table:formula="of:=[.G18]/MAX([.Q18]; 1)" office:value-type="float" office:value="0.0846726053815777" calcext:value-type="float">
            <text:p>0.08</text:p>
          </table:table-cell>
          <table:table-cell/>
          <table:table-cell table:style-name="ce57" table:formula="of:=((([.F18]-[.$F$5])+[.O18])/[.F18])" office:value-type="percentage" office:value="0.687600644122383" calcext:value-type="percentage">
            <text:p>68.76%</text:p>
          </table:table-cell>
          <table:table-cell table:style-name="ce16" table:formula="of:=(([.F18]-[.O18])*[.W18])" office:value-type="float" office:value="18977.7777777778" calcext:value-type="float">
            <text:p>18,978</text:p>
          </table:table-cell>
          <table:table-cell table:style-name="ce27" table:formula="of:=(([.G18]*7.39)+(MIN([.X18];2000)*0.1)+(MAX(0;MIN([.X18];15000)-2000)*0.1288)+(MAX(0;MIN([.X18];20000)-15000)*0.1586)+(MAX(0;[.X18]-20000)*0.1286)) * (1 + 1.024 + 0.1438)" office:value-type="currency" office:currency="USD" office:value="6907.98422173333" calcext:value-type="currency">
            <text:p>$6,907.98</text:p>
          </table:table-cell>
          <table:table-cell table:style-name="ce40" table:formula="of:=[.X18]/MAX(([.Q18]+[.P18]); 1)" office:value-type="float" office:value="17.4283935878205" calcext:value-type="float">
            <text:p>17</text:p>
          </table:table-cell>
          <table:table-cell table:style-name="ce27" table:formula="of:=[.Y18]/MAX(([.Q18]+[.P18]); 1)" office:value-type="currency" office:currency="USD" office:value="6.34400240768972" calcext:value-type="currency">
            <text:p>$6.34</text:p>
          </table:table-cell>
          <table:table-cell table:style-name="ce61"/>
          <table:table-cell table:style-name="ce27" table:formula="of:=[.T34]*([.P18]+[.Q18])" office:value-type="currency" office:currency="USD" office:value="10800.8596262575" calcext:value-type="currency">
            <text:p>$10,800.86</text:p>
          </table:table-cell>
          <table:table-cell table:style-name="ce27" table:formula="of:=[.T50]*([.P18]+[.Q18])" office:value-type="currency" office:currency="USD" office:value="11223.8424758748" calcext:value-type="currency">
            <text:p>$11,223.84</text:p>
          </table:table-cell>
          <table:table-cell table:style-name="ce27" table:formula="of:=[.AA34]*([.P18]+[.Q18])" office:value-type="currency" office:currency="USD" office:value="8411.20959425698" calcext:value-type="currency">
            <text:p>$8,411.21</text:p>
          </table:table-cell>
          <table:table-cell table:style-name="ce27" table:formula="of:=[.AA50]*([.P18]+[.Q18])" office:value-type="currency" office:currency="USD" office:value="8877.88596422281" calcext:value-type="currency">
            <text:p>$8,877.89</text:p>
          </table:table-cell>
          <table:table-cell table:style-name="ce27" table:formula="of:=AVERAGE([.AC18:.AD18])-[.K18]" office:value-type="currency" office:currency="USD" office:value="1634.19245066614" calcext:value-type="currency">
            <text:p>$1,634.19</text:p>
          </table:table-cell>
          <table:table-cell table:style-name="ce57" table:formula="of:=[.AG18]/AVERAGE([.AC18:.AD18])" office:value-type="percentage" office:value="0.148396327277264" calcext:value-type="percentage">
            <text:p>14.84%</text:p>
          </table:table-cell>
          <table:table-cell table:style-name="ce27" table:formula="of:=AVERAGE([.AE18:.AF18])-[.Y18]" office:value-type="currency" office:currency="USD" office:value="1736.56355750656" calcext:value-type="currency">
            <text:p>$1,736.56</text:p>
          </table:table-cell>
          <table:table-cell table:style-name="ce57" table:formula="of:=[.AI18]/AVERAGE([.AE18:.AF18])" office:value-type="percentage" office:value="0.200885413772246" calcext:value-type="percentage">
            <text:p>20.09%</text:p>
          </table:table-cell>
          <table:table-cell table:style-name="ce75"/>
          <table:table-cell table:style-name="ce78" table:number-columns-repeated="987"/>
        </table:table-row>
        <table:table-row table:style-name="ro3">
          <table:table-cell table:style-name="ce3" office:value-type="string" calcext:value-type="string">
            <text:p>2025 Totals</text:p>
          </table:table-cell>
          <table:table-cell table:style-name="ce10" table:number-columns-repeated="4"/>
          <table:table-cell table:style-name="ce19" table:formula="of:=SUM([.F23:.F34])" office:value-type="float" office:value="412600" calcext:value-type="float">
            <text:p>412,600</text:p>
          </table:table-cell>
          <table:table-cell table:style-name="ce22" table:formula="of:=[.G20]" office:value-type="float" office:value="92.5333333333333" calcext:value-type="float">
            <text:p>93</text:p>
          </table:table-cell>
          <table:table-cell table:style-name="ce24" table:formula="of:=SUM([.H23:.H34])" office:value-type="currency" office:currency="USD" office:value="62411.016" calcext:value-type="currency">
            <text:p>$62,411.02</text:p>
          </table:table-cell>
          <table:table-cell table:style-name="ce24" table:formula="of:=SUM([.I23:.I34])" office:value-type="currency" office:currency="USD" office:value="63908.880384" calcext:value-type="currency">
            <text:p>$63,908.88</text:p>
          </table:table-cell>
          <table:table-cell table:style-name="ce24" table:formula="of:=SUM([.J23:.J34])" office:value-type="currency" office:currency="USD" office:value="8974.7041008" calcext:value-type="currency">
            <text:p>$8,974.70</text:p>
          </table:table-cell>
          <table:table-cell table:style-name="ce24" table:formula="of:=SUM([.K23:.K34])" office:value-type="currency" office:currency="USD" office:value="135294.6004848" calcext:value-type="currency">
            <text:p>$135,294.60</text:p>
          </table:table-cell>
          <table:table-cell table:style-name="ce31"/>
          <table:table-cell table:style-name="ce36"/>
          <table:table-cell table:style-name="ce39"/>
          <table:table-cell table:style-name="ce43" office:value-type="string" calcext:value-type="string">
            <text:p>0</text:p>
          </table:table-cell>
          <table:table-cell table:style-name="ce22" table:formula="of:=SUM([.P25:.P29])" office:value-type="float" office:value="100.4" calcext:value-type="float">
            <text:p>100</text:p>
          </table:table-cell>
          <table:table-cell table:style-name="ce22" table:formula="of:=SUM([.Q23:.Q34])" office:value-type="float" office:value="7721.1" calcext:value-type="float">
            <text:p>7721</text:p>
          </table:table-cell>
          <table:table-cell/>
          <table:table-cell table:style-name="ce39" table:number-columns-repeated="3"/>
          <table:table-cell/>
          <table:table-cell table:style-name="ce54"/>
          <table:table-cell table:style-name="ce19" table:formula="of:=SUM([.X23:.X34])" office:value-type="float" office:value="309133.333333333" calcext:value-type="float">
            <text:p>309,133</text:p>
          </table:table-cell>
          <table:table-cell table:style-name="ce24" table:formula="of:=SUM([.Y23:.Y34])" office:value-type="currency" office:currency="USD" office:value="106240.7043408" calcext:value-type="currency">
            <text:p>$106,240.70</text:p>
          </table:table-cell>
          <table:table-cell table:style-name="ce39"/>
          <table:table-cell table:style-name="ce36"/>
          <table:table-cell table:style-name="ce31"/>
          <table:table-cell table:style-name="ce24" table:formula="of:=SUM([.AC23:.AC34])" office:value-type="currency" office:currency="USD" office:value="146476.949436662" calcext:value-type="currency">
            <text:p>$146,476.95</text:p>
          </table:table-cell>
          <table:table-cell table:style-name="ce24"/>
          <table:table-cell table:style-name="ce24" table:formula="of:=SUM([.AE23:.AE34])" office:value-type="currency" office:currency="USD" office:value="116673.009496166" calcext:value-type="currency">
            <text:p>$116,673.01</text:p>
          </table:table-cell>
          <table:table-cell table:style-name="ce24"/>
          <table:table-cell table:style-name="ce24" table:formula="of:=SUM([.AG23:.AG34])" office:value-type="currency" office:currency="USD" office:value="11182.3489518624" calcext:value-type="currency">
            <text:p>$11,182.35</text:p>
          </table:table-cell>
          <table:table-cell table:style-name="ce69"/>
          <table:table-cell table:style-name="ce24" table:formula="of:=SUM([.AI23:.AI34])" office:value-type="currency" office:currency="USD" office:value="10432.3051553663" calcext:value-type="currency">
            <text:p>$10,432.31</text:p>
          </table:table-cell>
          <table:table-cell table:style-name="ce69"/>
          <table:table-cell table:style-name="ce71"/>
          <table:table-cell table:style-name="ce63" table:number-columns-repeated="987"/>
        </table:table-row>
        <table:table-row table:style-name="ro6">
          <table:table-cell table:style-name="ce4" office:value-type="string" calcext:value-type="string">
            <text:p>Avg Load (kWa)</text:p>
          </table:table-cell>
          <table:table-cell table:style-name="ce79" table:number-columns-spanned="2" table:number-rows-spanned="3"/>
          <table:covered-table-cell table:style-name="ce79"/>
          <table:table-cell table:style-name="ce79" table:number-columns-repeated="2"/>
          <table:table-cell table:style-name="ce20" table:formula="of:=AVERAGE([.F23:.F34])" office:value-type="float" office:value="34383.3333333333" calcext:value-type="float">
            <text:p>34,383</text:p>
          </table:table-cell>
          <table:table-cell table:style-name="ce23" table:formula="of:=AVERAGE([.G23:.G34])" office:value-type="float" office:value="92.5333333333333" calcext:value-type="float">
            <text:p>93</text:p>
          </table:table-cell>
          <table:table-cell table:style-name="ce25" table:formula="of:=([.G20]*7.39) + (MIN([.F20];2000)*0.1) + (MAX(0;MIN([.F20];15000)-2000)*0.1288) + (MAX(0;MIN([.F20];20000)-15000)*0.1586) + (MAX(0;[.F20]-20000)*0.1286)" office:value-type="currency" office:currency="USD" office:value="5200.918" calcext:value-type="currency">
            <text:p>$5,200.92</text:p>
          </table:table-cell>
          <table:table-cell table:style-name="ce25" table:formula="of:=[.H20]*1.024" office:value-type="currency" office:currency="USD" office:value="5325.740032" calcext:value-type="currency">
            <text:p>$5,325.74</text:p>
          </table:table-cell>
          <table:table-cell table:style-name="ce25" table:formula="of:=[.H20]*0.1438" office:value-type="currency" office:currency="USD" office:value="747.8920084" calcext:value-type="currency">
            <text:p>$747.89</text:p>
          </table:table-cell>
          <table:table-cell table:style-name="ce25" table:formula="of:=[.H20]+[.I20]+[.J20]" office:value-type="currency" office:currency="USD" office:value="11274.5500404" calcext:value-type="currency">
            <text:p>$11,274.55</text:p>
          </table:table-cell>
          <table:table-cell table:style-name="ce32"/>
          <table:table-cell table:style-name="ce25" table:formula="of:=AVERAGE([.M23:.M29];[.M30:.M34])" office:value-type="currency" office:currency="USD" office:value="370.76982697134" calcext:value-type="currency">
            <text:p>$370.77</text:p>
          </table:table-cell>
          <table:table-cell table:style-name="ce23" table:formula="of:=AVERAGE([.N23:.N29];[.N30:.N34])" office:value-type="float" office:value="1131.08686452436" calcext:value-type="float">
            <text:p>1131</text:p>
          </table:table-cell>
          <table:table-cell table:style-name="ce44" office:value-type="string" calcext:value-type="string">
            <text:p>0</text:p>
          </table:table-cell>
          <table:table-cell table:style-name="ce23" table:formula="of:=AVERAGE([.P26:.P28])" office:value-type="float" office:value="33.0666666666667" calcext:value-type="float">
            <text:p>33</text:p>
          </table:table-cell>
          <table:table-cell table:style-name="ce23" table:formula="of:=AVERAGE([.Q23:.Q24];[.Q30:.Q34])" office:value-type="float" office:value="921.585714285714" calcext:value-type="float">
            <text:p>922</text:p>
          </table:table-cell>
          <table:table-cell/>
          <table:table-cell table:style-name="ce23" table:formula="of:=AVERAGE([.S23:.S24];[.S30:.S34])" office:value-type="float" office:value="41.0431303791543" calcext:value-type="float">
            <text:p>41</text:p>
          </table:table-cell>
          <table:table-cell table:style-name="ce25" table:formula="of:=AVERAGE([.T23:.T24];[.T30:.T34])" office:value-type="currency" office:currency="USD" office:value="13.4147045630705" calcext:value-type="currency">
            <text:p>$13.41</text:p>
          </table:table-cell>
          <table:table-cell table:style-name="ce49" table:formula="of:=AVERAGE([.U23:.U24];[.U30:.U34])" office:value-type="float" office:value="0.107998615351076" calcext:value-type="float">
            <text:p>0.11</text:p>
          </table:table-cell>
          <table:table-cell/>
          <table:table-cell table:style-name="ce55" table:formula="of:=AVERAGE([.W23:.W34])" office:value-type="percentage" office:value="0.745242191799322" calcext:value-type="percentage">
            <text:p>74.52%</text:p>
          </table:table-cell>
          <table:table-cell table:style-name="ce20" table:formula="of:=AVERAGE([.X23:.X34])" office:value-type="float" office:value="25761.1111111111" calcext:value-type="float">
            <text:p>25,761</text:p>
          </table:table-cell>
          <table:table-cell table:style-name="ce25" table:formula="of:=AVERAGE([.Y23:.Y34])" office:value-type="currency" office:currency="USD" office:value="8853.3920284" calcext:value-type="currency">
            <text:p>$8,853.39</text:p>
          </table:table-cell>
          <table:table-cell table:style-name="ce23" table:formula="of:=AVERAGE([.Z23:.Z24];[.Z30:.Z34])" office:value-type="float" office:value="30.9288402469286" calcext:value-type="float">
            <text:p>31</text:p>
          </table:table-cell>
          <table:table-cell table:style-name="ce25" table:formula="of:=AVERAGE([.AA23:.AA24];[.AA30:.AA34])" office:value-type="currency" office:currency="USD" office:value="10.5575567173171" calcext:value-type="currency">
            <text:p>$10.56</text:p>
          </table:table-cell>
          <table:table-cell table:style-name="ce60"/>
          <table:table-cell table:style-name="ce25" table:formula="of:=AVERAGE([.AC23:.AC34])" office:value-type="currency" office:currency="USD" office:value="12206.4124530552" calcext:value-type="currency">
            <text:p>$12,206.41</text:p>
          </table:table-cell>
          <table:table-cell table:style-name="ce130"/>
          <table:table-cell table:style-name="ce25" table:formula="of:=AVERAGE([.AE23:.AE34])" office:value-type="currency" office:currency="USD" office:value="9722.75079134719" calcext:value-type="currency">
            <text:p>$9,722.75</text:p>
          </table:table-cell>
          <table:table-cell table:style-name="ce130"/>
          <table:table-cell table:style-name="ce25" table:formula="of:=AVERAGE([.AG23:.AG34])" office:value-type="currency" office:currency="USD" office:value="931.862412655204" calcext:value-type="currency">
            <text:p>$931.86</text:p>
          </table:table-cell>
          <table:table-cell table:style-name="ce130"/>
          <table:table-cell table:style-name="ce25" table:formula="of:=AVERAGE([.AI23:.AI34])" office:value-type="currency" office:currency="USD" office:value="869.358762947191" calcext:value-type="currency">
            <text:p>$869.36</text:p>
          </table:table-cell>
          <table:table-cell table:style-name="ce130"/>
          <table:table-cell table:style-name="ce74"/>
          <table:table-cell table:style-name="ce77" table:number-columns-repeated="987"/>
        </table:table-row>
        <table:table-row table:style-name="ro6">
          <table:table-cell table:style-name="ce5" office:value-type="string" calcext:value-type="string">
            <text:p>Avg Base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53]" office:value-type="float" office:value="8622.22222222222" calcext:value-type="float">
            <text:p>8,622</text:p>
          </table:table-cell>
          <table:table-cell table:style-name="ce80" table:number-columns-spanned="1" table:number-rows-spanned="2"/>
          <table:table-cell table:style-name="ce26" table:formula="of:=([.G21]*7.39) + (MIN([.F21];2000)*0.1) + (MAX(0;MIN([.F21];15000)-2000)*0.1288) + (MAX(0;MIN([.F21];20000)-15000)*0.1586) + (MAX(0;[.F21]-20000)*0.1286)" office:value-type="currency" office:currency="USD" office:value="1052.94222222222" calcext:value-type="currency">
            <text:p>$1,052.94</text:p>
          </table:table-cell>
          <table:table-cell table:style-name="ce26" table:formula="of:=[.H21]*1.024" office:value-type="currency" office:currency="USD" office:value="1078.21283555556" calcext:value-type="currency">
            <text:p>$1,078.21</text:p>
          </table:table-cell>
          <table:table-cell table:style-name="ce26" table:formula="of:=[.H21]*0.1438" office:value-type="currency" office:currency="USD" office:value="151.413091555556" calcext:value-type="currency">
            <text:p>$151.41</text:p>
          </table:table-cell>
          <table:table-cell table:style-name="ce26" table:formula="of:=[.H21]+[.I21]+[.J21]" office:value-type="currency" office:currency="USD" office:value="2282.56814933333" calcext:value-type="currency">
            <text:p>$2,282.57</text:p>
          </table:table-cell>
          <table:table-cell table:style-name="ce31"/>
          <table:table-cell table:style-name="ce105" table:number-columns-spanned="5" table:number-rows-spanned="2"/>
          <table:covered-table-cell table:style-name="ce80"/>
          <table:covered-table-cell table:style-name="ce113"/>
          <table:covered-table-cell table:number-columns-repeated="2" table:style-name="ce114"/>
          <table:table-cell/>
          <table:table-cell table:style-name="ce80" table:number-columns-spanned="3" table:number-rows-spanned="2"/>
          <table:covered-table-cell table:number-columns-repeated="2" table:style-name="ce80"/>
          <table:table-cell/>
          <table:table-cell table:style-name="ce124" table:number-columns-spanned="5" table:number-rows-spanned="2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60"/>
          <table:table-cell table:style-name="ce130" table:number-columns-spanned="8" table:number-rows-spanned="2"/>
          <table:covered-table-cell table:number-columns-repeated="2" table:style-name="ce130"/>
          <table:covered-table-cell table:style-name="ce66"/>
          <table:covered-table-cell table:style-name="ce130"/>
          <table:covered-table-cell table:style-name="ce138"/>
          <table:covered-table-cell table:style-name="ce130"/>
          <table:covered-table-cell table:style-name="ce138"/>
          <table:table-cell table:style-name="ce74"/>
          <table:table-cell table:style-name="ce77" table:number-columns-repeated="987"/>
        </table:table-row>
        <table:table-row table:style-name="ro6">
          <table:table-cell table:style-name="ce5" office:value-type="string" calcext:value-type="string">
            <text:p>Avg HVAC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20]-[.F21]" office:value-type="float" office:value="25761.1111111111" calcext:value-type="float">
            <text:p>25,761</text:p>
          </table:table-cell>
          <table:covered-table-cell table:style-name="ce80"/>
          <table:table-cell table:style-name="ce26" table:formula="of:=([.G22]*7.39) + (MIN([.F22];2000)*0.1) + (MAX(0;MIN([.F22];15000)-2000)*0.1288) + (MAX(0;MIN([.F22];20000)-15000)*0.1586) + (MAX(0;[.F22]-20000)*0.1286)" office:value-type="currency" office:currency="USD" office:value="3408.27888888889" calcext:value-type="currency">
            <text:p>$3,408.28</text:p>
          </table:table-cell>
          <table:table-cell table:style-name="ce26" table:formula="of:=[.H22]*1.024" office:value-type="currency" office:currency="USD" office:value="3490.07758222222" calcext:value-type="currency">
            <text:p>$3,490.08</text:p>
          </table:table-cell>
          <table:table-cell table:style-name="ce26" table:formula="of:=[.H22]*0.1438" office:value-type="currency" office:currency="USD" office:value="490.110504222222" calcext:value-type="currency">
            <text:p>$490.11</text:p>
          </table:table-cell>
          <table:table-cell table:style-name="ce26" table:formula="of:=[.H22]+[.I22]+[.J22]" office:value-type="currency" office:currency="USD" office:value="7388.46697533333" calcext:value-type="currency">
            <text:p>$7,388.47</text:p>
          </table:table-cell>
          <table:table-cell table:style-name="ce31"/>
          <table:covered-table-cell table:style-name="ce105"/>
          <table:covered-table-cell table:style-name="ce80"/>
          <table:covered-table-cell table:style-name="ce113"/>
          <table:covered-table-cell table:number-columns-repeated="2" table:style-name="ce114"/>
          <table:table-cell/>
          <table:covered-table-cell table:number-columns-repeated="3" table:style-name="ce80"/>
          <table:table-cell/>
          <table:covered-table-cell table:style-name="ce124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60"/>
          <table:covered-table-cell table:number-columns-repeated="5" table:style-name="ce26"/>
          <table:covered-table-cell table:style-name="ce138"/>
          <table:covered-table-cell table:style-name="ce26"/>
          <table:covered-table-cell table:style-name="ce13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12-04" calcext:value-type="date">
            <text:p>2024-12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3" calcext:value-type="float">
            <text:p>33</text:p>
          </table:table-cell>
          <table:table-cell table:style-name="ce16" office:value-type="float" office:value="35400" calcext:value-type="float">
            <text:p>35,400</text:p>
          </table:table-cell>
          <table:table-cell table:style-name="ce16"/>
          <table:table-cell table:style-name="ce16" table:formula="of:=[.D23]+[.E23]" office:value-type="float" office:value="35400" calcext:value-type="float">
            <text:p>35,4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23]*7.39) + (MIN([.F23];2000)*0.1) + (MAX(0;MIN([.F23];15000)-2000)*0.1288) + (MAX(0;MIN([.F23];20000)-15000)*0.1586) + (MAX(0;[.F23]-20000)*0.1286)" office:value-type="currency" office:currency="USD" office:value="5329.198" calcext:value-type="currency">
            <text:p>$5,329.20</text:p>
          </table:table-cell>
          <table:table-cell table:style-name="ce27" table:formula="of:=[.H23]*1.024" office:value-type="currency" office:currency="USD" office:value="5457.098752" calcext:value-type="currency">
            <text:p>$5,457.10</text:p>
          </table:table-cell>
          <table:table-cell table:style-name="ce27" table:formula="of:=[.H23]*0.1438" office:value-type="currency" office:currency="USD" office:value="766.3386724" calcext:value-type="currency">
            <text:p>$766.34</text:p>
          </table:table-cell>
          <table:table-cell table:style-name="ce27" table:formula="of:=[.H23]+[.I23]+[.J23]" office:value-type="currency" office:currency="USD" office:value="11552.6354244" calcext:value-type="currency">
            <text:p>$11,552.64</text:p>
          </table:table-cell>
          <table:table-cell table:style-name="ce33"/>
          <table:table-cell table:style-name="ce27" table:formula="of:=[.K23]/[.C23]" office:value-type="currency" office:currency="USD" office:value="350.079861345454" calcext:value-type="currency">
            <text:p>$350.08</text:p>
          </table:table-cell>
          <table:table-cell table:style-name="ce40" table:formula="of:=[.F23]/[.C23]" office:value-type="float" office:value="1072.72727272727" calcext:value-type="float">
            <text:p>1073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982.4" calcext:value-type="float">
            <text:p>982</text:p>
          </table:table-cell>
          <table:table-cell/>
          <table:table-cell table:style-name="ce40" table:formula="of:=[.F23]/MAX([.Q23]; 1)" office:value-type="float" office:value="36.0342019543974" calcext:value-type="float">
            <text:p>36</text:p>
          </table:table-cell>
          <table:table-cell table:style-name="ce27" table:formula="of:=[.K23]/MAX(([.Q23]+[.P23]); 1)" office:value-type="currency" office:currency="USD" office:value="11.7596044629479" calcext:value-type="currency">
            <text:p>$11.76</text:p>
          </table:table-cell>
          <table:table-cell table:style-name="ce50" table:formula="of:=[.G23]/MAX([.Q23]; 1)" office:value-type="float" office:value="0.0938517915309446" calcext:value-type="float">
            <text:p>0.09</text:p>
          </table:table-cell>
          <table:table-cell/>
          <table:table-cell table:style-name="ce57" table:formula="of:=((([.F23]-[.$F$21])+[.O23])/[.F23])" office:value-type="percentage" office:value="0.756434400502197" calcext:value-type="percentage">
            <text:p>75.64%</text:p>
          </table:table-cell>
          <table:table-cell table:style-name="ce16" table:formula="of:=(([.F23]-[.O23])*[.W23])" office:value-type="float" office:value="26777.7777777778" calcext:value-type="float">
            <text:p>26,778</text:p>
          </table:table-cell>
          <table:table-cell table:style-name="ce27" table:formula="of:=(([.G23]*7.39)+(MIN([.X23];2000)*0.1)+(MAX(0;MIN([.X23];15000)-2000)*0.1288)+(MAX(0;MIN([.X23];20000)-15000)*0.1586)+(MAX(0;[.X23]-20000)*0.1286)) * (1 + 1.024 + 0.1438)" office:value-type="currency" office:currency="USD" office:value="9148.94024573333" calcext:value-type="currency">
            <text:p>$9,148.94</text:p>
          </table:table-cell>
          <table:table-cell table:style-name="ce40" table:formula="of:=[.X23]/MAX(([.Q23]+[.P23]); 1)" office:value-type="float" office:value="27.2575099529497" calcext:value-type="float">
            <text:p>27</text:p>
          </table:table-cell>
          <table:table-cell table:style-name="ce27" table:formula="of:=[.Y23]/MAX(([.Q23]+[.P23]); 1)" office:value-type="currency" office:currency="USD" office:value="9.31284634134093" calcext:value-type="currency">
            <text:p>$9.31</text:p>
          </table:table-cell>
          <table:table-cell table:style-name="ce60"/>
          <table:table-cell table:style-name="ce27" table:formula="of:=[.T39]*([.P23]+[.Q23])" office:value-type="currency" office:currency="USD" office:value="11855.2510711948" calcext:value-type="currency">
            <text:p>$11,855.25</text:p>
          </table:table-cell>
          <table:table-cell table:style-name="ce27"/>
          <table:table-cell table:style-name="ce27" table:formula="of:=[.AA39]*([.P23]+[.Q23])" office:value-type="currency" office:currency="USD" office:value="9358.53914105928" calcext:value-type="currency">
            <text:p>$9,358.54</text:p>
          </table:table-cell>
          <table:table-cell table:style-name="ce27"/>
          <table:table-cell table:style-name="ce27" table:formula="of:=[.AC23]-[.K23]" office:value-type="currency" office:currency="USD" office:value="302.615646794757" calcext:value-type="currency">
            <text:p>$302.62</text:p>
          </table:table-cell>
          <table:table-cell table:style-name="ce57" table:formula="of:=[.AG23]/[.AC23]" office:value-type="percentage" office:value="0.0255258741444992" calcext:value-type="percentage">
            <text:p>2.55%</text:p>
          </table:table-cell>
          <table:table-cell table:style-name="ce27" table:formula="of:=AVERAGE([.AE23:.AF23])-[.Y23]" office:value-type="currency" office:currency="USD" office:value="209.598895325946" calcext:value-type="currency">
            <text:p>$209.60</text:p>
          </table:table-cell>
          <table:table-cell table:style-name="ce57" table:formula="of:=[.AI23]/AVERAGE([.AE23:.AF23])" office:value-type="percentage" office:value="0.0223965399050756" calcext:value-type="percentage">
            <text:p>2.24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11-04" calcext:value-type="date">
            <text:p>2024-11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38600" calcext:value-type="float">
            <text:p>38,600</text:p>
          </table:table-cell>
          <table:table-cell table:style-name="ce16"/>
          <table:table-cell table:style-name="ce16" table:formula="of:=[.D24]+[.E24]" office:value-type="float" office:value="38600" calcext:value-type="float">
            <text:p>38,6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24]*7.39) + (MIN([.F24];2000)*0.1) + (MAX(0;MIN([.F24];15000)-2000)*0.1288) + (MAX(0;MIN([.F24];20000)-15000)*0.1586) + (MAX(0;[.F24]-20000)*0.1286)" office:value-type="currency" office:currency="USD" office:value="5740.718" calcext:value-type="currency">
            <text:p>$5,740.72</text:p>
          </table:table-cell>
          <table:table-cell table:style-name="ce27" table:formula="of:=[.H24]*1.024" office:value-type="currency" office:currency="USD" office:value="5878.495232" calcext:value-type="currency">
            <text:p>$5,878.50</text:p>
          </table:table-cell>
          <table:table-cell table:style-name="ce27" table:formula="of:=[.H24]*0.1438" office:value-type="currency" office:currency="USD" office:value="825.5152484" calcext:value-type="currency">
            <text:p>$825.52</text:p>
          </table:table-cell>
          <table:table-cell table:style-name="ce27" table:formula="of:=[.H24]+[.I24]+[.J24]" office:value-type="currency" office:currency="USD" office:value="12444.7284804" calcext:value-type="currency">
            <text:p>$12,444.73</text:p>
          </table:table-cell>
          <table:table-cell table:style-name="ce34"/>
          <table:table-cell table:style-name="ce27" table:formula="of:=[.K24]/[.C24]" office:value-type="currency" office:currency="USD" office:value="414.82428268" calcext:value-type="currency">
            <text:p>$414.82</text:p>
          </table:table-cell>
          <table:table-cell table:style-name="ce40" table:formula="of:=[.F24]/[.C24]" office:value-type="float" office:value="1286.66666666667" calcext:value-type="float">
            <text:p>128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642.1" calcext:value-type="float">
            <text:p>642</text:p>
          </table:table-cell>
          <table:table-cell/>
          <table:table-cell table:style-name="ce40" table:formula="of:=[.F24]/MAX([.Q24]; 1)" office:value-type="float" office:value="60.1152468462856" calcext:value-type="float">
            <text:p>60</text:p>
          </table:table-cell>
          <table:table-cell table:style-name="ce27" table:formula="of:=[.K24]/MAX(([.Q24]+[.P24]); 1)" office:value-type="currency" office:currency="USD" office:value="19.3812933817162" calcext:value-type="currency">
            <text:p>$19.38</text:p>
          </table:table-cell>
          <table:table-cell table:style-name="ce50" table:formula="of:=[.G24]/MAX([.Q24]; 1)" office:value-type="float" office:value="0.14359134091263" calcext:value-type="float">
            <text:p>0.14</text:p>
          </table:table-cell>
          <table:table-cell/>
          <table:table-cell table:style-name="ce57" table:formula="of:=((([.F24]-[.$F$5])+[.O24])/[.F24])" office:value-type="percentage" office:value="0.776626367299942" calcext:value-type="percentage">
            <text:p>77.66%</text:p>
          </table:table-cell>
          <table:table-cell table:style-name="ce16" table:formula="of:=(([.F24]-[.O24])*[.W24])" office:value-type="float" office:value="29977.7777777778" calcext:value-type="float">
            <text:p>29,978</text:p>
          </table:table-cell>
          <table:table-cell table:style-name="ce27" table:formula="of:=(([.G24]*7.39)+(MIN([.X24];2000)*0.1)+(MAX(0;MIN([.X24];15000)-2000)*0.1288)+(MAX(0;MIN([.X24];20000)-15000)*0.1586)+(MAX(0;[.X24]-20000)*0.1286)) * (1 + 1.024 + 0.1438)" office:value-type="currency" office:currency="USD" office:value="10041.0333017333" calcext:value-type="currency">
            <text:p>$10,041.03</text:p>
          </table:table-cell>
          <table:table-cell table:style-name="ce40" table:formula="of:=[.X24]/MAX(([.Q24]+[.P24]); 1)" office:value-type="float" office:value="46.6870857775701" calcext:value-type="float">
            <text:p>47</text:p>
          </table:table-cell>
          <table:table-cell table:style-name="ce27" table:formula="of:=[.Y24]/MAX(([.Q24]+[.P24]); 1)" office:value-type="currency" office:currency="USD" office:value="15.6378029928879" calcext:value-type="currency">
            <text:p>$15.64</text:p>
          </table:table-cell>
          <table:table-cell table:style-name="ce60"/>
          <table:table-cell table:style-name="ce27" table:formula="of:=[.T40]*([.P24]+[.Q24])" office:value-type="currency" office:currency="USD" office:value="12831.6422324966" calcext:value-type="currency">
            <text:p>$12,831.64</text:p>
          </table:table-cell>
          <table:table-cell table:style-name="ce27"/>
          <table:table-cell table:style-name="ce27" table:formula="of:=[.AA40]*([.P24]+[.Q24])" office:value-type="currency" office:currency="USD" office:value="10302.2868175148" calcext:value-type="currency">
            <text:p>$10,302.29</text:p>
          </table:table-cell>
          <table:table-cell table:style-name="ce27"/>
          <table:table-cell table:style-name="ce27" table:formula="of:=[.AC24]-[.K24]" office:value-type="currency" office:currency="USD" office:value="386.913752096556" calcext:value-type="currency">
            <text:p>$386.91</text:p>
          </table:table-cell>
          <table:table-cell table:style-name="ce57" table:formula="of:=[.AG24]/[.AC24]" office:value-type="percentage" office:value="0.0301530969369364" calcext:value-type="percentage">
            <text:p>3.02%</text:p>
          </table:table-cell>
          <table:table-cell table:style-name="ce27" table:formula="of:=AVERAGE([.AE24:.AF24])-[.Y24]" office:value-type="currency" office:currency="USD" office:value="261.253515781469" calcext:value-type="currency">
            <text:p>$261.25</text:p>
          </table:table-cell>
          <table:table-cell table:style-name="ce57" table:formula="of:=[.AI24]/AVERAGE([.AE24:.AF24])" office:value-type="percentage" office:value="0.0253587888212659" calcext:value-type="percentage">
            <text:p>2.54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10-09" calcext:value-type="date">
            <text:p>2024-10-09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6" calcext:value-type="float">
            <text:p>26</text:p>
          </table:table-cell>
          <table:table-cell table:style-name="ce16" office:value-type="float" office:value="30400" calcext:value-type="float">
            <text:p>30,40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table:formula="of:=[.D25]+[.E25]" office:value-type="float" office:value="32400" calcext:value-type="float">
            <text:p>32,4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25]*7.39) + (MIN([.F25];2000)*0.1) + (MAX(0;MIN([.F25];15000)-2000)*0.1288) + (MAX(0;MIN([.F25];20000)-15000)*0.1586) + (MAX(0;[.F25]-20000)*0.1286)" office:value-type="currency" office:currency="USD" office:value="4943.398" calcext:value-type="currency">
            <text:p>$4,943.40</text:p>
          </table:table-cell>
          <table:table-cell table:style-name="ce27" table:formula="of:=[.H25]*1.024" office:value-type="currency" office:currency="USD" office:value="5062.039552" calcext:value-type="currency">
            <text:p>$5,062.04</text:p>
          </table:table-cell>
          <table:table-cell table:style-name="ce27" table:formula="of:=[.H25]*0.1438" office:value-type="currency" office:currency="USD" office:value="710.8606324" calcext:value-type="currency">
            <text:p>$710.86</text:p>
          </table:table-cell>
          <table:table-cell table:style-name="ce27" table:formula="of:=[.H25]+[.I25]+[.J25]" office:value-type="currency" office:currency="USD" office:value="10716.2981844" calcext:value-type="currency">
            <text:p>$10,716.30</text:p>
          </table:table-cell>
          <table:table-cell table:style-name="ce34"/>
          <table:table-cell table:style-name="ce27" table:formula="of:=[.K25]/[.C25]" office:value-type="currency" office:currency="USD" office:value="412.165314784615" calcext:value-type="currency">
            <text:p>$412.17</text:p>
          </table:table-cell>
          <table:table-cell table:style-name="ce40" table:formula="of:=[.F25]/[.C25]" office:value-type="float" office:value="1246.15384615385" calcext:value-type="float">
            <text:p>124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.2" calcext:value-type="float">
            <text:p>1</text:p>
          </table:table-cell>
          <table:table-cell table:style-name="ce40" office:value-type="float" office:value="445.6" calcext:value-type="float">
            <text:p>446</text:p>
          </table:table-cell>
          <table:table-cell/>
          <table:table-cell table:style-name="ce40" table:formula="of:=[.F25]/MAX([.Q25]; 1)" office:value-type="float" office:value="72.7109515260323" calcext:value-type="float">
            <text:p>73</text:p>
          </table:table-cell>
          <table:table-cell table:style-name="ce27" table:formula="of:=[.K25]/MAX(([.Q25]+[.P25]); 1)" office:value-type="currency" office:currency="USD" office:value="23.9845527851388" calcext:value-type="currency">
            <text:p>$23.98</text:p>
          </table:table-cell>
          <table:table-cell table:style-name="ce50" table:formula="of:=[.G25]/MAX([.Q25]; 1)" office:value-type="float" office:value="0.206912028725314" calcext:value-type="float">
            <text:p>0.21</text:p>
          </table:table-cell>
          <table:table-cell/>
          <table:table-cell table:style-name="ce57" table:formula="of:=((([.F25]-[.$F$5])+[.O25])/[.F25])" office:value-type="percentage" office:value="0.733882030178326" calcext:value-type="percentage">
            <text:p>73.39%</text:p>
          </table:table-cell>
          <table:table-cell table:style-name="ce16" table:formula="of:=(([.F25]-[.O25])*[.W25])" office:value-type="float" office:value="23777.7777777778" calcext:value-type="float">
            <text:p>23,778</text:p>
          </table:table-cell>
          <table:table-cell table:style-name="ce27" table:formula="of:=(([.G25]*7.39)+(MIN([.X25];2000)*0.1)+(MAX(0;MIN([.X25];15000)-2000)*0.1288)+(MAX(0;MIN([.X25];20000)-15000)*0.1586)+(MAX(0;[.X25]-20000)*0.1286)) * (1 + 1.024 + 0.1438)" office:value-type="currency" office:currency="USD" office:value="8312.60300573333" calcext:value-type="currency">
            <text:p>$8,312.60</text:p>
          </table:table-cell>
          <table:table-cell table:style-name="ce40" table:formula="of:=[.X25]/MAX(([.Q25]+[.P25]); 1)" office:value-type="float" office:value="53.217944892072" calcext:value-type="float">
            <text:p>53</text:p>
          </table:table-cell>
          <table:table-cell table:style-name="ce27" table:formula="of:=[.Y25]/MAX(([.Q25]+[.P25]); 1)" office:value-type="currency" office:currency="USD" office:value="18.6047515795285" calcext:value-type="currency">
            <text:p>$18.60</text:p>
          </table:table-cell>
          <table:table-cell table:style-name="ce60"/>
          <table:table-cell table:style-name="ce27" table:formula="of:=[.T41]*([.P25]+[.Q25])" office:value-type="currency" office:currency="USD" office:value="11977.051276843" calcext:value-type="currency">
            <text:p>$11,977.05</text:p>
          </table:table-cell>
          <table:table-cell table:style-name="ce27"/>
          <table:table-cell table:style-name="ce27" table:formula="of:=[.AA41]*([.P25]+[.Q25])" office:value-type="currency" office:currency="USD" office:value="9378.52476866909" calcext:value-type="currency">
            <text:p>$9,378.52</text:p>
          </table:table-cell>
          <table:table-cell table:style-name="ce27"/>
          <table:table-cell table:style-name="ce27" table:formula="of:=[.AC25]-[.K25]" office:value-type="currency" office:currency="USD" office:value="1260.75309244297" calcext:value-type="currency">
            <text:p>$1,260.75</text:p>
          </table:table-cell>
          <table:table-cell table:style-name="ce57" table:formula="of:=[.AG25]/[.AC25]" office:value-type="percentage" office:value="0.105264064025556" calcext:value-type="percentage">
            <text:p>10.53%</text:p>
          </table:table-cell>
          <table:table-cell table:style-name="ce27" table:formula="of:=AVERAGE([.AE25:.AF25])-[.Y25]" office:value-type="currency" office:currency="USD" office:value="1065.92176293575" calcext:value-type="currency">
            <text:p>$1,065.92</text:p>
          </table:table-cell>
          <table:table-cell table:style-name="ce57" table:formula="of:=[.AI25]/AVERAGE([.AE25:.AF25])" office:value-type="percentage" office:value="0.113655589682579" calcext:value-type="percentage">
            <text:p>11.37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4-09-04" calcext:value-type="date">
            <text:p>2024-09-04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40400" calcext:value-type="float">
            <text:p>40,400</text:p>
          </table:table-cell>
          <table:table-cell table:style-name="ce17" office:value-type="float" office:value="-2000" calcext:value-type="float">
            <text:p>-2,000</text:p>
          </table:table-cell>
          <table:table-cell table:style-name="ce17" table:formula="of:=[.D26]+[.E26]" office:value-type="float" office:value="38400" calcext:value-type="float">
            <text:p>38,400</text:p>
          </table:table-cell>
          <table:table-cell table:style-name="ce14" office:value-type="float" office:value="94.8" calcext:value-type="float">
            <text:p>94.8</text:p>
          </table:table-cell>
          <table:table-cell table:style-name="ce28" table:formula="of:=([.G26]*7.39) + (MIN([.F26];2000)*0.1) + (MAX(0;MIN([.F26];15000)-2000)*0.1288) + (MAX(0;MIN([.F26];20000)-15000)*0.1586) + (MAX(0;[.F26]-20000)*0.1286)" office:value-type="currency" office:currency="USD" office:value="5734.212" calcext:value-type="currency">
            <text:p>$5,734.21</text:p>
          </table:table-cell>
          <table:table-cell table:style-name="ce28" table:formula="of:=[.H26]*1.024" office:value-type="currency" office:currency="USD" office:value="5871.833088" calcext:value-type="currency">
            <text:p>$5,871.83</text:p>
          </table:table-cell>
          <table:table-cell table:style-name="ce28" table:formula="of:=[.H26]*0.1438" office:value-type="currency" office:currency="USD" office:value="824.5796856" calcext:value-type="currency">
            <text:p>$824.58</text:p>
          </table:table-cell>
          <table:table-cell table:style-name="ce28" table:formula="of:=[.H26]+[.I26]+[.J26]" office:value-type="currency" office:currency="USD" office:value="12430.6247736" calcext:value-type="currency">
            <text:p>$12,430.62</text:p>
          </table:table-cell>
          <table:table-cell table:style-name="ce34"/>
          <table:table-cell table:style-name="ce28" table:formula="of:=[.K26]/[.C26]" office:value-type="currency" office:currency="USD" office:value="355.160707817143" calcext:value-type="currency">
            <text:p>$355.16</text:p>
          </table:table-cell>
          <table:table-cell table:style-name="ce41" table:formula="of:=[.F26]/[.C26]" office:value-type="float" office:value="1097.14285714286" calcext:value-type="float">
            <text:p>109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.4" calcext:value-type="float">
            <text:p>15</text:p>
          </table:table-cell>
          <table:table-cell table:style-name="ce41" office:value-type="float" office:value="225.8" calcext:value-type="float">
            <text:p>226</text:p>
          </table:table-cell>
          <table:table-cell/>
          <table:table-cell table:style-name="ce41" table:formula="of:=[.F26]/MAX(([.Q26]+[.P26]); 1)" office:value-type="float" office:value="159.203980099502" calcext:value-type="float">
            <text:p>159</text:p>
          </table:table-cell>
          <table:table-cell table:style-name="ce28" table:formula="of:=[.K26]/MAX(([.Q26]+[.P26]); 1)" office:value-type="currency" office:currency="USD" office:value="51.5365869552239" calcext:value-type="currency">
            <text:p>$51.54</text:p>
          </table:table-cell>
          <table:table-cell table:style-name="ce51" table:formula="of:=[.G26]/MAX([.Q26]; 1)" office:value-type="float" office:value="0.419840566873339" calcext:value-type="float">
            <text:p>0.42</text:p>
          </table:table-cell>
          <table:table-cell/>
          <table:table-cell table:style-name="ce58" table:formula="of:=((([.F26]-[.$F$5])+[.O26])/[.F26])" office:value-type="percentage" office:value="0.775462962962963" calcext:value-type="percentage">
            <text:p>77.55%</text:p>
          </table:table-cell>
          <table:table-cell table:style-name="ce17" table:formula="of:=(([.F26]-[.O26])*[.W26])" office:value-type="float" office:value="29777.7777777778" calcext:value-type="float">
            <text:p>29,778</text:p>
          </table:table-cell>
          <table:table-cell table:style-name="ce28" table:formula="of:=(([.G26]*7.39)+(MIN([.X26];2000)*0.1)+(MAX(0;MIN([.X26];15000)-2000)*0.1288)+(MAX(0;MIN([.X26];20000)-15000)*0.1586)+(MAX(0;[.X26]-20000)*0.1286)) * (1 + 1.024 + 0.1438)" office:value-type="currency" office:currency="USD" office:value="10026.9295949333" calcext:value-type="currency">
            <text:p>$10,026.93</text:p>
          </table:table-cell>
          <table:table-cell table:style-name="ce41" table:formula="of:=[.X26]/MAX(([.Q26]+[.P26]); 1)" office:value-type="float" office:value="123.456790123457" calcext:value-type="float">
            <text:p>123</text:p>
          </table:table-cell>
          <table:table-cell table:style-name="ce28" table:formula="of:=[.Y26]/MAX(([.Q26]+[.P26]); 1)" office:value-type="currency" office:currency="USD" office:value="41.5710182211166" calcext:value-type="currency">
            <text:p>$41.57</text:p>
          </table:table-cell>
          <table:table-cell table:style-name="ce60"/>
          <table:table-cell table:style-name="ce28" table:formula="of:=[.T42]*([.P26]+[.Q26])" office:value-type="currency" office:currency="USD" office:value="11386.6400513499" calcext:value-type="currency">
            <text:p>$11,386.64</text:p>
          </table:table-cell>
          <table:table-cell table:style-name="ce28"/>
          <table:table-cell table:style-name="ce28" table:formula="of:=[.AA42]*([.P26]+[.Q26])" office:value-type="currency" office:currency="USD" office:value="9177.9875671808" calcext:value-type="currency">
            <text:p>$9,177.99</text:p>
          </table:table-cell>
          <table:table-cell table:style-name="ce28"/>
          <table:table-cell table:style-name="ce28" table:formula="of:=[.AC26]-[.K26]" office:value-type="currency" office:currency="USD" office:value="-1043.98472225006" calcext:value-type="currency">
            <text:p>-$1,043.98</text:p>
          </table:table-cell>
          <table:table-cell table:style-name="ce58" table:formula="of:=[.AG26]/AVERAGE([.AC26:.AD26])" office:value-type="percentage" office:value="-0.0916850552526501" calcext:value-type="percentage">
            <text:p>-9.17%</text:p>
          </table:table-cell>
          <table:table-cell table:style-name="ce28" table:formula="of:=AVERAGE([.AE26:.AF26])-[.Y26]" office:value-type="currency" office:currency="USD" office:value="-848.94202775253" calcext:value-type="currency">
            <text:p>-$848.94</text:p>
          </table:table-cell>
          <table:table-cell table:style-name="ce58" table:formula="of:=[.AI26]/AVERAGE([.AE26:.AF26])" office:value-type="percentage" office:value="-0.0924976223315258" calcext:value-type="percentage">
            <text:p>-9.25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4-08-05" calcext:value-type="date">
            <text:p>2024-08-05</text:p>
          </table:table-cell>
          <table:table-cell table:style-name="ce14" office:value-type="string" calcext:value-type="string">
            <text:p>ACT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34000" calcext:value-type="float">
            <text:p>34,000</text:p>
          </table:table-cell>
          <table:table-cell table:style-name="ce17"/>
          <table:table-cell table:style-name="ce17" table:formula="of:=[.D27]+[.E27]" office:value-type="float" office:value="34000" calcext:value-type="float">
            <text:p>34,000</text:p>
          </table:table-cell>
          <table:table-cell table:style-name="ce14" office:value-type="float" office:value="94.8" calcext:value-type="float">
            <text:p>94.8</text:p>
          </table:table-cell>
          <table:table-cell table:style-name="ce28" table:formula="of:=([.G27]*7.39) + (MIN([.F27];2000)*0.1) + (MAX(0;MIN([.F27];15000)-2000)*0.1288) + (MAX(0;MIN([.F27];20000)-15000)*0.1586) + (MAX(0;[.F27]-20000)*0.1286)" office:value-type="currency" office:currency="USD" office:value="5168.372" calcext:value-type="currency">
            <text:p>$5,168.37</text:p>
          </table:table-cell>
          <table:table-cell table:style-name="ce28" table:formula="of:=[.H27]*1.024" office:value-type="currency" office:currency="USD" office:value="5292.412928" calcext:value-type="currency">
            <text:p>$5,292.41</text:p>
          </table:table-cell>
          <table:table-cell table:style-name="ce28" table:formula="of:=[.H27]*0.1438" office:value-type="currency" office:currency="USD" office:value="743.2118936" calcext:value-type="currency">
            <text:p>$743.21</text:p>
          </table:table-cell>
          <table:table-cell table:style-name="ce28" table:formula="of:=[.H27]+[.I27]+[.J27]" office:value-type="currency" office:currency="USD" office:value="11203.9968216" calcext:value-type="currency">
            <text:p>$11,204.00</text:p>
          </table:table-cell>
          <table:table-cell table:style-name="ce34"/>
          <table:table-cell table:style-name="ce28" table:formula="of:=[.K27]/[.C27]" office:value-type="currency" office:currency="USD" office:value="373.46656072" calcext:value-type="currency">
            <text:p>$373.47</text:p>
          </table:table-cell>
          <table:table-cell table:style-name="ce41" table:formula="of:=[.F27]/[.C27]" office:value-type="float" office:value="1133.33333333333" calcext:value-type="float">
            <text:p>113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8.2" calcext:value-type="float">
            <text:p>48</text:p>
          </table:table-cell>
          <table:table-cell table:style-name="ce41" office:value-type="float" office:value="165.2" calcext:value-type="float">
            <text:p>165</text:p>
          </table:table-cell>
          <table:table-cell/>
          <table:table-cell table:style-name="ce41" table:formula="of:=[.F27]/MAX(([.Q27]+[.P27]); 1)" office:value-type="float" office:value="159.325210871603" calcext:value-type="float">
            <text:p>159</text:p>
          </table:table-cell>
          <table:table-cell table:style-name="ce28" table:formula="of:=[.K27]/MAX(([.Q27]+[.P27]); 1)" office:value-type="currency" office:currency="USD" office:value="52.5023281237113" calcext:value-type="currency">
            <text:p>$52.50</text:p>
          </table:table-cell>
          <table:table-cell table:style-name="ce51" table:formula="of:=[.G27]/MAX([.Q27]; 1)" office:value-type="float" office:value="0.573849878934625" calcext:value-type="float">
            <text:p>0.57</text:p>
          </table:table-cell>
          <table:table-cell/>
          <table:table-cell table:style-name="ce58" table:formula="of:=((([.F27]-[.$F$5])+[.O27])/[.F27])" office:value-type="percentage" office:value="0.74640522875817" calcext:value-type="percentage">
            <text:p>74.64%</text:p>
          </table:table-cell>
          <table:table-cell table:style-name="ce17" table:formula="of:=(([.F27]-[.O27])*[.W27])" office:value-type="float" office:value="25377.7777777778" calcext:value-type="float">
            <text:p>25,378</text:p>
          </table:table-cell>
          <table:table-cell table:style-name="ce28" table:formula="of:=(([.G27]*7.39)+(MIN([.X27];2000)*0.1)+(MAX(0;MIN([.X27];15000)-2000)*0.1288)+(MAX(0;MIN([.X27];20000)-15000)*0.1586)+(MAX(0;[.X27]-20000)*0.1286)) * (1 + 1.024 + 0.1438)" office:value-type="currency" office:currency="USD" office:value="8800.30164293333" calcext:value-type="currency">
            <text:p>$8,800.30</text:p>
          </table:table-cell>
          <table:table-cell table:style-name="ce41" table:formula="of:=[.X27]/MAX(([.Q27]+[.P27]); 1)" office:value-type="float" office:value="118.921170467562" calcext:value-type="float">
            <text:p>119</text:p>
          </table:table-cell>
          <table:table-cell table:style-name="ce28" table:formula="of:=[.Y27]/MAX(([.Q27]+[.P27]); 1)" office:value-type="currency" office:currency="USD" office:value="41.2385269115901" calcext:value-type="currency">
            <text:p>$41.24</text:p>
          </table:table-cell>
          <table:table-cell table:style-name="ce60"/>
          <table:table-cell table:style-name="ce28" table:formula="of:=[.T43]*([.P27]+[.Q27])" office:value-type="currency" office:currency="USD" office:value="15239.9298821821" calcext:value-type="currency">
            <text:p>$15,239.93</text:p>
          </table:table-cell>
          <table:table-cell table:style-name="ce28"/>
          <table:table-cell table:style-name="ce28" table:formula="of:=[.AA43]*([.P27]+[.Q27])" office:value-type="currency" office:currency="USD" office:value="12359.8144912362" calcext:value-type="currency">
            <text:p>$12,359.81</text:p>
          </table:table-cell>
          <table:table-cell table:style-name="ce28"/>
          <table:table-cell table:style-name="ce28" table:formula="of:=[.AC27]-[.K27]" office:value-type="currency" office:currency="USD" office:value="4035.93306058214" calcext:value-type="currency">
            <text:p>$4,035.93</text:p>
          </table:table-cell>
          <table:table-cell table:style-name="ce58" table:formula="of:=[.AG27]/AVERAGE([.AC27:.AD27])" office:value-type="percentage" office:value="0.264826222415943" calcext:value-type="percentage">
            <text:p>26.48%</text:p>
          </table:table-cell>
          <table:table-cell table:style-name="ce28" table:formula="of:=AVERAGE([.AE27:.AF27])-[.Y27]" office:value-type="currency" office:currency="USD" office:value="3559.5128483029" calcext:value-type="currency">
            <text:p>$3,559.51</text:p>
          </table:table-cell>
          <table:table-cell table:style-name="ce58" table:formula="of:=[.AI27]/AVERAGE([.AE27:.AF27])" office:value-type="percentage" office:value="0.287990798796113" calcext:value-type="percentage">
            <text:p>28.80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4-07-04" calcext:value-type="date">
            <text:p>2024-07-04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float" office:value="28600" calcext:value-type="float">
            <text:p>28,600</text:p>
          </table:table-cell>
          <table:table-cell table:style-name="ce17" office:value-type="float" office:value="4000" calcext:value-type="float">
            <text:p>4,000</text:p>
          </table:table-cell>
          <table:table-cell table:style-name="ce17" table:formula="of:=[.D28]+[.E28]" office:value-type="float" office:value="32600" calcext:value-type="float">
            <text:p>32,600</text:p>
          </table:table-cell>
          <table:table-cell table:style-name="ce14" office:value-type="float" office:value="92.2" calcext:value-type="float">
            <text:p>92.2</text:p>
          </table:table-cell>
          <table:table-cell table:style-name="ce28" table:formula="of:=([.G28]*7.39) + (MIN([.F28];2000)*0.1) + (MAX(0;MIN([.F28];15000)-2000)*0.1288) + (MAX(0;MIN([.F28];20000)-15000)*0.1586) + (MAX(0;[.F28]-20000)*0.1286)" office:value-type="currency" office:currency="USD" office:value="4969.118" calcext:value-type="currency">
            <text:p>$4,969.12</text:p>
          </table:table-cell>
          <table:table-cell table:style-name="ce28" table:formula="of:=[.H28]*1.024" office:value-type="currency" office:currency="USD" office:value="5088.376832" calcext:value-type="currency">
            <text:p>$5,088.38</text:p>
          </table:table-cell>
          <table:table-cell table:style-name="ce28" table:formula="of:=[.H28]*0.1438" office:value-type="currency" office:currency="USD" office:value="714.5591684" calcext:value-type="currency">
            <text:p>$714.56</text:p>
          </table:table-cell>
          <table:table-cell table:style-name="ce28" table:formula="of:=[.H28]+[.I28]+[.J28]" office:value-type="currency" office:currency="USD" office:value="10772.0540004" calcext:value-type="currency">
            <text:p>$10,772.05</text:p>
          </table:table-cell>
          <table:table-cell table:style-name="ce34"/>
          <table:table-cell table:style-name="ce28" table:formula="of:=[.K28]/[.C28]" office:value-type="currency" office:currency="USD" office:value="336.6266875125" calcext:value-type="currency">
            <text:p>$336.63</text:p>
          </table:table-cell>
          <table:table-cell table:style-name="ce41" table:formula="of:=[.F28]/[.C28]" office:value-type="float" office:value="1018.75" calcext:value-type="float">
            <text:p>101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5.6" calcext:value-type="float">
            <text:p>36</text:p>
          </table:table-cell>
          <table:table-cell table:style-name="ce41" office:value-type="float" office:value="138.9" calcext:value-type="float">
            <text:p>139</text:p>
          </table:table-cell>
          <table:table-cell/>
          <table:table-cell table:style-name="ce41" table:formula="of:=[.F28]/MAX(([.Q28]+[.P28]); 1)" office:value-type="float" office:value="186.819484240688" calcext:value-type="float">
            <text:p>187</text:p>
          </table:table-cell>
          <table:table-cell table:style-name="ce28" table:formula="of:=[.K28]/MAX(([.Q28]+[.P28]); 1)" office:value-type="currency" office:currency="USD" office:value="61.7309684836676" calcext:value-type="currency">
            <text:p>$61.73</text:p>
          </table:table-cell>
          <table:table-cell table:style-name="ce51" table:formula="of:=[.G28]/MAX([.Q28]; 1)" office:value-type="float" office:value="0.663786897048236" calcext:value-type="float">
            <text:p>0.66</text:p>
          </table:table-cell>
          <table:table-cell/>
          <table:table-cell table:style-name="ce58" table:formula="of:=((([.F28]-[.$F$5])+[.O28])/[.F28])" office:value-type="percentage" office:value="0.735514655760055" calcext:value-type="percentage">
            <text:p>73.55%</text:p>
          </table:table-cell>
          <table:table-cell table:style-name="ce17" table:formula="of:=(([.F28]-[.O28])*[.W28])" office:value-type="float" office:value="23977.7777777778" calcext:value-type="float">
            <text:p>23,978</text:p>
          </table:table-cell>
          <table:table-cell table:style-name="ce28" table:formula="of:=(([.G28]*7.39)+(MIN([.X28];2000)*0.1)+(MAX(0;MIN([.X28];15000)-2000)*0.1288)+(MAX(0;MIN([.X28];20000)-15000)*0.1586)+(MAX(0;[.X28]-20000)*0.1286)) * (1 + 1.024 + 0.1438)" office:value-type="currency" office:currency="USD" office:value="8368.35882173333" calcext:value-type="currency">
            <text:p>$8,368.36</text:p>
          </table:table-cell>
          <table:table-cell table:style-name="ce41" table:formula="of:=[.X28]/MAX(([.Q28]+[.P28]); 1)" office:value-type="float" office:value="137.40846864056" calcext:value-type="float">
            <text:p>137</text:p>
          </table:table-cell>
          <table:table-cell table:style-name="ce28" table:formula="of:=[.Y28]/MAX(([.Q28]+[.P28]); 1)" office:value-type="currency" office:currency="USD" office:value="47.9562110127985" calcext:value-type="currency">
            <text:p>$47.96</text:p>
          </table:table-cell>
          <table:table-cell table:style-name="ce60"/>
          <table:table-cell table:style-name="ce28" table:formula="of:=[.T44]*([.P28]+[.Q28])" office:value-type="currency" office:currency="USD" office:value="14679.6429223411" calcext:value-type="currency">
            <text:p>$14,679.64</text:p>
          </table:table-cell>
          <table:table-cell table:style-name="ce28"/>
          <table:table-cell table:style-name="ce28" table:formula="of:=[.AA44]*([.P28]+[.Q28])" office:value-type="currency" office:currency="USD" office:value="12169.5004407293" calcext:value-type="currency">
            <text:p>$12,169.50</text:p>
          </table:table-cell>
          <table:table-cell table:style-name="ce28"/>
          <table:table-cell table:style-name="ce28" table:formula="of:=[.AC28]-[.K28]" office:value-type="currency" office:currency="USD" office:value="3907.58892194111" calcext:value-type="currency">
            <text:p>$3,907.59</text:p>
          </table:table-cell>
          <table:table-cell table:style-name="ce58" table:formula="of:=[.AG28]/AVERAGE([.AC28:.AD28])" office:value-type="percentage" office:value="0.266191006321694" calcext:value-type="percentage">
            <text:p>26.62%</text:p>
          </table:table-cell>
          <table:table-cell table:style-name="ce28" table:formula="of:=AVERAGE([.AE28:.AF28])-[.Y28]" office:value-type="currency" office:currency="USD" office:value="3801.14161899597" calcext:value-type="currency">
            <text:p>$3,801.14</text:p>
          </table:table-cell>
          <table:table-cell table:style-name="ce58" table:formula="of:=[.AI28]/AVERAGE([.AE28:.AF28])" office:value-type="percentage" office:value="0.312349848501108" calcext:value-type="percentage">
            <text:p>31.23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06-04" calcext:value-type="date">
            <text:p>2024-06-04</text:p>
          </table:table-cell>
          <table:table-cell table:style-name="ce13" office:value-type="string" calcext:value-type="string">
            <text:p>ES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34400" calcext:value-type="float">
            <text:p>34,400</text:p>
          </table:table-cell>
          <table:table-cell table:style-name="ce16" office:value-type="float" office:value="-4000" calcext:value-type="float">
            <text:p>-4,000</text:p>
          </table:table-cell>
          <table:table-cell table:style-name="ce16" table:formula="of:=[.D29]+[.E29]" office:value-type="float" office:value="30400" calcext:value-type="float">
            <text:p>30,4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29]*7.39) + (MIN([.F29];2000)*0.1) + (MAX(0;MIN([.F29];15000)-2000)*0.1288) + (MAX(0;MIN([.F29];20000)-15000)*0.1586) + (MAX(0;[.F29]-20000)*0.1286)" office:value-type="currency" office:currency="USD" office:value="4686.198" calcext:value-type="currency">
            <text:p>$4,686.20</text:p>
          </table:table-cell>
          <table:table-cell table:style-name="ce27" table:formula="of:=[.H29]*1.024" office:value-type="currency" office:currency="USD" office:value="4798.666752" calcext:value-type="currency">
            <text:p>$4,798.67</text:p>
          </table:table-cell>
          <table:table-cell table:style-name="ce27" table:formula="of:=[.H29]*0.1438" office:value-type="currency" office:currency="USD" office:value="673.8752724" calcext:value-type="currency">
            <text:p>$673.88</text:p>
          </table:table-cell>
          <table:table-cell table:style-name="ce27" table:formula="of:=[.H29]+[.I29]+[.J29]" office:value-type="currency" office:currency="USD" office:value="10158.7400244" calcext:value-type="currency">
            <text:p>$10,158.74</text:p>
          </table:table-cell>
          <table:table-cell table:style-name="ce34"/>
          <table:table-cell table:style-name="ce27" table:formula="of:=[.K29]/[.C29]" office:value-type="currency" office:currency="USD" office:value="338.62466748" calcext:value-type="currency">
            <text:p>$338.62</text:p>
          </table:table-cell>
          <table:table-cell table:style-name="ce40" table:formula="of:=[.F29]/[.C29]" office:value-type="float" office:value="1013.33333333333" calcext:value-type="float">
            <text:p>1013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94.5" calcext:value-type="float">
            <text:p>295</text:p>
          </table:table-cell>
          <table:table-cell/>
          <table:table-cell table:style-name="ce40" table:formula="of:=[.F29]/MAX([.Q29]; 1)" office:value-type="float" office:value="103.225806451613" calcext:value-type="float">
            <text:p>103</text:p>
          </table:table-cell>
          <table:table-cell table:style-name="ce27" table:formula="of:=[.K29]/MAX(([.Q29]+[.P29]); 1)" office:value-type="currency" office:currency="USD" office:value="34.4948727483871" calcext:value-type="currency">
            <text:p>$34.49</text:p>
          </table:table-cell>
          <table:table-cell table:style-name="ce50" table:formula="of:=[.G29]/MAX([.Q29]; 1)" office:value-type="float" office:value="0.313073005093379" calcext:value-type="float">
            <text:p>0.31</text:p>
          </table:table-cell>
          <table:table-cell/>
          <table:table-cell table:style-name="ce57" table:formula="of:=((([.F29]-[.$F$5])+[.O29])/[.F29])" office:value-type="percentage" office:value="0.716374269005848" calcext:value-type="percentage">
            <text:p>71.64%</text:p>
          </table:table-cell>
          <table:table-cell table:style-name="ce16" table:formula="of:=(([.F29]-[.O29])*[.W29])" office:value-type="float" office:value="21777.7777777778" calcext:value-type="float">
            <text:p>21,778</text:p>
          </table:table-cell>
          <table:table-cell table:style-name="ce27" table:formula="of:=(([.G29]*7.39)+(MIN([.X29];2000)*0.1)+(MAX(0;MIN([.X29];15000)-2000)*0.1288)+(MAX(0;MIN([.X29];20000)-15000)*0.1586)+(MAX(0;[.X29]-20000)*0.1286)) * (1 + 1.024 + 0.1438)" office:value-type="currency" office:currency="USD" office:value="7755.04484573333" calcext:value-type="currency">
            <text:p>$7,755.04</text:p>
          </table:table-cell>
          <table:table-cell table:style-name="ce40" table:formula="of:=[.X29]/MAX(([.Q29]+[.P29]); 1)" office:value-type="float" office:value="73.9483116393133" calcext:value-type="float">
            <text:p>74</text:p>
          </table:table-cell>
          <table:table-cell table:style-name="ce27" table:formula="of:=[.Y29]/MAX(([.Q29]+[.P29]); 1)" office:value-type="currency" office:currency="USD" office:value="26.3329196799094" calcext:value-type="currency">
            <text:p>$26.33</text:p>
          </table:table-cell>
          <table:table-cell table:style-name="ce60"/>
          <table:table-cell table:style-name="ce27" table:formula="of:=[.T45]*([.P29]+[.Q29])" office:value-type="currency" office:currency="USD" office:value="13850.398416063" calcext:value-type="currency">
            <text:p>$13,850.40</text:p>
          </table:table-cell>
          <table:table-cell table:style-name="ce27"/>
          <table:table-cell table:style-name="ce27" table:formula="of:=[.AA45]*([.P29]+[.Q29])" office:value-type="currency" office:currency="USD" office:value="10992.5533207165" calcext:value-type="currency">
            <text:p>$10,992.55</text:p>
          </table:table-cell>
          <table:table-cell table:style-name="ce27"/>
          <table:table-cell table:style-name="ce27" table:formula="of:=[.AC29]-[.K29]" office:value-type="currency" office:currency="USD" office:value="3691.65839166298" calcext:value-type="currency">
            <text:p>$3,691.66</text:p>
          </table:table-cell>
          <table:table-cell table:style-name="ce57" table:formula="of:=[.AG29]/AVERAGE([.AC29:.AD29])" office:value-type="percentage" office:value="0.26653806488206" calcext:value-type="percentage">
            <text:p>26.65%</text:p>
          </table:table-cell>
          <table:table-cell table:style-name="ce27" table:formula="of:=AVERAGE([.AE29:.AF29])-[.Y29]" office:value-type="currency" office:currency="USD" office:value="3237.50847498313" calcext:value-type="currency">
            <text:p>$3,237.51</text:p>
          </table:table-cell>
          <table:table-cell table:style-name="ce57" table:formula="of:=[.AI29]/AVERAGE([.AE29:.AF29])" office:value-type="percentage" office:value="0.294518332595372" calcext:value-type="percentage">
            <text:p>29.45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05-07" calcext:value-type="date">
            <text:p>2024-05-07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8" calcext:value-type="float">
            <text:p>28</text:p>
          </table:table-cell>
          <table:table-cell table:style-name="ce16" office:value-type="float" office:value="37000" calcext:value-type="float">
            <text:p>37,000</text:p>
          </table:table-cell>
          <table:table-cell table:style-name="ce16"/>
          <table:table-cell table:style-name="ce16" table:formula="of:=[.D30]+[.E30]" office:value-type="float" office:value="37000" calcext:value-type="float">
            <text:p>37,0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30]*7.39) + (MIN([.F30];2000)*0.1) + (MAX(0;MIN([.F30];15000)-2000)*0.1288) + (MAX(0;MIN([.F30];20000)-15000)*0.1586) + (MAX(0;[.F30]-20000)*0.1286)" office:value-type="currency" office:currency="USD" office:value="5534.958" calcext:value-type="currency">
            <text:p>$5,534.96</text:p>
          </table:table-cell>
          <table:table-cell table:style-name="ce27" table:formula="of:=[.H30]*1.024" office:value-type="currency" office:currency="USD" office:value="5667.796992" calcext:value-type="currency">
            <text:p>$5,667.80</text:p>
          </table:table-cell>
          <table:table-cell table:style-name="ce27" table:formula="of:=[.H30]*0.1438" office:value-type="currency" office:currency="USD" office:value="795.9269604" calcext:value-type="currency">
            <text:p>$795.93</text:p>
          </table:table-cell>
          <table:table-cell table:style-name="ce27" table:formula="of:=[.H30]+[.I30]+[.J30]" office:value-type="currency" office:currency="USD" office:value="11998.6819524" calcext:value-type="currency">
            <text:p>$11,998.68</text:p>
          </table:table-cell>
          <table:table-cell table:style-name="ce34"/>
          <table:table-cell table:style-name="ce27" table:formula="of:=[.K30]/[.C30]" office:value-type="currency" office:currency="USD" office:value="428.524355442857" calcext:value-type="currency">
            <text:p>$428.52</text:p>
          </table:table-cell>
          <table:table-cell table:style-name="ce40" table:formula="of:=[.F30]/[.C30]" office:value-type="float" office:value="1321.42857142857" calcext:value-type="float">
            <text:p>132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62.1" calcext:value-type="float">
            <text:p>562</text:p>
          </table:table-cell>
          <table:table-cell/>
          <table:table-cell table:style-name="ce40" table:formula="of:=[.F30]/MAX([.Q30]; 1)" office:value-type="float" office:value="65.8245863725316" calcext:value-type="float">
            <text:p>66</text:p>
          </table:table-cell>
          <table:table-cell table:style-name="ce27" table:formula="of:=[.K30]/MAX(([.Q30]+[.P30]); 1)" office:value-type="currency" office:currency="USD" office:value="21.3461696360078" calcext:value-type="currency">
            <text:p>$21.35</text:p>
          </table:table-cell>
          <table:table-cell table:style-name="ce50" table:formula="of:=[.G30]/MAX([.Q30]; 1)" office:value-type="float" office:value="0.164027753068849" calcext:value-type="float">
            <text:p>0.16</text:p>
          </table:table-cell>
          <table:table-cell/>
          <table:table-cell table:style-name="ce57" table:formula="of:=((([.F30]-[.$F$5])+[.O30])/[.F30])" office:value-type="percentage" office:value="0.766966966966967" calcext:value-type="percentage">
            <text:p>76.70%</text:p>
          </table:table-cell>
          <table:table-cell table:style-name="ce16" table:formula="of:=(([.F30]-[.O30])*[.W30])" office:value-type="float" office:value="28377.7777777778" calcext:value-type="float">
            <text:p>28,378</text:p>
          </table:table-cell>
          <table:table-cell table:style-name="ce27" table:formula="of:=(([.G30]*7.39)+(MIN([.X30];2000)*0.1)+(MAX(0;MIN([.X30];15000)-2000)*0.1288)+(MAX(0;MIN([.X30];20000)-15000)*0.1586)+(MAX(0;[.X30]-20000)*0.1286)) * (1 + 1.024 + 0.1438)" office:value-type="currency" office:currency="USD" office:value="9594.98677373333" calcext:value-type="currency">
            <text:p>$9,594.99</text:p>
          </table:table-cell>
          <table:table-cell table:style-name="ce40" table:formula="of:=[.X30]/MAX(([.Q30]+[.P30]); 1)" office:value-type="float" office:value="50.4852833619957" calcext:value-type="float">
            <text:p>50</text:p>
          </table:table-cell>
          <table:table-cell table:style-name="ce27" table:formula="of:=[.Y30]/MAX(([.Q30]+[.P30]); 1)" office:value-type="currency" office:currency="USD" office:value="17.0698928548894" calcext:value-type="currency">
            <text:p>$17.07</text:p>
          </table:table-cell>
          <table:table-cell table:style-name="ce60"/>
          <table:table-cell table:style-name="ce27" table:formula="of:=[.T46]*([.P30]+[.Q30])" office:value-type="currency" office:currency="USD" office:value="10768.2028278148" calcext:value-type="currency">
            <text:p>$10,768.20</text:p>
          </table:table-cell>
          <table:table-cell table:style-name="ce27"/>
          <table:table-cell table:style-name="ce27" table:formula="of:=[.AA46]*([.P30]+[.Q30])" office:value-type="currency" office:currency="USD" office:value="8238.96834648099" calcext:value-type="currency">
            <text:p>$8,238.97</text:p>
          </table:table-cell>
          <table:table-cell table:style-name="ce27"/>
          <table:table-cell table:style-name="ce27" table:formula="of:=[.AC30]-[.K30]" office:value-type="currency" office:currency="USD" office:value="-1230.47912458517" calcext:value-type="currency">
            <text:p>-$1,230.48</text:p>
          </table:table-cell>
          <table:table-cell table:style-name="ce57" table:formula="of:=[.AG30]/AVERAGE([.AC30:.AD30])" office:value-type="percentage" office:value="-0.114269683090179" calcext:value-type="percentage">
            <text:p>-11.43%</text:p>
          </table:table-cell>
          <table:table-cell table:style-name="ce27" table:formula="of:=AVERAGE([.AE30:.AF30])-[.Y30]" office:value-type="currency" office:currency="USD" office:value="-1356.01842725234" calcext:value-type="currency">
            <text:p>-$1,356.02</text:p>
          </table:table-cell>
          <table:table-cell table:style-name="ce57" table:formula="of:=[.AI30]/AVERAGE([.AE30:.AF30])" office:value-type="percentage" office:value="-0.164585949384248" calcext:value-type="percentage">
            <text:p>-16.46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04-04" calcext:value-type="date">
            <text:p>2024-04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3" calcext:value-type="float">
            <text:p>33</text:p>
          </table:table-cell>
          <table:table-cell table:style-name="ce16" office:value-type="float" office:value="25400" calcext:value-type="float">
            <text:p>25,400</text:p>
          </table:table-cell>
          <table:table-cell table:style-name="ce16"/>
          <table:table-cell table:style-name="ce16" table:formula="of:=[.D31]+[.E31]" office:value-type="float" office:value="25400" calcext:value-type="float">
            <text:p>25,4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31]*7.39) + (MIN([.F31];2000)*0.1) + (MAX(0;MIN([.F31];15000)-2000)*0.1288) + (MAX(0;MIN([.F31];20000)-15000)*0.1586) + (MAX(0;[.F31]-20000)*0.1286)" office:value-type="currency" office:currency="USD" office:value="4043.198" calcext:value-type="currency">
            <text:p>$4,043.20</text:p>
          </table:table-cell>
          <table:table-cell table:style-name="ce27" table:formula="of:=[.H31]*1.024" office:value-type="currency" office:currency="USD" office:value="4140.234752" calcext:value-type="currency">
            <text:p>$4,140.23</text:p>
          </table:table-cell>
          <table:table-cell table:style-name="ce27" table:formula="of:=[.H31]*0.1438" office:value-type="currency" office:currency="USD" office:value="581.4118724" calcext:value-type="currency">
            <text:p>$581.41</text:p>
          </table:table-cell>
          <table:table-cell table:style-name="ce27" table:formula="of:=[.H31]+[.I31]+[.J31]" office:value-type="currency" office:currency="USD" office:value="8764.8446244" calcext:value-type="currency">
            <text:p>$8,764.84</text:p>
          </table:table-cell>
          <table:table-cell table:style-name="ce34"/>
          <table:table-cell table:style-name="ce27" table:formula="of:=[.K31]/[.C31]" office:value-type="currency" office:currency="USD" office:value="265.601352254545" calcext:value-type="currency">
            <text:p>$265.60</text:p>
          </table:table-cell>
          <table:table-cell table:style-name="ce40" table:formula="of:=[.F31]/[.C31]" office:value-type="float" office:value="769.69696969697" calcext:value-type="float">
            <text:p>77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798.4" calcext:value-type="float">
            <text:p>798</text:p>
          </table:table-cell>
          <table:table-cell/>
          <table:table-cell table:style-name="ce40" table:formula="of:=[.F31]/MAX([.Q31]; 1)" office:value-type="float" office:value="31.813627254509" calcext:value-type="float">
            <text:p>32</text:p>
          </table:table-cell>
          <table:table-cell table:style-name="ce27" table:formula="of:=[.K31]/MAX(([.Q31]+[.P31]); 1)" office:value-type="currency" office:currency="USD" office:value="10.9780118041082" calcext:value-type="currency">
            <text:p>$10.98</text:p>
          </table:table-cell>
          <table:table-cell table:style-name="ce50" table:formula="of:=[.G31]/MAX([.Q31]; 1)" office:value-type="float" office:value="0.115480961923848" calcext:value-type="float">
            <text:p>0.12</text:p>
          </table:table-cell>
          <table:table-cell/>
          <table:table-cell table:style-name="ce57" table:formula="of:=((([.F31]-[.$F$5])+[.O31])/[.F31])" office:value-type="percentage" office:value="0.660542432195976" calcext:value-type="percentage">
            <text:p>66.05%</text:p>
          </table:table-cell>
          <table:table-cell table:style-name="ce16" table:formula="of:=(([.F31]-[.O31])*[.W31])" office:value-type="float" office:value="16777.7777777778" calcext:value-type="float">
            <text:p>16,778</text:p>
          </table:table-cell>
          <table:table-cell table:style-name="ce27" table:formula="of:=(([.G31]*7.39)+(MIN([.X31];2000)*0.1)+(MAX(0;MIN([.X31];15000)-2000)*0.1288)+(MAX(0;MIN([.X31];20000)-15000)*0.1586)+(MAX(0;[.X31]-20000)*0.1286)) * (1 + 1.024 + 0.1438)" office:value-type="currency" office:currency="USD" office:value="6151.59544573333" calcext:value-type="currency">
            <text:p>$6,151.60</text:p>
          </table:table-cell>
          <table:table-cell table:style-name="ce40" table:formula="of:=[.X31]/MAX(([.Q31]+[.P31]); 1)" office:value-type="float" office:value="21.0142507236696" calcext:value-type="float">
            <text:p>21</text:p>
          </table:table-cell>
          <table:table-cell table:style-name="ce27" table:formula="of:=[.Y31]/MAX(([.Q31]+[.P31]); 1)" office:value-type="currency" office:currency="USD" office:value="7.70490411539746" calcext:value-type="currency">
            <text:p>$7.70</text:p>
          </table:table-cell>
          <table:table-cell table:style-name="ce60"/>
          <table:table-cell table:style-name="ce27" table:formula="of:=[.T47]*([.P31]+[.Q31])" office:value-type="currency" office:currency="USD" office:value="10039.6382240937" calcext:value-type="currency">
            <text:p>$10,039.64</text:p>
          </table:table-cell>
          <table:table-cell table:style-name="ce27"/>
          <table:table-cell table:style-name="ce27" table:formula="of:=[.AA47]*([.P31]+[.Q31])" office:value-type="currency" office:currency="USD" office:value="7800.04173600006" calcext:value-type="currency">
            <text:p>$7,800.04</text:p>
          </table:table-cell>
          <table:table-cell table:style-name="ce27"/>
          <table:table-cell table:style-name="ce27" table:formula="of:=[.AC31]-[.K31]" office:value-type="currency" office:currency="USD" office:value="1274.79359969373" calcext:value-type="currency">
            <text:p>$1,274.79</text:p>
          </table:table-cell>
          <table:table-cell table:style-name="ce57" table:formula="of:=[.AG31]/AVERAGE([.AC31:.AD31])" office:value-type="percentage" office:value="0.126976049459073" calcext:value-type="percentage">
            <text:p>12.70%</text:p>
          </table:table-cell>
          <table:table-cell table:style-name="ce27" table:formula="of:=AVERAGE([.AE31:.AF31])-[.Y31]" office:value-type="currency" office:currency="USD" office:value="1648.44629026673" calcext:value-type="currency">
            <text:p>$1,648.45</text:p>
          </table:table-cell>
          <table:table-cell table:style-name="ce57" table:formula="of:=[.AI31]/AVERAGE([.AE31:.AF31])" office:value-type="percentage" office:value="0.211338137161311" calcext:value-type="percentage">
            <text:p>21.13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03-05" calcext:value-type="date">
            <text:p>2024-03-05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33200" calcext:value-type="float">
            <text:p>33,200</text:p>
          </table:table-cell>
          <table:table-cell table:style-name="ce16"/>
          <table:table-cell table:style-name="ce16" table:formula="of:=[.D32]+[.E32]" office:value-type="float" office:value="33200" calcext:value-type="float">
            <text:p>33,2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32]*7.39) + (MIN([.F32];2000)*0.1) + (MAX(0;MIN([.F32];15000)-2000)*0.1288) + (MAX(0;MIN([.F32];20000)-15000)*0.1586) + (MAX(0;[.F32]-20000)*0.1286)" office:value-type="currency" office:currency="USD" office:value="5046.278" calcext:value-type="currency">
            <text:p>$5,046.28</text:p>
          </table:table-cell>
          <table:table-cell table:style-name="ce27" table:formula="of:=[.H32]*1.024" office:value-type="currency" office:currency="USD" office:value="5167.388672" calcext:value-type="currency">
            <text:p>$5,167.39</text:p>
          </table:table-cell>
          <table:table-cell table:style-name="ce27" table:formula="of:=[.H32]*0.1438" office:value-type="currency" office:currency="USD" office:value="725.6547764" calcext:value-type="currency">
            <text:p>$725.65</text:p>
          </table:table-cell>
          <table:table-cell table:style-name="ce27" table:formula="of:=[.H32]+[.I32]+[.J32]" office:value-type="currency" office:currency="USD" office:value="10939.3214484" calcext:value-type="currency">
            <text:p>$10,939.32</text:p>
          </table:table-cell>
          <table:table-cell table:style-name="ce34"/>
          <table:table-cell table:style-name="ce27" table:formula="of:=[.K32]/[.C32]" office:value-type="currency" office:currency="USD" office:value="364.64404828" calcext:value-type="currency">
            <text:p>$364.64</text:p>
          </table:table-cell>
          <table:table-cell table:style-name="ce40" table:formula="of:=[.F32]/[.C32]" office:value-type="float" office:value="1106.66666666667" calcext:value-type="float">
            <text:p>110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125.6" calcext:value-type="float">
            <text:p>1126</text:p>
          </table:table-cell>
          <table:table-cell/>
          <table:table-cell table:style-name="ce40" table:formula="of:=[.F32]/MAX([.Q32]; 1)" office:value-type="float" office:value="29.4953802416489" calcext:value-type="float">
            <text:p>29</text:p>
          </table:table-cell>
          <table:table-cell table:style-name="ce27" table:formula="of:=[.K32]/MAX(([.Q32]+[.P32]); 1)" office:value-type="currency" office:currency="USD" office:value="9.71865800319829" calcext:value-type="currency">
            <text:p>$9.72</text:p>
          </table:table-cell>
          <table:table-cell table:style-name="ce50" table:formula="of:=[.G32]/MAX([.Q32]; 1)" office:value-type="float" office:value="0.0819118692253021" calcext:value-type="float">
            <text:p>0.08</text:p>
          </table:table-cell>
          <table:table-cell/>
          <table:table-cell table:style-name="ce57" table:formula="of:=((([.F32]-[.$F$5])+[.O32])/[.F32])" office:value-type="percentage" office:value="0.740294511378849" calcext:value-type="percentage">
            <text:p>74.03%</text:p>
          </table:table-cell>
          <table:table-cell table:style-name="ce16" table:formula="of:=(([.F32]-[.O32])*[.W32])" office:value-type="float" office:value="24577.7777777778" calcext:value-type="float">
            <text:p>24,578</text:p>
          </table:table-cell>
          <table:table-cell table:style-name="ce27" table:formula="of:=(([.G32]*7.39)+(MIN([.X32];2000)*0.1)+(MAX(0;MIN([.X32];15000)-2000)*0.1288)+(MAX(0;MIN([.X32];20000)-15000)*0.1586)+(MAX(0;[.X32]-20000)*0.1286)) * (1 + 1.024 + 0.1438)" office:value-type="currency" office:currency="USD" office:value="8535.62626973333" calcext:value-type="currency">
            <text:p>$8,535.63</text:p>
          </table:table-cell>
          <table:table-cell table:style-name="ce40" table:formula="of:=[.X32]/MAX(([.Q32]+[.P32]); 1)" office:value-type="float" office:value="21.8352681039248" calcext:value-type="float">
            <text:p>22</text:p>
          </table:table-cell>
          <table:table-cell table:style-name="ce27" table:formula="of:=[.Y32]/MAX(([.Q32]+[.P32]); 1)" office:value-type="currency" office:currency="USD" office:value="7.58317898874674" calcext:value-type="currency">
            <text:p>$7.58</text:p>
          </table:table-cell>
          <table:table-cell table:style-name="ce60"/>
          <table:table-cell table:style-name="ce27" table:formula="of:=[.T48]*([.P32]+[.Q32])" office:value-type="currency" office:currency="USD" office:value="12171.5128063031" calcext:value-type="currency">
            <text:p>$12,171.51</text:p>
          </table:table-cell>
          <table:table-cell table:style-name="ce27"/>
          <table:table-cell table:style-name="ce27" table:formula="of:=[.AA48]*([.P32]+[.Q32])" office:value-type="currency" office:currency="USD" office:value="9882.70535083637" calcext:value-type="currency">
            <text:p>$9,882.71</text:p>
          </table:table-cell>
          <table:table-cell table:style-name="ce27"/>
          <table:table-cell table:style-name="ce27" table:formula="of:=[.AC32]-[.K32]" office:value-type="currency" office:currency="USD" office:value="1232.19135790309" calcext:value-type="currency">
            <text:p>$1,232.19</text:p>
          </table:table-cell>
          <table:table-cell table:style-name="ce57" table:formula="of:=[.AG32]/AVERAGE([.AC32:.AD32])" office:value-type="percentage" office:value="0.101235678548109" calcext:value-type="percentage">
            <text:p>10.12%</text:p>
          </table:table-cell>
          <table:table-cell table:style-name="ce27" table:formula="of:=AVERAGE([.AE32:.AF32])-[.Y32]" office:value-type="currency" office:currency="USD" office:value="1347.07908110304" calcext:value-type="currency">
            <text:p>$1,347.08</text:p>
          </table:table-cell>
          <table:table-cell table:style-name="ce57" table:formula="of:=[.AI32]/AVERAGE([.AE32:.AF32])" office:value-type="percentage" office:value="0.136306712917333" calcext:value-type="percentage">
            <text:p>13.63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4-02-06" calcext:value-type="date">
            <text:p>2024-02-06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8" calcext:value-type="float">
            <text:p>28</text:p>
          </table:table-cell>
          <table:table-cell table:style-name="ce16" office:value-type="float" office:value="42200" calcext:value-type="float">
            <text:p>42,200</text:p>
          </table:table-cell>
          <table:table-cell table:style-name="ce16"/>
          <table:table-cell table:style-name="ce16" table:formula="of:=[.D33]+[.E33]" office:value-type="float" office:value="42200" calcext:value-type="float">
            <text:p>42,200</text:p>
          </table:table-cell>
          <table:table-cell table:style-name="ce13" office:value-type="float" office:value="92.2" calcext:value-type="float">
            <text:p>92.2</text:p>
          </table:table-cell>
          <table:table-cell table:style-name="ce27" table:formula="of:=([.G33]*7.39) + (MIN([.F33];2000)*0.1) + (MAX(0;MIN([.F33];15000)-2000)*0.1288) + (MAX(0;MIN([.F33];20000)-15000)*0.1586) + (MAX(0;[.F33]-20000)*0.1286)" office:value-type="currency" office:currency="USD" office:value="6203.678" calcext:value-type="currency">
            <text:p>$6,203.68</text:p>
          </table:table-cell>
          <table:table-cell table:style-name="ce27" table:formula="of:=[.H33]*1.024" office:value-type="currency" office:currency="USD" office:value="6352.566272" calcext:value-type="currency">
            <text:p>$6,352.57</text:p>
          </table:table-cell>
          <table:table-cell table:style-name="ce27" table:formula="of:=[.H33]*0.1438" office:value-type="currency" office:currency="USD" office:value="892.0888964" calcext:value-type="currency">
            <text:p>$892.09</text:p>
          </table:table-cell>
          <table:table-cell table:style-name="ce27" table:formula="of:=[.H33]+[.I33]+[.J33]" office:value-type="currency" office:currency="USD" office:value="13448.3331684" calcext:value-type="currency">
            <text:p>$13,448.33</text:p>
          </table:table-cell>
          <table:table-cell table:style-name="ce34"/>
          <table:table-cell table:style-name="ce27" table:formula="of:=[.K33]/[.C33]" office:value-type="currency" office:currency="USD" office:value="480.297613157143" calcext:value-type="currency">
            <text:p>$480.30</text:p>
          </table:table-cell>
          <table:table-cell table:style-name="ce40" table:formula="of:=[.F33]/[.C33]" office:value-type="float" office:value="1507.14285714286" calcext:value-type="float">
            <text:p>150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245.2" calcext:value-type="float">
            <text:p>1245</text:p>
          </table:table-cell>
          <table:table-cell/>
          <table:table-cell table:style-name="ce40" table:formula="of:=[.F33]/MAX([.Q33]; 1)" office:value-type="float" office:value="33.8901381304208" calcext:value-type="float">
            <text:p>34</text:p>
          </table:table-cell>
          <table:table-cell table:style-name="ce27" table:formula="of:=[.K33]/MAX(([.Q33]+[.P33]); 1)" office:value-type="currency" office:currency="USD" office:value="10.800139068744" calcext:value-type="currency">
            <text:p>$10.80</text:p>
          </table:table-cell>
          <table:table-cell table:style-name="ce50" table:formula="of:=[.G33]/MAX([.Q33]; 1)" office:value-type="float" office:value="0.0740443302280758" calcext:value-type="float">
            <text:p>0.07</text:p>
          </table:table-cell>
          <table:table-cell/>
          <table:table-cell table:style-name="ce57" table:formula="of:=((([.F33]-[.$F$5])+[.O33])/[.F33])" office:value-type="percentage" office:value="0.795681937862033" calcext:value-type="percentage">
            <text:p>79.57%</text:p>
          </table:table-cell>
          <table:table-cell table:style-name="ce16" table:formula="of:=(([.F33]-[.O33])*[.W33])" office:value-type="float" office:value="33577.7777777778" calcext:value-type="float">
            <text:p>33,578</text:p>
          </table:table-cell>
          <table:table-cell table:style-name="ce27" table:formula="of:=(([.G33]*7.39)+(MIN([.X33];2000)*0.1)+(MAX(0;MIN([.X33];15000)-2000)*0.1288)+(MAX(0;MIN([.X33];20000)-15000)*0.1586)+(MAX(0;[.X33]-20000)*0.1286)) * (1 + 1.024 + 0.1438)" office:value-type="currency" office:currency="USD" office:value="11044.6379897333" calcext:value-type="currency">
            <text:p>$11,044.64</text:p>
          </table:table-cell>
          <table:table-cell table:style-name="ce40" table:formula="of:=[.X33]/MAX(([.Q33]+[.P33]); 1)" office:value-type="float" office:value="26.9657707820252" calcext:value-type="float">
            <text:p>27</text:p>
          </table:table-cell>
          <table:table-cell table:style-name="ce27" table:formula="of:=[.Y33]/MAX(([.Q33]+[.P33]); 1)" office:value-type="currency" office:currency="USD" office:value="8.86977030977621" calcext:value-type="currency">
            <text:p>$8.87</text:p>
          </table:table-cell>
          <table:table-cell table:style-name="ce60"/>
          <table:table-cell table:style-name="ce27" table:formula="of:=[.T49]*([.P33]+[.Q33])" office:value-type="currency" office:currency="USD" office:value="10387.2292164518" calcext:value-type="currency">
            <text:p>$10,387.23</text:p>
          </table:table-cell>
          <table:table-cell table:style-name="ce27"/>
          <table:table-cell table:style-name="ce27" table:formula="of:=[.AA49]*([.P33]+[.Q33])" office:value-type="currency" office:currency="USD" office:value="8082.02185625788" calcext:value-type="currency">
            <text:p>$8,082.02</text:p>
          </table:table-cell>
          <table:table-cell table:style-name="ce27"/>
          <table:table-cell table:style-name="ce27" table:formula="of:=[.AC33]-[.K33]" office:value-type="currency" office:currency="USD" office:value="-3061.10395194825" calcext:value-type="currency">
            <text:p>-$3,061.10</text:p>
          </table:table-cell>
          <table:table-cell table:style-name="ce57" table:formula="of:=[.AG33]/AVERAGE([.AC33:.AD33])" office:value-type="percentage" office:value="-0.294698796778253" calcext:value-type="percentage">
            <text:p>-29.47%</text:p>
          </table:table-cell>
          <table:table-cell table:style-name="ce27" table:formula="of:=AVERAGE([.AE33:.AF33])-[.Y33]" office:value-type="currency" office:currency="USD" office:value="-2962.61613347546" calcext:value-type="currency">
            <text:p>-$2,962.62</text:p>
          </table:table-cell>
          <table:table-cell table:style-name="ce57" table:formula="of:=[.AI33]/AVERAGE([.AE33:.AF33])" office:value-type="percentage" office:value="-0.366568686173685" calcext:value-type="percentage">
            <text:p>-36.66%</text:p>
          </table:table-cell>
          <table:table-cell table:style-name="ce74"/>
          <table:table-cell table:style-name="ce77" table:number-columns-repeated="987"/>
        </table:table-row>
        <table:table-row table:style-name="ro6">
          <table:table-cell table:style-name="ce8" office:value-type="date" office:date-value="2024-01-04" calcext:value-type="date">
            <text:p>2024-01-04</text:p>
          </table:table-cell>
          <table:table-cell table:style-name="ce15" office:value-type="string" calcext:value-type="string">
            <text:p>ACT</text:p>
          </table:table-cell>
          <table:table-cell table:style-name="ce15" office:value-type="float" office:value="33" calcext:value-type="float">
            <text:p>33</text:p>
          </table:table-cell>
          <table:table-cell table:style-name="ce18" office:value-type="float" office:value="33000" calcext:value-type="float">
            <text:p>33,000</text:p>
          </table:table-cell>
          <table:table-cell table:style-name="ce18"/>
          <table:table-cell table:style-name="ce18" table:formula="of:=[.D34]+[.E34]" office:value-type="float" office:value="33000" calcext:value-type="float">
            <text:p>33,000</text:p>
          </table:table-cell>
          <table:table-cell table:style-name="ce15" office:value-type="float" office:value="91" calcext:value-type="float">
            <text:p>91</text:p>
          </table:table-cell>
          <table:table-cell table:style-name="ce29" table:formula="of:=([.G34]*7.39) + (MIN([.F34];2000)*0.1) + (MAX(0;MIN([.F34];15000)-2000)*0.1288) + (MAX(0;MIN([.F34];20000)-15000)*0.1586) + (MAX(0;[.F34]-20000)*0.1286)" office:value-type="currency" office:currency="USD" office:value="5011.69" calcext:value-type="currency">
            <text:p>$5,011.69</text:p>
          </table:table-cell>
          <table:table-cell table:style-name="ce29" table:formula="of:=[.H34]*1.024" office:value-type="currency" office:currency="USD" office:value="5131.97056" calcext:value-type="currency">
            <text:p>$5,131.97</text:p>
          </table:table-cell>
          <table:table-cell table:style-name="ce29" table:formula="of:=[.H34]*0.1438" office:value-type="currency" office:currency="USD" office:value="720.681022" calcext:value-type="currency">
            <text:p>$720.68</text:p>
          </table:table-cell>
          <table:table-cell table:style-name="ce29" table:formula="of:=[.H34]+[.I34]+[.J34]" office:value-type="currency" office:currency="USD" office:value="10864.341582" calcext:value-type="currency">
            <text:p>$10,864.34</text:p>
          </table:table-cell>
          <table:table-cell table:style-name="ce35"/>
          <table:table-cell table:style-name="ce29" table:formula="of:=[.K34]/[.C34]" office:value-type="currency" office:currency="USD" office:value="329.222472181818" calcext:value-type="currency">
            <text:p>$329.22</text:p>
          </table:table-cell>
          <table:table-cell table:style-name="ce42" table:formula="of:=[.F34]/[.C34]" office:value-type="float" office:value="1000" calcext:value-type="float">
            <text:p>100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095.3" calcext:value-type="float">
            <text:p>1095</text:p>
          </table:table-cell>
          <table:table-cell/>
          <table:table-cell table:style-name="ce42" table:formula="of:=[.F34]/MAX([.Q34]; 1)" office:value-type="float" office:value="30.1287318542865" calcext:value-type="float">
            <text:p>30</text:p>
          </table:table-cell>
          <table:table-cell table:style-name="ce29" table:formula="of:=[.K34]/MAX(([.Q34]+[.P34]); 1)" office:value-type="currency" office:currency="USD" office:value="9.9190555847713" calcext:value-type="currency">
            <text:p>$9.92</text:p>
          </table:table-cell>
          <table:table-cell table:style-name="ce52" table:formula="of:=[.G34]/MAX([.Q34]; 1)" office:value-type="float" office:value="0.083082260567881" calcext:value-type="float">
            <text:p>0.08</text:p>
          </table:table-cell>
          <table:table-cell/>
          <table:table-cell table:style-name="ce57" table:formula="of:=((([.F34]-[.$F$5])+[.O34])/[.F34])" office:value-type="percentage" office:value="0.738720538720539" calcext:value-type="percentage">
            <text:p>73.87%</text:p>
          </table:table-cell>
          <table:table-cell table:style-name="ce16" table:formula="of:=(([.F34]-[.O34])*[.W34])" office:value-type="float" office:value="24377.7777777778" calcext:value-type="float">
            <text:p>24,378</text:p>
          </table:table-cell>
          <table:table-cell table:style-name="ce27" table:formula="of:=(([.G34]*7.39)+(MIN([.X34];2000)*0.1)+(MAX(0;MIN([.X34];15000)-2000)*0.1288)+(MAX(0;MIN([.X34];20000)-15000)*0.1586)+(MAX(0;[.X34]-20000)*0.1286)) * (1 + 1.024 + 0.1438)" office:value-type="currency" office:currency="USD" office:value="8460.64640333333" calcext:value-type="currency">
            <text:p>$8,460.65</text:p>
          </table:table-cell>
          <table:table-cell table:style-name="ce40" table:formula="of:=[.X34]/MAX(([.Q34]+[.P34]); 1)" office:value-type="float" office:value="22.2567130263652" calcext:value-type="float">
            <text:p>22</text:p>
          </table:table-cell>
          <table:table-cell table:style-name="ce27" table:formula="of:=[.Y34]/MAX(([.Q34]+[.P34]); 1)" office:value-type="currency" office:currency="USD" office:value="7.72450141818071" calcext:value-type="currency">
            <text:p>$7.72</text:p>
          </table:table-cell>
          <table:table-cell table:style-name="ce61"/>
          <table:table-cell table:style-name="ce27" table:formula="of:=[.T50]*([.P34]+[.Q34])" office:value-type="currency" office:currency="USD" office:value="11289.8105095286" calcext:value-type="currency">
            <text:p>$11,289.81</text:p>
          </table:table-cell>
          <table:table-cell table:style-name="ce27"/>
          <table:table-cell table:style-name="ce27" table:formula="of:=[.AA50]*([.P34]+[.Q34])" office:value-type="currency" office:currency="USD" office:value="8930.06565948502" calcext:value-type="currency">
            <text:p>$8,930.07</text:p>
          </table:table-cell>
          <table:table-cell table:style-name="ce27"/>
          <table:table-cell table:style-name="ce27" table:formula="of:=[.AC34]-[.K34]" office:value-type="currency" office:currency="USD" office:value="425.468927528582" calcext:value-type="currency">
            <text:p>$425.47</text:p>
          </table:table-cell>
          <table:table-cell table:style-name="ce57" table:formula="of:=[.AG34]/AVERAGE([.AC34:.AD34])" office:value-type="percentage" office:value="0.0376860999721374" calcext:value-type="percentage">
            <text:p>3.77%</text:p>
          </table:table-cell>
          <table:table-cell table:style-name="ce27" table:formula="of:=AVERAGE([.AE34:.AF34])-[.Y34]" office:value-type="currency" office:currency="USD" office:value="469.419256151688" calcext:value-type="currency">
            <text:p>$469.42</text:p>
          </table:table-cell>
          <table:table-cell table:style-name="ce57" table:formula="of:=[.AI34]/AVERAGE([.AE34:.AF34])" office:value-type="percentage" office:value="0.0525661595391628" calcext:value-type="percentage">
            <text:p>5.26%</text:p>
          </table:table-cell>
          <table:table-cell table:style-name="ce75"/>
          <table:table-cell table:style-name="ce78" table:number-columns-repeated="987"/>
        </table:table-row>
        <table:table-row table:style-name="ro3">
          <table:table-cell table:style-name="ce3" office:value-type="string" calcext:value-type="string">
            <text:p>2025 Totals</text:p>
          </table:table-cell>
          <table:table-cell table:style-name="ce10" table:number-columns-repeated="4"/>
          <table:table-cell table:style-name="ce19" table:formula="of:=SUM([.F39:.F50])" office:value-type="float" office:value="433200" calcext:value-type="float">
            <text:p>433,200</text:p>
          </table:table-cell>
          <table:table-cell table:style-name="ce22" table:formula="of:=[.G36]" office:value-type="float" office:value="95.6" calcext:value-type="float">
            <text:p>96</text:p>
          </table:table-cell>
          <table:table-cell table:style-name="ce24" table:formula="of:=SUM([.H39:.H50])" office:value-type="currency" office:currency="USD" office:value="65332.128" calcext:value-type="currency">
            <text:p>$65,332.13</text:p>
          </table:table-cell>
          <table:table-cell table:style-name="ce24" table:formula="of:=SUM([.I39:.I50])" office:value-type="currency" office:currency="USD" office:value="66900.099072" calcext:value-type="currency">
            <text:p>$66,900.10</text:p>
          </table:table-cell>
          <table:table-cell table:style-name="ce24" table:formula="of:=SUM([.J39:.J50])" office:value-type="currency" office:currency="USD" office:value="9394.7600064" calcext:value-type="currency">
            <text:p>$9,394.76</text:p>
          </table:table-cell>
          <table:table-cell table:style-name="ce24" table:formula="of:=SUM([.K39:.K50])" office:value-type="currency" office:currency="USD" office:value="141626.9870784" calcext:value-type="currency">
            <text:p>$141,626.99</text:p>
          </table:table-cell>
          <table:table-cell table:style-name="ce31"/>
          <table:table-cell table:style-name="ce36"/>
          <table:table-cell table:style-name="ce39"/>
          <table:table-cell table:style-name="ce43" office:value-type="string" calcext:value-type="string">
            <text:p>0</text:p>
          </table:table-cell>
          <table:table-cell table:style-name="ce22" table:formula="of:=SUM([.P41:.P45])" office:value-type="float" office:value="148.6" calcext:value-type="float">
            <text:p>149</text:p>
          </table:table-cell>
          <table:table-cell table:style-name="ce22" table:formula="of:=SUM([.Q39:.Q50])" office:value-type="float" office:value="7663.4" calcext:value-type="float">
            <text:p>7663</text:p>
          </table:table-cell>
          <table:table-cell/>
          <table:table-cell table:style-name="ce39" table:number-columns-repeated="3"/>
          <table:table-cell/>
          <table:table-cell table:style-name="ce54"/>
          <table:table-cell table:style-name="ce19" table:formula="of:=SUM([.X39:.X50])" office:value-type="float" office:value="329733.333333333" calcext:value-type="float">
            <text:p>329,733</text:p>
          </table:table-cell>
          <table:table-cell table:style-name="ce24" table:formula="of:=SUM([.Y39:.Y50])" office:value-type="currency" office:currency="USD" office:value="112782.6449344" calcext:value-type="currency">
            <text:p>$112,782.64</text:p>
          </table:table-cell>
          <table:table-cell table:style-name="ce39"/>
          <table:table-cell table:style-name="ce36"/>
          <table:table-cell table:style-name="ce31"/>
          <table:table-cell table:style-name="ce63" table:number-columns-repeated="8"/>
          <table:table-cell table:style-name="ce71"/>
          <table:table-cell table:style-name="ce63" table:number-columns-repeated="987"/>
        </table:table-row>
        <table:table-row table:style-name="ro6">
          <table:table-cell table:style-name="ce4" office:value-type="string" calcext:value-type="string">
            <text:p>Avg Load (kWa)</text:p>
          </table:table-cell>
          <table:table-cell table:style-name="ce79" table:number-columns-spanned="2" table:number-rows-spanned="3"/>
          <table:covered-table-cell table:style-name="ce79"/>
          <table:table-cell table:style-name="ce79" table:number-columns-repeated="2"/>
          <table:table-cell table:style-name="ce20" table:formula="of:=AVERAGE([.F39:.F50])" office:value-type="float" office:value="36100" calcext:value-type="float">
            <text:p>36,100</text:p>
          </table:table-cell>
          <table:table-cell table:style-name="ce23" table:formula="of:=AVERAGE([.G39:.G50])" office:value-type="float" office:value="95.6" calcext:value-type="float">
            <text:p>96</text:p>
          </table:table-cell>
          <table:table-cell table:style-name="ce25" table:formula="of:=([.G36]*7.39) + (MIN([.F36];2000)*0.1) + (MAX(0;MIN([.F36];15000)-2000)*0.1288) + (MAX(0;MIN([.F36];20000)-15000)*0.1586) + (MAX(0;[.F36]-20000)*0.1286)" office:value-type="currency" office:currency="USD" office:value="5444.344" calcext:value-type="currency">
            <text:p>$5,444.34</text:p>
          </table:table-cell>
          <table:table-cell table:style-name="ce25" table:formula="of:=[.H36]*1.024" office:value-type="currency" office:currency="USD" office:value="5575.008256" calcext:value-type="currency">
            <text:p>$5,575.01</text:p>
          </table:table-cell>
          <table:table-cell table:style-name="ce25" table:formula="of:=[.H36]*0.1438" office:value-type="currency" office:currency="USD" office:value="782.8966672" calcext:value-type="currency">
            <text:p>$782.90</text:p>
          </table:table-cell>
          <table:table-cell table:style-name="ce25" table:formula="of:=[.H36]+[.I36]+[.J36]" office:value-type="currency" office:currency="USD" office:value="11802.2489232" calcext:value-type="currency">
            <text:p>$11,802.25</text:p>
          </table:table-cell>
          <table:table-cell table:style-name="ce32"/>
          <table:table-cell table:style-name="ce25" table:formula="of:=AVERAGE([.M39:.M45];[.M46:.M50])" office:value-type="currency" office:currency="USD" office:value="391.424989786065" calcext:value-type="currency">
            <text:p>$391.42</text:p>
          </table:table-cell>
          <table:table-cell table:style-name="ce23" table:formula="of:=AVERAGE([.N39:.N45];[.N46:.N50])" office:value-type="float" office:value="1197.29967447976" calcext:value-type="float">
            <text:p>1197</text:p>
          </table:table-cell>
          <table:table-cell table:style-name="ce44" office:value-type="string" calcext:value-type="string">
            <text:p>0</text:p>
          </table:table-cell>
          <table:table-cell table:style-name="ce23" table:formula="of:=AVERAGE([.P42:.P44])" office:value-type="float" office:value="48.5666666666667" calcext:value-type="float">
            <text:p>49</text:p>
          </table:table-cell>
          <table:table-cell table:style-name="ce23" table:formula="of:=AVERAGE([.Q39:.Q40];[.Q46:.Q50])" office:value-type="float" office:value="934.757142857143" calcext:value-type="float">
            <text:p>935</text:p>
          </table:table-cell>
          <table:table-cell/>
          <table:table-cell table:style-name="ce23" table:formula="of:=AVERAGE([.S39:.S40];[.S46:.S50])" office:value-type="float" office:value="40.7569027013875" calcext:value-type="float">
            <text:p>41</text:p>
          </table:table-cell>
          <table:table-cell table:style-name="ce25" table:formula="of:=AVERAGE([.T39:.T40];[.T46:.T50])" office:value-type="currency" office:currency="USD" office:value="13.3208541069482" calcext:value-type="currency">
            <text:p>$13.32</text:p>
          </table:table-cell>
          <table:table-cell table:style-name="ce49" table:formula="of:=AVERAGE([.U39:.U40];[.U46:.U50])" office:value-type="float" office:value="0.107054529786497" calcext:value-type="float">
            <text:p>0.11</text:p>
          </table:table-cell>
          <table:table-cell/>
          <table:table-cell table:style-name="ce55" table:formula="of:=AVERAGE([.W39:.W50])" office:value-type="percentage" office:value="0.759068767163295" calcext:value-type="percentage">
            <text:p>75.91%</text:p>
          </table:table-cell>
          <table:table-cell table:style-name="ce20" table:formula="of:=AVERAGE([.X39:.X50])" office:value-type="float" office:value="27477.7777777778" calcext:value-type="float">
            <text:p>27,478</text:p>
          </table:table-cell>
          <table:table-cell table:style-name="ce25" table:formula="of:=AVERAGE([.Y39:.Y50])" office:value-type="currency" office:currency="USD" office:value="9398.55374453333" calcext:value-type="currency">
            <text:p>$9,398.55</text:p>
          </table:table-cell>
          <table:table-cell table:style-name="ce23" table:formula="of:=AVERAGE([.Z39:.Z40];[.Z46:.Z50])" office:value-type="float" office:value="30.598080500237" calcext:value-type="float">
            <text:p>31</text:p>
          </table:table-cell>
          <table:table-cell table:style-name="ce25" table:formula="of:=AVERAGE([.AA39:.AA40];[.AA46:.AA50])" office:value-type="currency" office:currency="USD" office:value="10.4887869998279" calcext:value-type="currency">
            <text:p>$10.49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5" office:value-type="string" calcext:value-type="string">
            <text:p>Avg Base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53]" office:value-type="float" office:value="8622.22222222222" calcext:value-type="float">
            <text:p>8,622</text:p>
          </table:table-cell>
          <table:table-cell table:style-name="ce80" table:number-columns-spanned="1" table:number-rows-spanned="2"/>
          <table:table-cell table:style-name="ce26" table:formula="of:=([.G37]*7.39) + (MIN([.F37];2000)*0.1) + (MAX(0;MIN([.F37];15000)-2000)*0.1288) + (MAX(0;MIN([.F37];20000)-15000)*0.1586) + (MAX(0;[.F37]-20000)*0.1286)" office:value-type="currency" office:currency="USD" office:value="1052.94222222222" calcext:value-type="currency">
            <text:p>$1,052.94</text:p>
          </table:table-cell>
          <table:table-cell table:style-name="ce26" table:formula="of:=[.H37]*1.024" office:value-type="currency" office:currency="USD" office:value="1078.21283555556" calcext:value-type="currency">
            <text:p>$1,078.21</text:p>
          </table:table-cell>
          <table:table-cell table:style-name="ce26" table:formula="of:=[.H37]*0.1438" office:value-type="currency" office:currency="USD" office:value="151.413091555556" calcext:value-type="currency">
            <text:p>$151.41</text:p>
          </table:table-cell>
          <table:table-cell table:style-name="ce26" table:formula="of:=[.H37]+[.I37]+[.J37]" office:value-type="currency" office:currency="USD" office:value="2282.56814933333" calcext:value-type="currency">
            <text:p>$2,282.57</text:p>
          </table:table-cell>
          <table:table-cell table:style-name="ce31"/>
          <table:table-cell table:style-name="ce105" table:number-columns-spanned="5" table:number-rows-spanned="2"/>
          <table:covered-table-cell table:style-name="ce80"/>
          <table:covered-table-cell table:style-name="ce113"/>
          <table:covered-table-cell table:number-columns-repeated="2" table:style-name="ce114"/>
          <table:table-cell/>
          <table:table-cell table:style-name="ce80" table:number-columns-spanned="3" table:number-rows-spanned="2"/>
          <table:covered-table-cell table:number-columns-repeated="2" table:style-name="ce80"/>
          <table:table-cell/>
          <table:table-cell table:style-name="ce124" table:number-columns-spanned="5" table:number-rows-spanned="2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5" office:value-type="string" calcext:value-type="string">
            <text:p>Avg HVAC Load (kWa)</text:p>
          </table:table-cell>
          <table:covered-table-cell table:number-columns-repeated="2" table:style-name="ce80"/>
          <table:table-cell table:style-name="ce80" table:number-columns-repeated="2"/>
          <table:table-cell table:style-name="ce21" table:formula="of:=[.F36]-[.F37]" office:value-type="float" office:value="27477.7777777778" calcext:value-type="float">
            <text:p>27,478</text:p>
          </table:table-cell>
          <table:covered-table-cell table:style-name="ce80"/>
          <table:table-cell table:style-name="ce26" table:formula="of:=([.G38]*7.39) + (MIN([.F38];2000)*0.1) + (MAX(0;MIN([.F38];15000)-2000)*0.1288) + (MAX(0;MIN([.F38];20000)-15000)*0.1586) + (MAX(0;[.F38]-20000)*0.1286)" office:value-type="currency" office:currency="USD" office:value="3629.04222222222" calcext:value-type="currency">
            <text:p>$3,629.04</text:p>
          </table:table-cell>
          <table:table-cell table:style-name="ce26" table:formula="of:=[.H38]*1.024" office:value-type="currency" office:currency="USD" office:value="3716.13923555556" calcext:value-type="currency">
            <text:p>$3,716.14</text:p>
          </table:table-cell>
          <table:table-cell table:style-name="ce26" table:formula="of:=[.H38]*0.1438" office:value-type="currency" office:currency="USD" office:value="521.856271555556" calcext:value-type="currency">
            <text:p>$521.86</text:p>
          </table:table-cell>
          <table:table-cell table:style-name="ce26" table:formula="of:=[.H38]+[.I38]+[.J38]" office:value-type="currency" office:currency="USD" office:value="7867.03772933333" calcext:value-type="currency">
            <text:p>$7,867.04</text:p>
          </table:table-cell>
          <table:table-cell table:style-name="ce31"/>
          <table:covered-table-cell table:style-name="ce105"/>
          <table:covered-table-cell table:style-name="ce80"/>
          <table:covered-table-cell table:style-name="ce113"/>
          <table:covered-table-cell table:number-columns-repeated="2" table:style-name="ce114"/>
          <table:table-cell/>
          <table:covered-table-cell table:number-columns-repeated="3" table:style-name="ce80"/>
          <table:table-cell/>
          <table:covered-table-cell table:style-name="ce124"/>
          <table:covered-table-cell table:style-name="ce21"/>
          <table:covered-table-cell table:style-name="ce26"/>
          <table:covered-table-cell table:style-name="ce80"/>
          <table:covered-table-cell table:style-name="ce105"/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12-04" calcext:value-type="date">
            <text:p>2023-12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1" calcext:value-type="float">
            <text:p>31</text:p>
          </table:table-cell>
          <table:table-cell table:style-name="ce16" office:value-type="float" office:value="35200" calcext:value-type="float">
            <text:p>35,200</text:p>
          </table:table-cell>
          <table:table-cell table:style-name="ce16"/>
          <table:table-cell table:style-name="ce16" table:formula="of:=[.D39]+[.E39]" office:value-type="float" office:value="35200" calcext:value-type="float">
            <text:p>35,200</text:p>
          </table:table-cell>
          <table:table-cell table:style-name="ce13" office:value-type="float" office:value="87" calcext:value-type="float">
            <text:p>87</text:p>
          </table:table-cell>
          <table:table-cell table:style-name="ce27" table:formula="of:=([.G39]*7.39) + (MIN([.F39];2000)*0.1) + (MAX(0;MIN([.F39];15000)-2000)*0.1288) + (MAX(0;MIN([.F39];20000)-15000)*0.1586) + (MAX(0;[.F39]-20000)*0.1286)" office:value-type="currency" office:currency="USD" office:value="5265.05" calcext:value-type="currency">
            <text:p>$5,265.05</text:p>
          </table:table-cell>
          <table:table-cell table:style-name="ce27" table:formula="of:=[.H39]*1.024" office:value-type="currency" office:currency="USD" office:value="5391.4112" calcext:value-type="currency">
            <text:p>$5,391.41</text:p>
          </table:table-cell>
          <table:table-cell table:style-name="ce27" table:formula="of:=[.H39]*0.1438" office:value-type="currency" office:currency="USD" office:value="757.11419" calcext:value-type="currency">
            <text:p>$757.11</text:p>
          </table:table-cell>
          <table:table-cell table:style-name="ce27" table:formula="of:=[.H39]+[.I39]+[.J39]" office:value-type="currency" office:currency="USD" office:value="11413.57539" calcext:value-type="currency">
            <text:p>$11,413.58</text:p>
          </table:table-cell>
          <table:table-cell table:style-name="ce33"/>
          <table:table-cell table:style-name="ce27" table:formula="of:=[.K39]/[.C39]" office:value-type="currency" office:currency="USD" office:value="368.179851290323" calcext:value-type="currency">
            <text:p>$368.18</text:p>
          </table:table-cell>
          <table:table-cell table:style-name="ce40" table:formula="of:=[.F39]/[.C39]" office:value-type="float" office:value="1135.48387096774" calcext:value-type="float">
            <text:p>1135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945.8" calcext:value-type="float">
            <text:p>946</text:p>
          </table:table-cell>
          <table:table-cell/>
          <table:table-cell table:style-name="ce40" table:formula="of:=[.F39]/MAX([.Q39]; 1)" office:value-type="float" office:value="37.2171706491859" calcext:value-type="float">
            <text:p>37</text:p>
          </table:table-cell>
          <table:table-cell table:style-name="ce27" table:formula="of:=[.K39]/MAX(([.Q39]+[.P39]); 1)" office:value-type="currency" office:currency="USD" office:value="12.0676415626982" calcext:value-type="currency">
            <text:p>$12.07</text:p>
          </table:table-cell>
          <table:table-cell table:style-name="ce50" table:formula="of:=[.G39]/MAX([.Q39]; 1)" office:value-type="float" office:value="0.0919856206386128" calcext:value-type="float">
            <text:p>0.09</text:p>
          </table:table-cell>
          <table:table-cell/>
          <table:table-cell table:style-name="ce57" table:formula="of:=((([.F39]-[.$F$5])+[.O39])/[.F39])" office:value-type="percentage" office:value="0.755050505050505" calcext:value-type="percentage">
            <text:p>75.51%</text:p>
          </table:table-cell>
          <table:table-cell table:style-name="ce16" table:formula="of:=(([.F39]-[.O39])*[.W39])" office:value-type="float" office:value="26577.7777777778" calcext:value-type="float">
            <text:p>26,578</text:p>
          </table:table-cell>
          <table:table-cell table:style-name="ce27" table:formula="of:=(([.G39]*7.39)+(MIN([.X39];2000)*0.1)+(MAX(0;MIN([.X39];15000)-2000)*0.1288)+(MAX(0;MIN([.X39];20000)-15000)*0.1586)+(MAX(0;[.X39]-20000)*0.1286)) * (1 + 1.024 + 0.1438)" office:value-type="currency" office:currency="USD" office:value="9009.88021133333" calcext:value-type="currency">
            <text:p>$9,009.88</text:p>
          </table:table-cell>
          <table:table-cell table:style-name="ce40" table:formula="of:=[.X39]/MAX(([.Q39]+[.P39]); 1)" office:value-type="float" office:value="28.1008434952186" calcext:value-type="float">
            <text:p>28</text:p>
          </table:table-cell>
          <table:table-cell table:style-name="ce27" table:formula="of:=[.Y39]/MAX(([.Q39]+[.P39]); 1)" office:value-type="currency" office:currency="USD" office:value="9.52620026573624" calcext:value-type="currency">
            <text:p>$9.53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11-03" calcext:value-type="date">
            <text:p>2023-11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1" calcext:value-type="float">
            <text:p>31</text:p>
          </table:table-cell>
          <table:table-cell table:style-name="ce16" office:value-type="float" office:value="38000" calcext:value-type="float">
            <text:p>38,000</text:p>
          </table:table-cell>
          <table:table-cell table:style-name="ce16"/>
          <table:table-cell table:style-name="ce16" table:formula="of:=[.D40]+[.E40]" office:value-type="float" office:value="38000" calcext:value-type="float">
            <text:p>38,000</text:p>
          </table:table-cell>
          <table:table-cell table:style-name="ce13" office:value-type="float" office:value="87" calcext:value-type="float">
            <text:p>87</text:p>
          </table:table-cell>
          <table:table-cell table:style-name="ce27" table:formula="of:=([.G40]*7.39) + (MIN([.F40];2000)*0.1) + (MAX(0;MIN([.F40];15000)-2000)*0.1288) + (MAX(0;MIN([.F40];20000)-15000)*0.1586) + (MAX(0;[.F40]-20000)*0.1286)" office:value-type="currency" office:currency="USD" office:value="5625.13" calcext:value-type="currency">
            <text:p>$5,625.13</text:p>
          </table:table-cell>
          <table:table-cell table:style-name="ce27" table:formula="of:=[.H40]*1.024" office:value-type="currency" office:currency="USD" office:value="5760.13312" calcext:value-type="currency">
            <text:p>$5,760.13</text:p>
          </table:table-cell>
          <table:table-cell table:style-name="ce27" table:formula="of:=[.H40]*0.1438" office:value-type="currency" office:currency="USD" office:value="808.893694" calcext:value-type="currency">
            <text:p>$808.89</text:p>
          </table:table-cell>
          <table:table-cell table:style-name="ce27" table:formula="of:=[.H40]+[.I40]+[.J40]" office:value-type="currency" office:currency="USD" office:value="12194.156814" calcext:value-type="currency">
            <text:p>$12,194.16</text:p>
          </table:table-cell>
          <table:table-cell table:style-name="ce34"/>
          <table:table-cell table:style-name="ce27" table:formula="of:=[.K40]/[.C40]" office:value-type="currency" office:currency="USD" office:value="393.359897225806" calcext:value-type="currency">
            <text:p>$393.36</text:p>
          </table:table-cell>
          <table:table-cell table:style-name="ce40" table:formula="of:=[.F40]/[.C40]" office:value-type="float" office:value="1225.8064516129" calcext:value-type="float">
            <text:p>1226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610.2" calcext:value-type="float">
            <text:p>610</text:p>
          </table:table-cell>
          <table:table-cell/>
          <table:table-cell table:style-name="ce40" table:formula="of:=[.F40]/MAX([.Q40]; 1)" office:value-type="float" office:value="62.2746640445755" calcext:value-type="float">
            <text:p>62</text:p>
          </table:table-cell>
          <table:table-cell table:style-name="ce27" table:formula="of:=[.K40]/MAX(([.Q40]+[.P40]); 1)" office:value-type="currency" office:currency="USD" office:value="19.9838689183874" calcext:value-type="currency">
            <text:p>$19.98</text:p>
          </table:table-cell>
          <table:table-cell table:style-name="ce50" table:formula="of:=[.G40]/MAX([.Q40]; 1)" office:value-type="float" office:value="0.142576204523107" calcext:value-type="float">
            <text:p>0.14</text:p>
          </table:table-cell>
          <table:table-cell/>
          <table:table-cell table:style-name="ce57" table:formula="of:=((([.F40]-[.$F$5])+[.O40])/[.F40])" office:value-type="percentage" office:value="0.773099415204678" calcext:value-type="percentage">
            <text:p>77.31%</text:p>
          </table:table-cell>
          <table:table-cell table:style-name="ce16" table:formula="of:=(([.F40]-[.O40])*[.W40])" office:value-type="float" office:value="29377.7777777778" calcext:value-type="float">
            <text:p>29,378</text:p>
          </table:table-cell>
          <table:table-cell table:style-name="ce27" table:formula="of:=(([.G40]*7.39)+(MIN([.X40];2000)*0.1)+(MAX(0;MIN([.X40];15000)-2000)*0.1288)+(MAX(0;MIN([.X40];20000)-15000)*0.1586)+(MAX(0;[.X40]-20000)*0.1286)) * (1 + 1.024 + 0.1438)" office:value-type="currency" office:currency="USD" office:value="9790.46163533333" calcext:value-type="currency">
            <text:p>$9,790.46</text:p>
          </table:table-cell>
          <table:table-cell table:style-name="ce40" table:formula="of:=[.X40]/MAX(([.Q40]+[.P40]); 1)" office:value-type="float" office:value="48.1445063549292" calcext:value-type="float">
            <text:p>48</text:p>
          </table:table-cell>
          <table:table-cell table:style-name="ce27" table:formula="of:=[.Y40]/MAX(([.Q40]+[.P40]); 1)" office:value-type="currency" office:currency="USD" office:value="16.0446765574129" calcext:value-type="currency">
            <text:p>$16.04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10-04" calcext:value-type="date">
            <text:p>2023-10-04</text:p>
          </table:table-cell>
          <table:table-cell table:style-name="ce13" office:value-type="string" calcext:value-type="string">
            <text:p>ES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34000" calcext:value-type="float">
            <text:p>34,000</text:p>
          </table:table-cell>
          <table:table-cell table:style-name="ce16"/>
          <table:table-cell table:style-name="ce16" table:formula="of:=[.D41]+[.E41]" office:value-type="float" office:value="34000" calcext:value-type="float">
            <text:p>34,000</text:p>
          </table:table-cell>
          <table:table-cell table:style-name="ce13" office:value-type="float" office:value="87" calcext:value-type="float">
            <text:p>87</text:p>
          </table:table-cell>
          <table:table-cell table:style-name="ce27" table:formula="of:=([.G41]*7.39) + (MIN([.F41];2000)*0.1) + (MAX(0;MIN([.F41];15000)-2000)*0.1288) + (MAX(0;MIN([.F41];20000)-15000)*0.1586) + (MAX(0;[.F41]-20000)*0.1286)" office:value-type="currency" office:currency="USD" office:value="5110.73" calcext:value-type="currency">
            <text:p>$5,110.73</text:p>
          </table:table-cell>
          <table:table-cell table:style-name="ce27" table:formula="of:=[.H41]*1.024" office:value-type="currency" office:currency="USD" office:value="5233.38752" calcext:value-type="currency">
            <text:p>$5,233.39</text:p>
          </table:table-cell>
          <table:table-cell table:style-name="ce27" table:formula="of:=[.H41]*0.1438" office:value-type="currency" office:currency="USD" office:value="734.922974" calcext:value-type="currency">
            <text:p>$734.92</text:p>
          </table:table-cell>
          <table:table-cell table:style-name="ce27" table:formula="of:=[.H41]+[.I41]+[.J41]" office:value-type="currency" office:currency="USD" office:value="11079.040494" calcext:value-type="currency">
            <text:p>$11,079.04</text:p>
          </table:table-cell>
          <table:table-cell table:style-name="ce34"/>
          <table:table-cell table:style-name="ce27" table:formula="of:=[.K41]/[.C41]" office:value-type="currency" office:currency="USD" office:value="369.3013498" calcext:value-type="currency">
            <text:p>$369.30</text:p>
          </table:table-cell>
          <table:table-cell table:style-name="ce40" table:formula="of:=[.F41]/[.C41]" office:value-type="float" office:value="1133.33333333333" calcext:value-type="float">
            <text:p>113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8" calcext:value-type="float">
            <text:p>1</text:p>
          </table:table-cell>
          <table:table-cell table:style-name="ce40" office:value-type="float" office:value="412.5" calcext:value-type="float">
            <text:p>413</text:p>
          </table:table-cell>
          <table:table-cell/>
          <table:table-cell table:style-name="ce40" table:formula="of:=[.F41]/MAX([.Q41]; 1)" office:value-type="float" office:value="82.4242424242424" calcext:value-type="float">
            <text:p>82</text:p>
          </table:table-cell>
          <table:table-cell table:style-name="ce27" table:formula="of:=[.K41]/MAX(([.Q41]+[.P41]); 1)" office:value-type="currency" office:currency="USD" office:value="26.8062920251633" calcext:value-type="currency">
            <text:p>$26.81</text:p>
          </table:table-cell>
          <table:table-cell table:style-name="ce50" table:formula="of:=[.G41]/MAX([.Q41]; 1)" office:value-type="float" office:value="0.210909090909091" calcext:value-type="float">
            <text:p>0.21</text:p>
          </table:table-cell>
          <table:table-cell/>
          <table:table-cell table:style-name="ce57" table:formula="of:=((([.F41]-[.$F$5])+[.O41])/[.F41])" office:value-type="percentage" office:value="0.74640522875817" calcext:value-type="percentage">
            <text:p>74.64%</text:p>
          </table:table-cell>
          <table:table-cell table:style-name="ce16" table:formula="of:=(([.F41]-[.O41])*[.W41])" office:value-type="float" office:value="25377.7777777778" calcext:value-type="float">
            <text:p>25,378</text:p>
          </table:table-cell>
          <table:table-cell table:style-name="ce27" table:formula="of:=(([.G41]*7.39)+(MIN([.X41];2000)*0.1)+(MAX(0;MIN([.X41];15000)-2000)*0.1288)+(MAX(0;MIN([.X41];20000)-15000)*0.1586)+(MAX(0;[.X41]-20000)*0.1286)) * (1 + 1.024 + 0.1438)" office:value-type="currency" office:currency="USD" office:value="8675.34531533333" calcext:value-type="currency">
            <text:p>$8,675.35</text:p>
          </table:table-cell>
          <table:table-cell table:style-name="ce40" table:formula="of:=[.X41]/MAX(([.Q41]+[.P41]); 1)" office:value-type="float" office:value="61.4028013011802" calcext:value-type="float">
            <text:p>61</text:p>
          </table:table-cell>
          <table:table-cell table:style-name="ce27" table:formula="of:=[.Y41]/MAX(([.Q41]+[.P41]); 1)" office:value-type="currency" office:currency="USD" office:value="20.9904314428583" calcext:value-type="currency">
            <text:p>$20.99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3-09-07" calcext:value-type="date">
            <text:p>2023-09-07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32400" calcext:value-type="float">
            <text:p>32,400</text:p>
          </table:table-cell>
          <table:table-cell table:style-name="ce17" office:value-type="float" office:value="6000" calcext:value-type="float">
            <text:p>6,000</text:p>
          </table:table-cell>
          <table:table-cell table:style-name="ce17" table:formula="of:=[.D42]+[.E42]" office:value-type="float" office:value="38400" calcext:value-type="float">
            <text:p>38,400</text:p>
          </table:table-cell>
          <table:table-cell table:style-name="ce14" office:value-type="float" office:value="92.4" calcext:value-type="float">
            <text:p>92.4</text:p>
          </table:table-cell>
          <table:table-cell table:style-name="ce28" table:formula="of:=([.G42]*7.39) + (MIN([.F42];2000)*0.1) + (MAX(0;MIN([.F42];15000)-2000)*0.1288) + (MAX(0;MIN([.F42];20000)-15000)*0.1586) + (MAX(0;[.F42]-20000)*0.1286)" office:value-type="currency" office:currency="USD" office:value="5716.476" calcext:value-type="currency">
            <text:p>$5,716.48</text:p>
          </table:table-cell>
          <table:table-cell table:style-name="ce28" table:formula="of:=[.H42]*1.024" office:value-type="currency" office:currency="USD" office:value="5853.671424" calcext:value-type="currency">
            <text:p>$5,853.67</text:p>
          </table:table-cell>
          <table:table-cell table:style-name="ce28" table:formula="of:=[.H42]*0.1438" office:value-type="currency" office:currency="USD" office:value="822.0292488" calcext:value-type="currency">
            <text:p>$822.03</text:p>
          </table:table-cell>
          <table:table-cell table:style-name="ce28" table:formula="of:=[.H42]+[.I42]+[.J42]" office:value-type="currency" office:currency="USD" office:value="12392.1766728" calcext:value-type="currency">
            <text:p>$12,392.18</text:p>
          </table:table-cell>
          <table:table-cell table:style-name="ce34"/>
          <table:table-cell table:style-name="ce28" table:formula="of:=[.K42]/[.C42]" office:value-type="currency" office:currency="USD" office:value="458.9695064" calcext:value-type="currency">
            <text:p>$458.97</text:p>
          </table:table-cell>
          <table:table-cell table:style-name="ce41" table:formula="of:=[.F42]/[.C42]" office:value-type="float" office:value="1422.22222222222" calcext:value-type="float">
            <text:p>142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2.1" calcext:value-type="float">
            <text:p>22</text:p>
          </table:table-cell>
          <table:table-cell table:style-name="ce41" office:value-type="float" office:value="240.4" calcext:value-type="float">
            <text:p>240</text:p>
          </table:table-cell>
          <table:table-cell/>
          <table:table-cell table:style-name="ce41" table:formula="of:=[.F42]/MAX(([.Q42]+[.P42]); 1)" office:value-type="float" office:value="146.285714285714" calcext:value-type="float">
            <text:p>146</text:p>
          </table:table-cell>
          <table:table-cell table:style-name="ce28" table:formula="of:=[.K42]/MAX(([.Q42]+[.P42]); 1)" office:value-type="currency" office:currency="USD" office:value="47.2082920868571" calcext:value-type="currency">
            <text:p>$47.21</text:p>
          </table:table-cell>
          <table:table-cell table:style-name="ce51" table:formula="of:=[.G42]/MAX([.Q42]; 1)" office:value-type="float" office:value="0.384359400998336" calcext:value-type="float">
            <text:p>0.38</text:p>
          </table:table-cell>
          <table:table-cell/>
          <table:table-cell table:style-name="ce58" table:formula="of:=((([.F42]-[.$F$5])+[.O42])/[.F42])" office:value-type="percentage" office:value="0.775462962962963" calcext:value-type="percentage">
            <text:p>77.55%</text:p>
          </table:table-cell>
          <table:table-cell table:style-name="ce17" table:formula="of:=(([.F42]-[.O42])*[.W42])" office:value-type="float" office:value="29777.7777777778" calcext:value-type="float">
            <text:p>29,778</text:p>
          </table:table-cell>
          <table:table-cell table:style-name="ce28" table:formula="of:=(([.G42]*7.39)+(MIN([.X42];2000)*0.1)+(MAX(0;MIN([.X42];15000)-2000)*0.1288)+(MAX(0;MIN([.X42];20000)-15000)*0.1586)+(MAX(0;[.X42]-20000)*0.1286)) * (1 + 1.024 + 0.1438)" office:value-type="currency" office:currency="USD" office:value="9988.48149413334" calcext:value-type="currency">
            <text:p>$9,988.48</text:p>
          </table:table-cell>
          <table:table-cell table:style-name="ce41" table:formula="of:=[.X42]/MAX(([.Q42]+[.P42]); 1)" office:value-type="float" office:value="113.439153439153" calcext:value-type="float">
            <text:p>113</text:p>
          </table:table-cell>
          <table:table-cell table:style-name="ce28" table:formula="of:=[.Y42]/MAX(([.Q42]+[.P42]); 1)" office:value-type="currency" office:currency="USD" office:value="38.0513580728889" calcext:value-type="currency">
            <text:p>$38.05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3-08-03" calcext:value-type="date">
            <text:p>2023-08-03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8400" calcext:value-type="float">
            <text:p>38,400</text:p>
          </table:table-cell>
          <table:table-cell table:style-name="ce17"/>
          <table:table-cell table:style-name="ce17" table:formula="of:=[.D43]+[.E43]" office:value-type="float" office:value="38400" calcext:value-type="float">
            <text:p>38,400</text:p>
          </table:table-cell>
          <table:table-cell table:style-name="ce14" office:value-type="float" office:value="112.8" calcext:value-type="float">
            <text:p>112.8</text:p>
          </table:table-cell>
          <table:table-cell table:style-name="ce28" table:formula="of:=([.G43]*7.39) + (MIN([.F43];2000)*0.1) + (MAX(0;MIN([.F43];15000)-2000)*0.1288) + (MAX(0;MIN([.F43];20000)-15000)*0.1586) + (MAX(0;[.F43]-20000)*0.1286)" office:value-type="currency" office:currency="USD" office:value="5867.232" calcext:value-type="currency">
            <text:p>$5,867.23</text:p>
          </table:table-cell>
          <table:table-cell table:style-name="ce28" table:formula="of:=[.H43]*1.024" office:value-type="currency" office:currency="USD" office:value="6008.045568" calcext:value-type="currency">
            <text:p>$6,008.05</text:p>
          </table:table-cell>
          <table:table-cell table:style-name="ce28" table:formula="of:=[.H43]*0.1438" office:value-type="currency" office:currency="USD" office:value="843.7079616" calcext:value-type="currency">
            <text:p>$843.71</text:p>
          </table:table-cell>
          <table:table-cell table:style-name="ce28" table:formula="of:=[.H43]+[.I43]+[.J43]" office:value-type="currency" office:currency="USD" office:value="12718.9855296" calcext:value-type="currency">
            <text:p>$12,718.99</text:p>
          </table:table-cell>
          <table:table-cell table:style-name="ce34"/>
          <table:table-cell table:style-name="ce28" table:formula="of:=[.K43]/[.C43]" office:value-type="currency" office:currency="USD" office:value="363.39958656" calcext:value-type="currency">
            <text:p>$363.40</text:p>
          </table:table-cell>
          <table:table-cell table:style-name="ce41" table:formula="of:=[.F43]/[.C43]" office:value-type="float" office:value="1097.14285714286" calcext:value-type="float">
            <text:p>1097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5.4" calcext:value-type="float">
            <text:p>65</text:p>
          </table:table-cell>
          <table:table-cell table:style-name="ce41" office:value-type="float" office:value="112.7" calcext:value-type="float">
            <text:p>113</text:p>
          </table:table-cell>
          <table:table-cell/>
          <table:table-cell table:style-name="ce41" table:formula="of:=[.F43]/MAX(([.Q43]+[.P43]); 1)" office:value-type="float" office:value="215.609208309938" calcext:value-type="float">
            <text:p>216</text:p>
          </table:table-cell>
          <table:table-cell table:style-name="ce28" table:formula="of:=[.K43]/MAX(([.Q43]+[.P43]); 1)" office:value-type="currency" office:currency="USD" office:value="71.4148541807973" calcext:value-type="currency">
            <text:p>$71.41</text:p>
          </table:table-cell>
          <table:table-cell table:style-name="ce51" table:formula="of:=[.G43]/MAX([.Q43]; 1)" office:value-type="float" office:value="1.00088731144632" calcext:value-type="float">
            <text:p>1.00</text:p>
          </table:table-cell>
          <table:table-cell/>
          <table:table-cell table:style-name="ce58" table:formula="of:=((([.F43]-[.$F$5])+[.O43])/[.F43])" office:value-type="percentage" office:value="0.775462962962963" calcext:value-type="percentage">
            <text:p>77.55%</text:p>
          </table:table-cell>
          <table:table-cell table:style-name="ce17" table:formula="of:=(([.F43]-[.O43])*[.W43])" office:value-type="float" office:value="29777.7777777778" calcext:value-type="float">
            <text:p>29,778</text:p>
          </table:table-cell>
          <table:table-cell table:style-name="ce28" table:formula="of:=(([.G43]*7.39)+(MIN([.X43];2000)*0.1)+(MAX(0;MIN([.X43];15000)-2000)*0.1288)+(MAX(0;MIN([.X43];20000)-15000)*0.1586)+(MAX(0;[.X43]-20000)*0.1286)) * (1 + 1.024 + 0.1438)" office:value-type="currency" office:currency="USD" office:value="10315.2903509333" calcext:value-type="currency">
            <text:p>$10,315.29</text:p>
          </table:table-cell>
          <table:table-cell table:style-name="ce41" table:formula="of:=[.X43]/MAX(([.Q43]+[.P43]); 1)" office:value-type="float" office:value="167.196955518123" calcext:value-type="float">
            <text:p>167</text:p>
          </table:table-cell>
          <table:table-cell table:style-name="ce28" table:formula="of:=[.Y43]/MAX(([.Q43]+[.P43]); 1)" office:value-type="currency" office:currency="USD" office:value="57.9185308867677" calcext:value-type="currency">
            <text:p>$57.92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7" office:value-type="date" office:date-value="2023-07-04" calcext:value-type="date">
            <text:p>2023-07-04</text:p>
          </table:table-cell>
          <table:table-cell table:style-name="ce14" office:value-type="string" calcext:value-type="string">
            <text:p>EST</text:p>
          </table:table-cell>
          <table:table-cell table:style-name="ce14" office:value-type="float" office:value="30" calcext:value-type="float">
            <text:p>30</text:p>
          </table:table-cell>
          <table:table-cell table:style-name="ce17" table:formula="of:=38200+5000" office:value-type="float" office:value="43200" calcext:value-type="float">
            <text:p>43,200</text:p>
          </table:table-cell>
          <table:table-cell table:style-name="ce17"/>
          <table:table-cell table:style-name="ce17" table:formula="of:=[.D44]+[.E44]" office:value-type="float" office:value="43200" calcext:value-type="float">
            <text:p>43,200</text:p>
          </table:table-cell>
          <table:table-cell table:style-name="ce14" office:value-type="float" office:value="112.8" calcext:value-type="float">
            <text:p>112.8</text:p>
          </table:table-cell>
          <table:table-cell table:style-name="ce28" table:formula="of:=([.G44]*7.39) + (MIN([.F44];2000)*0.1) + (MAX(0;MIN([.F44];15000)-2000)*0.1288) + (MAX(0;MIN([.F44];20000)-15000)*0.1586) + (MAX(0;[.F44]-20000)*0.1286)" office:value-type="currency" office:currency="USD" office:value="6484.512" calcext:value-type="currency">
            <text:p>$6,484.51</text:p>
          </table:table-cell>
          <table:table-cell table:style-name="ce28" table:formula="of:=[.H44]*1.024" office:value-type="currency" office:currency="USD" office:value="6640.140288" calcext:value-type="currency">
            <text:p>$6,640.14</text:p>
          </table:table-cell>
          <table:table-cell table:style-name="ce28" table:formula="of:=[.H44]*0.1438" office:value-type="currency" office:currency="USD" office:value="932.4728256" calcext:value-type="currency">
            <text:p>$932.47</text:p>
          </table:table-cell>
          <table:table-cell table:style-name="ce28" table:formula="of:=[.H44]+[.I44]+[.J44]" office:value-type="currency" office:currency="USD" office:value="14057.1251136" calcext:value-type="currency">
            <text:p>$14,057.13</text:p>
          </table:table-cell>
          <table:table-cell table:style-name="ce34"/>
          <table:table-cell table:style-name="ce28" table:formula="of:=[.K44]/[.C44]" office:value-type="currency" office:currency="USD" office:value="468.57083712" calcext:value-type="currency">
            <text:p>$468.57</text:p>
          </table:table-cell>
          <table:table-cell table:style-name="ce41" table:formula="of:=[.F44]/[.C44]" office:value-type="float" office:value="1440" calcext:value-type="float">
            <text:p>144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8.2" calcext:value-type="float">
            <text:p>58</text:p>
          </table:table-cell>
          <table:table-cell table:style-name="ce41" office:value-type="float" office:value="108.9" calcext:value-type="float">
            <text:p>109</text:p>
          </table:table-cell>
          <table:table-cell/>
          <table:table-cell table:style-name="ce41" table:formula="of:=[.F44]/MAX(([.Q44]+[.P44]); 1)" office:value-type="float" office:value="258.527827648115" calcext:value-type="float">
            <text:p>259</text:p>
          </table:table-cell>
          <table:table-cell table:style-name="ce28" table:formula="of:=[.K44]/MAX(([.Q44]+[.P44]); 1)" office:value-type="currency" office:currency="USD" office:value="84.1240282082585" calcext:value-type="currency">
            <text:p>$84.12</text:p>
          </table:table-cell>
          <table:table-cell table:style-name="ce51" table:formula="of:=[.G44]/MAX([.Q44]; 1)" office:value-type="float" office:value="1.03581267217631" calcext:value-type="float">
            <text:p>1.04</text:p>
          </table:table-cell>
          <table:table-cell/>
          <table:table-cell table:style-name="ce58" table:formula="of:=((([.F44]-[.$F$5])+[.O44])/[.F44])" office:value-type="percentage" office:value="0.800411522633745" calcext:value-type="percentage">
            <text:p>80.04%</text:p>
          </table:table-cell>
          <table:table-cell table:style-name="ce17" table:formula="of:=(([.F44]-[.O44])*[.W44])" office:value-type="float" office:value="34577.7777777778" calcext:value-type="float">
            <text:p>34,578</text:p>
          </table:table-cell>
          <table:table-cell table:style-name="ce28" table:formula="of:=(([.G44]*7.39)+(MIN([.X44];2000)*0.1)+(MAX(0;MIN([.X44];15000)-2000)*0.1288)+(MAX(0;MIN([.X44];20000)-15000)*0.1586)+(MAX(0;[.X44]-20000)*0.1286)) * (1 + 1.024 + 0.1438)" office:value-type="currency" office:currency="USD" office:value="11653.4299349333" calcext:value-type="currency">
            <text:p>$11,653.43</text:p>
          </table:table-cell>
          <table:table-cell table:style-name="ce41" table:formula="of:=[.X44]/MAX(([.Q44]+[.P44]); 1)" office:value-type="float" office:value="206.928652171022" calcext:value-type="float">
            <text:p>207</text:p>
          </table:table-cell>
          <table:table-cell table:style-name="ce28" table:formula="of:=[.Y44]/MAX(([.Q44]+[.P44]); 1)" office:value-type="currency" office:currency="USD" office:value="69.739257539996" calcext:value-type="currency">
            <text:p>$69.74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06-02" calcext:value-type="date">
            <text:p>2023-06-02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2" calcext:value-type="float">
            <text:p>32</text:p>
          </table:table-cell>
          <table:table-cell table:style-name="ce16" office:value-type="float" office:value="35000" calcext:value-type="float">
            <text:p>35,000</text:p>
          </table:table-cell>
          <table:table-cell table:style-name="ce16"/>
          <table:table-cell table:style-name="ce16" table:formula="of:=[.D45]+[.E45]" office:value-type="float" office:value="35000" calcext:value-type="float">
            <text:p>35,000</text:p>
          </table:table-cell>
          <table:table-cell table:style-name="ce13" office:value-type="float" office:value="105.2" calcext:value-type="float">
            <text:p>105.2</text:p>
          </table:table-cell>
          <table:table-cell table:style-name="ce27" table:formula="of:=([.G45]*7.39) + (MIN([.F45];2000)*0.1) + (MAX(0;MIN([.F45];15000)-2000)*0.1288) + (MAX(0;MIN([.F45];20000)-15000)*0.1586) + (MAX(0;[.F45]-20000)*0.1286)" office:value-type="currency" office:currency="USD" office:value="5373.828" calcext:value-type="currency">
            <text:p>$5,373.83</text:p>
          </table:table-cell>
          <table:table-cell table:style-name="ce27" table:formula="of:=[.H45]*1.024" office:value-type="currency" office:currency="USD" office:value="5502.799872" calcext:value-type="currency">
            <text:p>$5,502.80</text:p>
          </table:table-cell>
          <table:table-cell table:style-name="ce27" table:formula="of:=[.H45]*0.1438" office:value-type="currency" office:currency="USD" office:value="772.7564664" calcext:value-type="currency">
            <text:p>$772.76</text:p>
          </table:table-cell>
          <table:table-cell table:style-name="ce27" table:formula="of:=[.H45]+[.I45]+[.J45]" office:value-type="currency" office:currency="USD" office:value="11649.3843384" calcext:value-type="currency">
            <text:p>$11,649.38</text:p>
          </table:table-cell>
          <table:table-cell table:style-name="ce34"/>
          <table:table-cell table:style-name="ce27" table:formula="of:=[.K45]/[.C45]" office:value-type="currency" office:currency="USD" office:value="364.043260575" calcext:value-type="currency">
            <text:p>$364.04</text:p>
          </table:table-cell>
          <table:table-cell table:style-name="ce40" table:formula="of:=[.F45]/[.C45]" office:value-type="float" office:value="1093.75" calcext:value-type="float">
            <text:p>109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.1" calcext:value-type="float">
            <text:p>2</text:p>
          </table:table-cell>
          <table:table-cell table:style-name="ce40" office:value-type="float" office:value="245.6" calcext:value-type="float">
            <text:p>246</text:p>
          </table:table-cell>
          <table:table-cell/>
          <table:table-cell table:style-name="ce40" table:formula="of:=[.F45]/MAX([.Q45]; 1)" office:value-type="float" office:value="142.508143322476" calcext:value-type="float">
            <text:p>143</text:p>
          </table:table-cell>
          <table:table-cell table:style-name="ce27" table:formula="of:=[.K45]/MAX(([.Q45]+[.P45]); 1)" office:value-type="currency" office:currency="USD" office:value="47.0302153346791" calcext:value-type="currency">
            <text:p>$47.03</text:p>
          </table:table-cell>
          <table:table-cell table:style-name="ce50" table:formula="of:=[.G45]/MAX([.Q45]; 1)" office:value-type="float" office:value="0.428338762214984" calcext:value-type="float">
            <text:p>0.43</text:p>
          </table:table-cell>
          <table:table-cell/>
          <table:table-cell table:style-name="ce57" table:formula="of:=((([.F45]-[.$F$5])+[.O45])/[.F45])" office:value-type="percentage" office:value="0.753650793650794" calcext:value-type="percentage">
            <text:p>75.37%</text:p>
          </table:table-cell>
          <table:table-cell table:style-name="ce16" table:formula="of:=(([.F45]-[.O45])*[.W45])" office:value-type="float" office:value="26377.7777777778" calcext:value-type="float">
            <text:p>26,378</text:p>
          </table:table-cell>
          <table:table-cell table:style-name="ce27" table:formula="of:=(([.G45]*7.39)+(MIN([.X45];2000)*0.1)+(MAX(0;MIN([.X45];15000)-2000)*0.1288)+(MAX(0;MIN([.X45];20000)-15000)*0.1586)+(MAX(0;[.X45]-20000)*0.1286)) * (1 + 1.024 + 0.1438)" office:value-type="currency" office:currency="USD" office:value="9245.68915973333" calcext:value-type="currency">
            <text:p>$9,245.69</text:p>
          </table:table-cell>
          <table:table-cell table:style-name="ce40" table:formula="of:=[.X45]/MAX(([.Q45]+[.P45]); 1)" office:value-type="float" office:value="106.490826716907" calcext:value-type="float">
            <text:p>106</text:p>
          </table:table-cell>
          <table:table-cell table:style-name="ce27" table:formula="of:=[.Y45]/MAX(([.Q45]+[.P45]); 1)" office:value-type="currency" office:currency="USD" office:value="37.3261572859642" calcext:value-type="currency">
            <text:p>$37.33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05-04" calcext:value-type="date">
            <text:p>2023-05-04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30600" calcext:value-type="float">
            <text:p>30,600</text:p>
          </table:table-cell>
          <table:table-cell table:style-name="ce16"/>
          <table:table-cell table:style-name="ce16" table:formula="of:=[.D46]+[.E46]" office:value-type="float" office:value="30600" calcext:value-type="float">
            <text:p>30,600</text:p>
          </table:table-cell>
          <table:table-cell table:style-name="ce13" office:value-type="float" office:value="93.4" calcext:value-type="float">
            <text:p>93.4</text:p>
          </table:table-cell>
          <table:table-cell table:style-name="ce27" table:formula="of:=([.G46]*7.39) + (MIN([.F46];2000)*0.1) + (MAX(0;MIN([.F46];15000)-2000)*0.1288) + (MAX(0;MIN([.F46];20000)-15000)*0.1586) + (MAX(0;[.F46]-20000)*0.1286)" office:value-type="currency" office:currency="USD" office:value="4720.786" calcext:value-type="currency">
            <text:p>$4,720.79</text:p>
          </table:table-cell>
          <table:table-cell table:style-name="ce27" table:formula="of:=[.H46]*1.024" office:value-type="currency" office:currency="USD" office:value="4834.084864" calcext:value-type="currency">
            <text:p>$4,834.08</text:p>
          </table:table-cell>
          <table:table-cell table:style-name="ce27" table:formula="of:=[.H46]*0.1438" office:value-type="currency" office:currency="USD" office:value="678.8490268" calcext:value-type="currency">
            <text:p>$678.85</text:p>
          </table:table-cell>
          <table:table-cell table:style-name="ce27" table:formula="of:=[.H46]+[.I46]+[.J46]" office:value-type="currency" office:currency="USD" office:value="10233.7198908" calcext:value-type="currency">
            <text:p>$10,233.72</text:p>
          </table:table-cell>
          <table:table-cell table:style-name="ce34"/>
          <table:table-cell table:style-name="ce27" table:formula="of:=[.K46]/[.C46]" office:value-type="currency" office:currency="USD" office:value="352.886892786207" calcext:value-type="currency">
            <text:p>$352.89</text:p>
          </table:table-cell>
          <table:table-cell table:style-name="ce40" table:formula="of:=[.F46]/[.C46]" office:value-type="float" office:value="1055.1724137931" calcext:value-type="float">
            <text:p>1055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34.2" calcext:value-type="float">
            <text:p>534</text:p>
          </table:table-cell>
          <table:table-cell/>
          <table:table-cell table:style-name="ce40" table:formula="of:=[.F46]/MAX([.Q46]; 1)" office:value-type="float" office:value="57.2819168850618" calcext:value-type="float">
            <text:p>57</text:p>
          </table:table-cell>
          <table:table-cell table:style-name="ce27" table:formula="of:=[.K46]/MAX(([.Q46]+[.P46]); 1)" office:value-type="currency" office:currency="USD" office:value="19.1570945166604" calcext:value-type="currency">
            <text:p>$19.16</text:p>
          </table:table-cell>
          <table:table-cell table:style-name="ce50" table:formula="of:=[.G46]/MAX([.Q46]; 1)" office:value-type="float" office:value="0.174840883564208" calcext:value-type="float">
            <text:p>0.17</text:p>
          </table:table-cell>
          <table:table-cell/>
          <table:table-cell table:style-name="ce57" table:formula="of:=((([.F46]-[.$F$5])+[.O46])/[.F46])" office:value-type="percentage" office:value="0.718228031953522" calcext:value-type="percentage">
            <text:p>71.82%</text:p>
          </table:table-cell>
          <table:table-cell table:style-name="ce16" table:formula="of:=(([.F46]-[.O46])*[.W46])" office:value-type="float" office:value="21977.7777777778" calcext:value-type="float">
            <text:p>21,978</text:p>
          </table:table-cell>
          <table:table-cell table:style-name="ce27" table:formula="of:=(([.G46]*7.39)+(MIN([.X46];2000)*0.1)+(MAX(0;MIN([.X46];15000)-2000)*0.1288)+(MAX(0;MIN([.X46];20000)-15000)*0.1586)+(MAX(0;[.X46]-20000)*0.1286)) * (1 + 1.024 + 0.1438)" office:value-type="currency" office:currency="USD" office:value="7830.02471213333" calcext:value-type="currency">
            <text:p>$7,830.02</text:p>
          </table:table-cell>
          <table:table-cell table:style-name="ce40" table:formula="of:=[.X46]/MAX(([.Q46]+[.P46]); 1)" office:value-type="float" office:value="41.1414784308832" calcext:value-type="float">
            <text:p>41</text:p>
          </table:table-cell>
          <table:table-cell table:style-name="ce27" table:formula="of:=[.Y46]/MAX(([.Q46]+[.P46]); 1)" office:value-type="currency" office:currency="USD" office:value="14.6574779336079" calcext:value-type="currency">
            <text:p>$14.66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04-04" calcext:value-type="date">
            <text:p>2023-04-04</text:p>
          </table:table-cell>
          <table:table-cell table:style-name="ce13" office:value-type="string" calcext:value-type="string">
            <text:p>EST</text:p>
          </table:table-cell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32600" calcext:value-type="float">
            <text:p>32,600</text:p>
          </table:table-cell>
          <table:table-cell table:style-name="ce16"/>
          <table:table-cell table:style-name="ce16" table:formula="of:=[.D47]+[.E47]" office:value-type="float" office:value="32600" calcext:value-type="float">
            <text:p>32,600</text:p>
          </table:table-cell>
          <table:table-cell table:style-name="ce13" office:value-type="float" office:value="92.4" calcext:value-type="float">
            <text:p>92.4</text:p>
          </table:table-cell>
          <table:table-cell table:style-name="ce27" table:formula="of:=([.G47]*7.39) + (MIN([.F47];2000)*0.1) + (MAX(0;MIN([.F47];15000)-2000)*0.1288) + (MAX(0;MIN([.F47];20000)-15000)*0.1586) + (MAX(0;[.F47]-20000)*0.1286)" office:value-type="currency" office:currency="USD" office:value="4970.596" calcext:value-type="currency">
            <text:p>$4,970.60</text:p>
          </table:table-cell>
          <table:table-cell table:style-name="ce27" table:formula="of:=[.H47]*1.024" office:value-type="currency" office:currency="USD" office:value="5089.890304" calcext:value-type="currency">
            <text:p>$5,089.89</text:p>
          </table:table-cell>
          <table:table-cell table:style-name="ce27" table:formula="of:=[.H47]*0.1438" office:value-type="currency" office:currency="USD" office:value="714.7717048" calcext:value-type="currency">
            <text:p>$714.77</text:p>
          </table:table-cell>
          <table:table-cell table:style-name="ce27" table:formula="of:=[.H47]+[.I47]+[.J47]" office:value-type="currency" office:currency="USD" office:value="10775.2580088" calcext:value-type="currency">
            <text:p>$10,775.26</text:p>
          </table:table-cell>
          <table:table-cell table:style-name="ce34"/>
          <table:table-cell table:style-name="ce27" table:formula="of:=[.K47]/[.C47]" office:value-type="currency" office:currency="USD" office:value="359.17526696" calcext:value-type="currency">
            <text:p>$359.18</text:p>
          </table:table-cell>
          <table:table-cell table:style-name="ce40" table:formula="of:=[.F47]/[.C47]" office:value-type="float" office:value="1086.66666666667" calcext:value-type="float">
            <text:p>108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856.9" calcext:value-type="float">
            <text:p>857</text:p>
          </table:table-cell>
          <table:table-cell/>
          <table:table-cell table:style-name="ce40" table:formula="of:=[.F47]/MAX([.Q47]; 1)" office:value-type="float" office:value="38.0441124985413" calcext:value-type="float">
            <text:p>38</text:p>
          </table:table-cell>
          <table:table-cell table:style-name="ce27" table:formula="of:=[.K47]/MAX(([.Q47]+[.P47]); 1)" office:value-type="currency" office:currency="USD" office:value="12.5746971744661" calcext:value-type="currency">
            <text:p>$12.57</text:p>
          </table:table-cell>
          <table:table-cell table:style-name="ce50" table:formula="of:=[.G47]/MAX([.Q47]; 1)" office:value-type="float" office:value="0.10783055198973" calcext:value-type="float">
            <text:p>0.11</text:p>
          </table:table-cell>
          <table:table-cell/>
          <table:table-cell table:style-name="ce57" table:formula="of:=((([.F47]-[.$F$5])+[.O47])/[.F47])" office:value-type="percentage" office:value="0.735514655760055" calcext:value-type="percentage">
            <text:p>73.55%</text:p>
          </table:table-cell>
          <table:table-cell table:style-name="ce16" table:formula="of:=(([.F47]-[.O47])*[.W47])" office:value-type="float" office:value="23977.7777777778" calcext:value-type="float">
            <text:p>23,978</text:p>
          </table:table-cell>
          <table:table-cell table:style-name="ce27" table:formula="of:=(([.G47]*7.39)+(MIN([.X47];2000)*0.1)+(MAX(0;MIN([.X47];15000)-2000)*0.1288)+(MAX(0;MIN([.X47];20000)-15000)*0.1586)+(MAX(0;[.X47]-20000)*0.1286)) * (1 + 1.024 + 0.1438)" office:value-type="currency" office:currency="USD" office:value="8371.56283013334" calcext:value-type="currency">
            <text:p>$8,371.56</text:p>
          </table:table-cell>
          <table:table-cell table:style-name="ce40" table:formula="of:=[.X47]/MAX(([.Q47]+[.P47]); 1)" office:value-type="float" office:value="27.9820023080614" calcext:value-type="float">
            <text:p>28</text:p>
          </table:table-cell>
          <table:table-cell table:style-name="ce27" table:formula="of:=[.Y47]/MAX(([.Q47]+[.P47]); 1)" office:value-type="currency" office:currency="USD" office:value="9.76959135270549" calcext:value-type="currency">
            <text:p>$9.77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03-02" calcext:value-type="date">
            <text:p>2023-03-02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33" calcext:value-type="float">
            <text:p>33</text:p>
          </table:table-cell>
          <table:table-cell table:style-name="ce16" office:value-type="float" office:value="39800" calcext:value-type="float">
            <text:p>39,800</text:p>
          </table:table-cell>
          <table:table-cell table:style-name="ce16"/>
          <table:table-cell table:style-name="ce16" table:formula="of:=[.D48]+[.E48]" office:value-type="float" office:value="39800" calcext:value-type="float">
            <text:p>39,800</text:p>
          </table:table-cell>
          <table:table-cell table:style-name="ce13" office:value-type="float" office:value="92.4" calcext:value-type="float">
            <text:p>92.4</text:p>
          </table:table-cell>
          <table:table-cell table:style-name="ce27" table:formula="of:=([.G48]*7.39) + (MIN([.F48];2000)*0.1) + (MAX(0;MIN([.F48];15000)-2000)*0.1288) + (MAX(0;MIN([.F48];20000)-15000)*0.1586) + (MAX(0;[.F48]-20000)*0.1286)" office:value-type="currency" office:currency="USD" office:value="5896.516" calcext:value-type="currency">
            <text:p>$5,896.52</text:p>
          </table:table-cell>
          <table:table-cell table:style-name="ce27" table:formula="of:=[.H48]*1.024" office:value-type="currency" office:currency="USD" office:value="6038.032384" calcext:value-type="currency">
            <text:p>$6,038.03</text:p>
          </table:table-cell>
          <table:table-cell table:style-name="ce27" table:formula="of:=[.H48]*0.1438" office:value-type="currency" office:currency="USD" office:value="847.9190008" calcext:value-type="currency">
            <text:p>$847.92</text:p>
          </table:table-cell>
          <table:table-cell table:style-name="ce27" table:formula="of:=[.H48]+[.I48]+[.J48]" office:value-type="currency" office:currency="USD" office:value="12782.4673848" calcext:value-type="currency">
            <text:p>$12,782.47</text:p>
          </table:table-cell>
          <table:table-cell table:style-name="ce34"/>
          <table:table-cell table:style-name="ce27" table:formula="of:=[.K48]/[.C48]" office:value-type="currency" office:currency="USD" office:value="387.347496509091" calcext:value-type="currency">
            <text:p>$387.35</text:p>
          </table:table-cell>
          <table:table-cell table:style-name="ce40" table:formula="of:=[.F48]/[.C48]" office:value-type="float" office:value="1206.06060606061" calcext:value-type="float">
            <text:p>1206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182.1" calcext:value-type="float">
            <text:p>1182</text:p>
          </table:table-cell>
          <table:table-cell/>
          <table:table-cell table:style-name="ce40" table:formula="of:=[.F48]/MAX([.Q48]; 1)" office:value-type="float" office:value="33.6688943405803" calcext:value-type="float">
            <text:p>34</text:p>
          </table:table-cell>
          <table:table-cell table:style-name="ce27" table:formula="of:=[.K48]/MAX(([.Q48]+[.P48]); 1)" office:value-type="currency" office:currency="USD" office:value="10.8133553716268" calcext:value-type="currency">
            <text:p>$10.81</text:p>
          </table:table-cell>
          <table:table-cell table:style-name="ce50" table:formula="of:=[.G48]/MAX([.Q48]; 1)" office:value-type="float" office:value="0.0781659758057694" calcext:value-type="float">
            <text:p>0.08</text:p>
          </table:table-cell>
          <table:table-cell/>
          <table:table-cell table:style-name="ce57" table:formula="of:=((([.F48]-[.$F$5])+[.O48])/[.F48])" office:value-type="percentage" office:value="0.783361250697934" calcext:value-type="percentage">
            <text:p>78.34%</text:p>
          </table:table-cell>
          <table:table-cell table:style-name="ce16" table:formula="of:=(([.F48]-[.O48])*[.W48])" office:value-type="float" office:value="31177.7777777778" calcext:value-type="float">
            <text:p>31,178</text:p>
          </table:table-cell>
          <table:table-cell table:style-name="ce27" table:formula="of:=(([.G48]*7.39)+(MIN([.X48];2000)*0.1)+(MAX(0;MIN([.X48];15000)-2000)*0.1288)+(MAX(0;MIN([.X48];20000)-15000)*0.1586)+(MAX(0;[.X48]-20000)*0.1286)) * (1 + 1.024 + 0.1438)" office:value-type="currency" office:currency="USD" office:value="10378.7722061333" calcext:value-type="currency">
            <text:p>$10,378.77</text:p>
          </table:table-cell>
          <table:table-cell table:style-name="ce40" table:formula="of:=[.X48]/MAX(([.Q48]+[.P48]); 1)" office:value-type="float" office:value="26.3749071802536" calcext:value-type="float">
            <text:p>26</text:p>
          </table:table-cell>
          <table:table-cell table:style-name="ce27" table:formula="of:=[.Y48]/MAX(([.Q48]+[.P48]); 1)" office:value-type="currency" office:currency="USD" office:value="8.77994434153907" calcext:value-type="currency">
            <text:p>$8.78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6" office:value-type="date" office:date-value="2023-02-03" calcext:value-type="date">
            <text:p>2023-02-03</text:p>
          </table:table-cell>
          <table:table-cell table:style-name="ce13" office:value-type="string" calcext:value-type="string">
            <text:p>ACT</text:p>
          </table:table-cell>
          <table:table-cell table:style-name="ce13" office:value-type="float" office:value="27" calcext:value-type="float">
            <text:p>27</text:p>
          </table:table-cell>
          <table:table-cell table:style-name="ce16" office:value-type="float" office:value="32800" calcext:value-type="float">
            <text:p>32,800</text:p>
          </table:table-cell>
          <table:table-cell table:style-name="ce16"/>
          <table:table-cell table:style-name="ce16" table:formula="of:=[.D49]+[.E49]" office:value-type="float" office:value="32800" calcext:value-type="float">
            <text:p>32,800</text:p>
          </table:table-cell>
          <table:table-cell table:style-name="ce13" office:value-type="float" office:value="92.4" calcext:value-type="float">
            <text:p>92.4</text:p>
          </table:table-cell>
          <table:table-cell table:style-name="ce27" table:formula="of:=([.G49]*7.39) + (MIN([.F49];2000)*0.1) + (MAX(0;MIN([.F49];15000)-2000)*0.1288) + (MAX(0;MIN([.F49];20000)-15000)*0.1586) + (MAX(0;[.F49]-20000)*0.1286)" office:value-type="currency" office:currency="USD" office:value="4996.316" calcext:value-type="currency">
            <text:p>$4,996.32</text:p>
          </table:table-cell>
          <table:table-cell table:style-name="ce27" table:formula="of:=[.H49]*1.024" office:value-type="currency" office:currency="USD" office:value="5116.227584" calcext:value-type="currency">
            <text:p>$5,116.23</text:p>
          </table:table-cell>
          <table:table-cell table:style-name="ce27" table:formula="of:=[.H49]*0.1438" office:value-type="currency" office:currency="USD" office:value="718.4702408" calcext:value-type="currency">
            <text:p>$718.47</text:p>
          </table:table-cell>
          <table:table-cell table:style-name="ce27" table:formula="of:=[.H49]+[.I49]+[.J49]" office:value-type="currency" office:currency="USD" office:value="10831.0138248" calcext:value-type="currency">
            <text:p>$10,831.01</text:p>
          </table:table-cell>
          <table:table-cell table:style-name="ce34"/>
          <table:table-cell table:style-name="ce27" table:formula="of:=[.K49]/[.C49]" office:value-type="currency" office:currency="USD" office:value="401.148660177778" calcext:value-type="currency">
            <text:p>$401.15</text:p>
          </table:table-cell>
          <table:table-cell table:style-name="ce40" table:formula="of:=[.F49]/[.C49]" office:value-type="float" office:value="1214.81481481481" calcext:value-type="float">
            <text:p>1215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298.4" calcext:value-type="float">
            <text:p>1298</text:p>
          </table:table-cell>
          <table:table-cell/>
          <table:table-cell table:style-name="ce40" table:formula="of:=[.F49]/MAX([.Q49]; 1)" office:value-type="float" office:value="25.2618607516944" calcext:value-type="float">
            <text:p>25</text:p>
          </table:table-cell>
          <table:table-cell table:style-name="ce27" table:formula="of:=[.K49]/MAX(([.Q49]+[.P49]); 1)" office:value-type="currency" office:currency="USD" office:value="8.34181594639556" calcext:value-type="currency">
            <text:p>$8.34</text:p>
          </table:table-cell>
          <table:table-cell table:style-name="ce50" table:formula="of:=[.G49]/MAX([.Q49]; 1)" office:value-type="float" office:value="0.0711645101663586" calcext:value-type="float">
            <text:p>0.07</text:p>
          </table:table-cell>
          <table:table-cell/>
          <table:table-cell table:style-name="ce57" table:formula="of:=((([.F49]-[.$F$5])+[.O49])/[.F49])" office:value-type="percentage" office:value="0.737127371273713" calcext:value-type="percentage">
            <text:p>73.71%</text:p>
          </table:table-cell>
          <table:table-cell table:style-name="ce16" table:formula="of:=(([.F49]-[.O49])*[.W49])" office:value-type="float" office:value="24177.7777777778" calcext:value-type="float">
            <text:p>24,178</text:p>
          </table:table-cell>
          <table:table-cell table:style-name="ce27" table:formula="of:=(([.G49]*7.39)+(MIN([.X49];2000)*0.1)+(MAX(0;MIN([.X49];15000)-2000)*0.1288)+(MAX(0;MIN([.X49];20000)-15000)*0.1586)+(MAX(0;[.X49]-20000)*0.1286)) * (1 + 1.024 + 0.1438)" office:value-type="currency" office:currency="USD" office:value="8427.31864613333" calcext:value-type="currency">
            <text:p>$8,427.32</text:p>
          </table:table-cell>
          <table:table-cell table:style-name="ce40" table:formula="of:=[.X49]/MAX(([.Q49]+[.P49]); 1)" office:value-type="float" office:value="18.6212090093791" calcext:value-type="float">
            <text:p>19</text:p>
          </table:table-cell>
          <table:table-cell table:style-name="ce27" table:formula="of:=[.Y49]/MAX(([.Q49]+[.P49]); 1)" office:value-type="currency" office:currency="USD" office:value="6.4905411630725" calcext:value-type="currency">
            <text:p>$6.49</text:p>
          </table:table-cell>
          <table:table-cell table:style-name="ce60"/>
          <table:table-cell table:style-name="ce64" table:number-columns-repeated="8"/>
          <table:table-cell table:style-name="ce74"/>
          <table:table-cell table:style-name="ce77" table:number-columns-repeated="987"/>
        </table:table-row>
        <table:table-row table:style-name="ro6">
          <table:table-cell table:style-name="ce8" office:value-type="date" office:date-value="2023-01-06" calcext:value-type="date">
            <text:p>2023-01-06</text:p>
          </table:table-cell>
          <table:table-cell table:style-name="ce15" office:value-type="string" calcext:value-type="string">
            <text:p>ACT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35200" calcext:value-type="float">
            <text:p>35,200</text:p>
          </table:table-cell>
          <table:table-cell table:style-name="ce18"/>
          <table:table-cell table:style-name="ce18" table:formula="of:=[.D50]+[.E50]" office:value-type="float" office:value="35200" calcext:value-type="float">
            <text:p>35,200</text:p>
          </table:table-cell>
          <table:table-cell table:style-name="ce15" office:value-type="float" office:value="92.4" calcext:value-type="float">
            <text:p>92.4</text:p>
          </table:table-cell>
          <table:table-cell table:style-name="ce29" table:formula="of:=([.G50]*7.39) + (MIN([.F50];2000)*0.1) + (MAX(0;MIN([.F50];15000)-2000)*0.1288) + (MAX(0;MIN([.F50];20000)-15000)*0.1586) + (MAX(0;[.F50]-20000)*0.1286)" office:value-type="currency" office:currency="USD" office:value="5304.956" calcext:value-type="currency">
            <text:p>$5,304.96</text:p>
          </table:table-cell>
          <table:table-cell table:style-name="ce29" table:formula="of:=[.H50]*1.024" office:value-type="currency" office:currency="USD" office:value="5432.274944" calcext:value-type="currency">
            <text:p>$5,432.27</text:p>
          </table:table-cell>
          <table:table-cell table:style-name="ce29" table:formula="of:=[.H50]*0.1438" office:value-type="currency" office:currency="USD" office:value="762.8526728" calcext:value-type="currency">
            <text:p>$762.85</text:p>
          </table:table-cell>
          <table:table-cell table:style-name="ce29" table:formula="of:=[.H50]+[.I50]+[.J50]" office:value-type="currency" office:currency="USD" office:value="11500.0836168" calcext:value-type="currency">
            <text:p>$11,500.08</text:p>
          </table:table-cell>
          <table:table-cell table:style-name="ce35"/>
          <table:table-cell table:style-name="ce29" table:formula="of:=[.K50]/[.C50]" office:value-type="currency" office:currency="USD" office:value="410.717272028572" calcext:value-type="currency">
            <text:p>$410.72</text:p>
          </table:table-cell>
          <table:table-cell table:style-name="ce42" table:formula="of:=[.F50]/[.C50]" office:value-type="float" office:value="1257.14285714286" calcext:value-type="float">
            <text:p>1257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115.7" calcext:value-type="float">
            <text:p>1116</text:p>
          </table:table-cell>
          <table:table-cell/>
          <table:table-cell table:style-name="ce42" table:formula="of:=[.F50]/MAX([.Q50]; 1)" office:value-type="float" office:value="31.5496997400735" calcext:value-type="float">
            <text:p>32</text:p>
          </table:table-cell>
          <table:table-cell table:style-name="ce29" table:formula="of:=[.K50]/MAX(([.Q50]+[.P50]); 1)" office:value-type="currency" office:currency="USD" office:value="10.3075052584028" calcext:value-type="currency">
            <text:p>$10.31</text:p>
          </table:table-cell>
          <table:table-cell table:style-name="ce52" table:formula="of:=[.G50]/MAX([.Q50]; 1)" office:value-type="float" office:value="0.0828179618176929" calcext:value-type="float">
            <text:p>0.08</text:p>
          </table:table-cell>
          <table:table-cell/>
          <table:table-cell table:style-name="ce57" table:formula="of:=((([.F50]-[.$F$5])+[.O50])/[.F50])" office:value-type="percentage" office:value="0.755050505050505" calcext:value-type="percentage">
            <text:p>75.51%</text:p>
          </table:table-cell>
          <table:table-cell table:style-name="ce16" table:formula="of:=(([.F50]-[.O50])*[.W50])" office:value-type="float" office:value="26577.7777777778" calcext:value-type="float">
            <text:p>26,578</text:p>
          </table:table-cell>
          <table:table-cell table:style-name="ce27" table:formula="of:=(([.G50]*7.39)+(MIN([.X50];2000)*0.1)+(MAX(0;MIN([.X50];15000)-2000)*0.1288)+(MAX(0;MIN([.X50];20000)-15000)*0.1586)+(MAX(0;[.X50]-20000)*0.1286)) * (1 + 1.024 + 0.1438)" office:value-type="currency" office:currency="USD" office:value="9096.38843813333" calcext:value-type="currency">
            <text:p>$9,096.39</text:p>
          </table:table-cell>
          <table:table-cell table:style-name="ce40" table:formula="of:=[.X50]/MAX(([.Q50]+[.P50]); 1)" office:value-type="float" office:value="23.8216167229343" calcext:value-type="float">
            <text:p>24</text:p>
          </table:table-cell>
          <table:table-cell table:style-name="ce27" table:formula="of:=[.Y50]/MAX(([.Q50]+[.P50]); 1)" office:value-type="currency" office:currency="USD" office:value="8.1530773847211" calcext:value-type="currency">
            <text:p>$8.15</text:p>
          </table:table-cell>
          <table:table-cell table:style-name="ce61"/>
          <table:table-cell table:style-name="ce65" table:number-columns-repeated="8"/>
          <table:table-cell table:style-name="ce75"/>
          <table:table-cell table:style-name="ce78" table:number-columns-repeated="987"/>
        </table:table-row>
        <table:table-row table:style-name="ro6">
          <table:table-cell table:number-columns-repeated="12"/>
          <table:table-cell table:style-name="ce38" table:number-columns-repeated="5"/>
          <table:table-cell/>
          <table:table-cell table:style-name="ce38"/>
          <table:table-cell table:style-name="ce48"/>
          <table:table-cell table:style-name="ce53"/>
          <table:table-cell/>
          <table:table-cell table:style-name="ce53"/>
          <table:table-cell table:style-name="ce59" table:number-columns-repeated="2"/>
          <table:table-cell table:style-name="ce38"/>
          <table:table-cell table:style-name="ce48"/>
          <table:table-cell table:style-name="ce38"/>
          <table:table-cell table:style-name="ce48" table:number-columns-repeated="8"/>
          <table:table-cell table:number-columns-repeated="988"/>
        </table:table-row>
        <table:table-row table:style-name="ro6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45:.F50];[.F39:.F41];[.F29:.F34];[.F23:.F25])" office:value-type="float" office:value="34488.8888888889" calcext:value-type="float">
            <text:p>34488.8888888889</text:p>
          </table:table-cell>
          <table:table-cell table:number-columns-repeated="6"/>
          <table:table-cell table:style-name="ce38" table:number-columns-repeated="3"/>
          <table:table-cell table:style-name="ce38" table:formula="of:=AVERAGE([.P7:.P50])" office:value-type="float" office:value="16.8258333333333" calcext:value-type="float">
            <text:p>17</text:p>
          </table:table-cell>
          <table:table-cell table:style-name="ce38" table:formula="of:=AVERAGE([.Q24:.Q50])" office:value-type="float" office:value="920.010285714286" calcext:value-type="float">
            <text:p>920</text:p>
          </table:table-cell>
          <table:table-cell/>
          <table:table-cell table:style-name="ce38"/>
          <table:table-cell table:style-name="ce48"/>
          <table:table-cell table:style-name="ce53"/>
          <table:table-cell/>
          <table:table-cell table:style-name="ce53"/>
          <table:table-cell table:style-name="ce59" table:number-columns-repeated="2"/>
          <table:table-cell table:style-name="ce38"/>
          <table:table-cell table:style-name="ce48"/>
          <table:table-cell table:style-name="ce38"/>
          <table:table-cell table:style-name="ce48" table:number-columns-repeated="8"/>
          <table:table-cell table:number-columns-repeated="988"/>
        </table:table-row>
        <table:table-row table:style-name="ro6">
          <table:table-cell/>
          <table:table-cell office:value-type="string" calcext:value-type="string">
            <text:p>Base Load</text:p>
          </table:table-cell>
          <table:table-cell table:number-columns-repeated="3"/>
          <table:table-cell table:formula="of:=[.F52]*0.25" office:value-type="float" office:value="8622.22222222222" calcext:value-type="float">
            <text:p>8622.22222222222</text:p>
          </table:table-cell>
          <table:table-cell table:number-columns-repeated="6"/>
          <table:table-cell table:style-name="ce38" table:number-columns-repeated="5"/>
          <table:table-cell/>
          <table:table-cell table:style-name="ce38"/>
          <table:table-cell table:style-name="ce48"/>
          <table:table-cell table:style-name="ce53"/>
          <table:table-cell/>
          <table:table-cell table:style-name="ce53"/>
          <table:table-cell table:style-name="ce38" table:number-columns-repeated="3"/>
          <table:table-cell table:style-name="ce48"/>
          <table:table-cell table:style-name="ce38"/>
          <table:table-cell table:style-name="ce48" table:number-columns-repeated="8"/>
          <table:table-cell table:number-columns-repeated="988"/>
        </table:table-row>
        <table:table-row table:style-name="ro6">
          <table:table-cell table:number-columns-repeated="12"/>
          <table:table-cell table:style-name="ce38" table:number-columns-repeated="5"/>
          <table:table-cell/>
          <table:table-cell table:style-name="ce38"/>
          <table:table-cell table:style-name="ce48"/>
          <table:table-cell table:style-name="ce38"/>
          <table:table-cell/>
          <table:table-cell table:style-name="ce38" table:number-columns-repeated="4"/>
          <table:table-cell table:style-name="ce48"/>
          <table:table-cell table:style-name="ce38" table:number-columns-repeated="9"/>
          <table:table-cell table:number-columns-repeated="988"/>
        </table:table-row>
        <table:table-row table:style-name="ro6" table:number-rows-repeated="2">
          <table:table-cell table:number-columns-repeated="12"/>
          <table:table-cell table:style-name="ce38" table:number-columns-repeated="5"/>
          <table:table-cell/>
          <table:table-cell table:style-name="ce38" table:number-columns-repeated="3"/>
          <table:table-cell/>
          <table:table-cell table:style-name="ce38" table:number-columns-repeated="14"/>
          <table:table-cell table:number-columns-repeated="988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3"/>
          <table:table-cell table:formula="of:=35000*0.25" office:value-type="float" office:value="8750" calcext:value-type="float">
            <text:p>8750</text:p>
          </table:table-cell>
          <table:table-cell table:number-columns-repeated="1010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8T20:24:49.527316173</dc:date>
    <meta:editing-duration>PT1H4M11S</meta:editing-duration>
    <meta:editing-cycles>13</meta:editing-cycles>
    <meta:generator>LibreOffice/7.3.7.2$Linux_X86_64 LibreOffice_project/30$Build-2</meta:generator>
    <meta:document-statistic meta:table-count="1" meta:cell-count="1207" meta:object-count="0"/>
  </office:meta>
</office:document-meta>
</file>